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9cm" svg:height="8.999cm" svg:x="12.697cm" svg:y="1.853cm">
            <draw:object draw:notify-on-update-of-ranges="Foglio1.C1:Foglio1.C251 Foglio1.D1:Foglio1.D251 Foglio1.E1:Foglio1.E2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1" table:number-columns-repeated="3" table:default-cell-style-name="ce7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SQRT([.A1]+2)-SQRT([.A1]+1)" office:value-type="float" office:value="0.414213562373095" calcext:value-type="float">
            <text:p>0,41</text:p>
          </table:table-cell>
          <table:table-cell table:formula="of:=[.B1]*[.$F$1]" office:value-type="float" office:value="20710.6781186548" calcext:value-type="float">
            <text:p>20711</text:p>
          </table:table-cell>
          <table:table-cell table:formula="of:=[.B1]*[.$F$2]" office:value-type="float" office:value="14497.4746830583" calcext:value-type="float">
            <text:p>14497</text:p>
          </table:table-cell>
          <table:table-cell table:formula="of:=[.B1]*[.$F$3]" office:value-type="float" office:value="8284.2712474619" calcext:value-type="float">
            <text:p>8284</text:p>
          </table:table-cell>
          <table:table-cell table:style-name="ce8"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A2]+2)-SQRT([.A2]+1)" office:value-type="float" office:value="0.317837245195782" calcext:value-type="float">
            <text:p>0,32</text:p>
          </table:table-cell>
          <table:table-cell table:formula="of:=[.B2]*[.$F$1]" office:value-type="float" office:value="15891.8622597891" calcext:value-type="float">
            <text:p>15892</text:p>
          </table:table-cell>
          <table:table-cell table:formula="of:=[.B2]*[.$F$2]" office:value-type="float" office:value="11124.3035818524" calcext:value-type="float">
            <text:p>11124</text:p>
          </table:table-cell>
          <table:table-cell table:formula="of:=[.B2]*[.$F$3]" office:value-type="float" office:value="6356.74490391564" calcext:value-type="float">
            <text:p>6357</text:p>
          </table:table-cell>
          <table:table-cell table:style-name="ce8" office:value-type="float" office:value="35000" calcext:value-type="float">
            <text:p>35000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SQRT([.A3]+2)-SQRT([.A3]+1)" office:value-type="float" office:value="0.267949192431123" calcext:value-type="float">
            <text:p>0,27</text:p>
          </table:table-cell>
          <table:table-cell table:formula="of:=[.B3]*[.$F$1]" office:value-type="float" office:value="13397.4596215561" calcext:value-type="float">
            <text:p>13397</text:p>
          </table:table-cell>
          <table:table-cell table:formula="of:=[.B3]*[.$F$2]" office:value-type="float" office:value="9378.2217350893" calcext:value-type="float">
            <text:p>9378</text:p>
          </table:table-cell>
          <table:table-cell table:formula="of:=[.B3]*[.$F$3]" office:value-type="float" office:value="5358.98384862246" calcext:value-type="float">
            <text:p>5359</text:p>
          </table:table-cell>
          <table:table-cell table:style-name="ce8" office:value-type="float" office:value="20000" calcext:value-type="float">
            <text:p>20000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SQRT([.A4]+2)-SQRT([.A4]+1)" office:value-type="float" office:value="0.23606797749979" calcext:value-type="float">
            <text:p>0,24</text:p>
          </table:table-cell>
          <table:table-cell table:formula="of:=[.B4]*[.$F$1]" office:value-type="float" office:value="11803.3988749895" calcext:value-type="float">
            <text:p>11803</text:p>
          </table:table-cell>
          <table:table-cell table:formula="of:=[.B4]*[.$F$2]" office:value-type="float" office:value="8262.37921249264" calcext:value-type="float">
            <text:p>8262</text:p>
          </table:table-cell>
          <table:table-cell table:formula="of:=[.B4]*[.$F$3]" office:value-type="float" office:value="4721.3595499958" calcext:value-type="float">
            <text:p>4721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SQRT([.A5]+2)-SQRT([.A5]+1)" office:value-type="float" office:value="0.213421765283388" calcext:value-type="float">
            <text:p>0,21</text:p>
          </table:table-cell>
          <table:table-cell table:formula="of:=[.B5]*[.$F$1]" office:value-type="float" office:value="10671.0882641694" calcext:value-type="float">
            <text:p>10671</text:p>
          </table:table-cell>
          <table:table-cell table:formula="of:=[.B5]*[.$F$2]" office:value-type="float" office:value="7469.76178491858" calcext:value-type="float">
            <text:p>7470</text:p>
          </table:table-cell>
          <table:table-cell table:formula="of:=[.B5]*[.$F$3]" office:value-type="float" office:value="4268.43530566776" calcext:value-type="float">
            <text:p>4268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SQRT([.A6]+2)-SQRT([.A6]+1)" office:value-type="float" office:value="0.196261568281413" calcext:value-type="float">
            <text:p>0,20</text:p>
          </table:table-cell>
          <table:table-cell table:formula="of:=[.B6]*[.$F$1]" office:value-type="float" office:value="9813.07841407064" calcext:value-type="float">
            <text:p>9813</text:p>
          </table:table-cell>
          <table:table-cell table:formula="of:=[.B6]*[.$F$2]" office:value-type="float" office:value="6869.15488984945" calcext:value-type="float">
            <text:p>6869</text:p>
          </table:table-cell>
          <table:table-cell table:formula="of:=[.B6]*[.$F$3]" office:value-type="float" office:value="3925.23136562826" calcext:value-type="float">
            <text:p>3925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SQRT([.A7]+2)-SQRT([.A7]+1)" office:value-type="float" office:value="0.1826758136816" calcext:value-type="float">
            <text:p>0,18</text:p>
          </table:table-cell>
          <table:table-cell table:formula="of:=[.B7]*[.$F$1]" office:value-type="float" office:value="9133.79068407998" calcext:value-type="float">
            <text:p>9134</text:p>
          </table:table-cell>
          <table:table-cell table:formula="of:=[.B7]*[.$F$2]" office:value-type="float" office:value="6393.65347885599" calcext:value-type="float">
            <text:p>6394</text:p>
          </table:table-cell>
          <table:table-cell table:formula="of:=[.B7]*[.$F$3]" office:value-type="float" office:value="3653.51627363199" calcext:value-type="float">
            <text:p>3654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SQRT([.A8]+2)-SQRT([.A8]+1)" office:value-type="float" office:value="0.17157287525381" calcext:value-type="float">
            <text:p>0,17</text:p>
          </table:table-cell>
          <table:table-cell table:formula="of:=[.B8]*[.$F$1]" office:value-type="float" office:value="8578.64376269049" calcext:value-type="float">
            <text:p>8579</text:p>
          </table:table-cell>
          <table:table-cell table:formula="of:=[.B8]*[.$F$2]" office:value-type="float" office:value="6005.05063388334" calcext:value-type="float">
            <text:p>6005</text:p>
          </table:table-cell>
          <table:table-cell table:formula="of:=[.B8]*[.$F$3]" office:value-type="float" office:value="3431.45750507619" calcext:value-type="float">
            <text:p>3431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SQRT([.A9]+2)-SQRT([.A9]+1)" office:value-type="float" office:value="0.16227766016838" calcext:value-type="float">
            <text:p>0,16</text:p>
          </table:table-cell>
          <table:table-cell table:formula="of:=[.B9]*[.$F$1]" office:value-type="float" office:value="8113.88300841898" calcext:value-type="float">
            <text:p>8114</text:p>
          </table:table-cell>
          <table:table-cell table:formula="of:=[.B9]*[.$F$2]" office:value-type="float" office:value="5679.71810589328" calcext:value-type="float">
            <text:p>5680</text:p>
          </table:table-cell>
          <table:table-cell table:formula="of:=[.B9]*[.$F$3]" office:value-type="float" office:value="3245.55320336759" calcext:value-type="float">
            <text:p>3246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SQRT([.A10]+2)-SQRT([.A10]+1)" office:value-type="float" office:value="0.15434713018702" calcext:value-type="float">
            <text:p>0,15</text:p>
          </table:table-cell>
          <table:table-cell table:formula="of:=[.B10]*[.$F$1]" office:value-type="float" office:value="7717.35650935101" calcext:value-type="float">
            <text:p>7717</text:p>
          </table:table-cell>
          <table:table-cell table:formula="of:=[.B10]*[.$F$2]" office:value-type="float" office:value="5402.14955654571" calcext:value-type="float">
            <text:p>5402</text:p>
          </table:table-cell>
          <table:table-cell table:formula="of:=[.B10]*[.$F$3]" office:value-type="float" office:value="3086.94260374041" calcext:value-type="float">
            <text:p>3087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SQRT([.A11]+2)-SQRT([.A11]+1)" office:value-type="float" office:value="0.147476824782355" calcext:value-type="float">
            <text:p>0,15</text:p>
          </table:table-cell>
          <table:table-cell table:formula="of:=[.B11]*[.$F$1]" office:value-type="float" office:value="7373.84123911773" calcext:value-type="float">
            <text:p>7374</text:p>
          </table:table-cell>
          <table:table-cell table:formula="of:=[.B11]*[.$F$2]" office:value-type="float" office:value="5161.68886738241" calcext:value-type="float">
            <text:p>5162</text:p>
          </table:table-cell>
          <table:table-cell table:formula="of:=[.B11]*[.$F$3]" office:value-type="float" office:value="2949.53649564709" calcext:value-type="float">
            <text:p>2950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SQRT([.A12]+2)-SQRT([.A12]+1)" office:value-type="float" office:value="0.141449660326235" calcext:value-type="float">
            <text:p>0,14</text:p>
          </table:table-cell>
          <table:table-cell table:formula="of:=[.B12]*[.$F$1]" office:value-type="float" office:value="7072.48301631174" calcext:value-type="float">
            <text:p>7072</text:p>
          </table:table-cell>
          <table:table-cell table:formula="of:=[.B12]*[.$F$2]" office:value-type="float" office:value="4950.73811141822" calcext:value-type="float">
            <text:p>4951</text:p>
          </table:table-cell>
          <table:table-cell table:formula="of:=[.B12]*[.$F$3]" office:value-type="float" office:value="2828.99320652469" calcext:value-type="float">
            <text:p>2829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SQRT([.A13]+2)-SQRT([.A13]+1)" office:value-type="float" office:value="0.136106111309952" calcext:value-type="float">
            <text:p>0,14</text:p>
          </table:table-cell>
          <table:table-cell table:formula="of:=[.B13]*[.$F$1]" office:value-type="float" office:value="6805.30556549761" calcext:value-type="float">
            <text:p>6805</text:p>
          </table:table-cell>
          <table:table-cell table:formula="of:=[.B13]*[.$F$2]" office:value-type="float" office:value="4763.71389584833" calcext:value-type="float">
            <text:p>4764</text:p>
          </table:table-cell>
          <table:table-cell table:formula="of:=[.B13]*[.$F$3]" office:value-type="float" office:value="2722.12222619904" calcext:value-type="float">
            <text:p>2722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SQRT([.A14]+2)-SQRT([.A14]+1)" office:value-type="float" office:value="0.131325959433476" calcext:value-type="float">
            <text:p>0,13</text:p>
          </table:table-cell>
          <table:table-cell table:formula="of:=[.B14]*[.$F$1]" office:value-type="float" office:value="6566.29797167378" calcext:value-type="float">
            <text:p>6566</text:p>
          </table:table-cell>
          <table:table-cell table:formula="of:=[.B14]*[.$F$2]" office:value-type="float" office:value="4596.40858017165" calcext:value-type="float">
            <text:p>4596</text:p>
          </table:table-cell>
          <table:table-cell table:formula="of:=[.B14]*[.$F$3]" office:value-type="float" office:value="2626.51918866951" calcext:value-type="float">
            <text:p>2627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SQRT([.A15]+2)-SQRT([.A15]+1)" office:value-type="float" office:value="0.127016653792583" calcext:value-type="float">
            <text:p>0,13</text:p>
          </table:table-cell>
          <table:table-cell table:formula="of:=[.B15]*[.$F$1]" office:value-type="float" office:value="6350.83268962915" calcext:value-type="float">
            <text:p>6351</text:p>
          </table:table-cell>
          <table:table-cell table:formula="of:=[.B15]*[.$F$2]" office:value-type="float" office:value="4445.5828827404" calcext:value-type="float">
            <text:p>4446</text:p>
          </table:table-cell>
          <table:table-cell table:formula="of:=[.B15]*[.$F$3]" office:value-type="float" office:value="2540.33307585166" calcext:value-type="float">
            <text:p>2540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SQRT([.A16]+2)-SQRT([.A16]+1)" office:value-type="float" office:value="0.123105625617661" calcext:value-type="float">
            <text:p>0,12</text:p>
          </table:table-cell>
          <table:table-cell table:formula="of:=[.B16]*[.$F$1]" office:value-type="float" office:value="6155.28128088303" calcext:value-type="float">
            <text:p>6155</text:p>
          </table:table-cell>
          <table:table-cell table:formula="of:=[.B16]*[.$F$2]" office:value-type="float" office:value="4308.69689661812" calcext:value-type="float">
            <text:p>4309</text:p>
          </table:table-cell>
          <table:table-cell table:formula="of:=[.B16]*[.$F$3]" office:value-type="float" office:value="2462.11251235321" calcext:value-type="float">
            <text:p>2462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SQRT([.A17]+2)-SQRT([.A17]+1)" office:value-type="float" office:value="0.119535061501624" calcext:value-type="float">
            <text:p>0,12</text:p>
          </table:table-cell>
          <table:table-cell table:formula="of:=[.B17]*[.$F$1]" office:value-type="float" office:value="5976.75307508121" calcext:value-type="float">
            <text:p>5977</text:p>
          </table:table-cell>
          <table:table-cell table:formula="of:=[.B17]*[.$F$2]" office:value-type="float" office:value="4183.72715255685" calcext:value-type="float">
            <text:p>4184</text:p>
          </table:table-cell>
          <table:table-cell table:formula="of:=[.B17]*[.$F$3]" office:value-type="float" office:value="2390.70123003248" calcext:value-type="float">
            <text:p>2391</text:p>
          </table:table-cell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SQRT([.A18]+2)-SQRT([.A18]+1)" office:value-type="float" office:value="0.116258256421389" calcext:value-type="float">
            <text:p>0,12</text:p>
          </table:table-cell>
          <table:table-cell table:formula="of:=[.B18]*[.$F$1]" office:value-type="float" office:value="5812.91282106946" calcext:value-type="float">
            <text:p>5813</text:p>
          </table:table-cell>
          <table:table-cell table:formula="of:=[.B18]*[.$F$2]" office:value-type="float" office:value="4069.03897474862" calcext:value-type="float">
            <text:p>4069</text:p>
          </table:table-cell>
          <table:table-cell table:formula="of:=[.B18]*[.$F$3]" office:value-type="float" office:value="2325.16512842778" calcext:value-type="float">
            <text:p>2325</text:p>
          </table:table-cell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SQRT([.A19]+2)-SQRT([.A19]+1)" office:value-type="float" office:value="0.113237011458906" calcext:value-type="float">
            <text:p>0,11</text:p>
          </table:table-cell>
          <table:table-cell table:formula="of:=[.B19]*[.$F$1]" office:value-type="float" office:value="5661.85057294528" calcext:value-type="float">
            <text:p>5662</text:p>
          </table:table-cell>
          <table:table-cell table:formula="of:=[.B19]*[.$F$2]" office:value-type="float" office:value="3963.2954010617" calcext:value-type="float">
            <text:p>3963</text:p>
          </table:table-cell>
          <table:table-cell table:formula="of:=[.B19]*[.$F$3]" office:value-type="float" office:value="2264.74022917811" calcext:value-type="float">
            <text:p>2265</text:p>
          </table:table-cell>
          <table:table-cell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SQRT([.A20]+2)-SQRT([.A20]+1)" office:value-type="float" office:value="0.11043973995626" calcext:value-type="float">
            <text:p>0,11</text:p>
          </table:table-cell>
          <table:table-cell table:formula="of:=[.B20]*[.$F$1]" office:value-type="float" office:value="5521.98699781301" calcext:value-type="float">
            <text:p>5522</text:p>
          </table:table-cell>
          <table:table-cell table:formula="of:=[.B20]*[.$F$2]" office:value-type="float" office:value="3865.39089846911" calcext:value-type="float">
            <text:p>3865</text:p>
          </table:table-cell>
          <table:table-cell table:formula="of:=[.B20]*[.$F$3]" office:value-type="float" office:value="2208.7947991252" calcext:value-type="float">
            <text:p>2209</text:p>
          </table:table-cell>
          <table:table-cell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SQRT([.A21]+2)-SQRT([.A21]+1)" office:value-type="float" office:value="0.10784006486759" calcext:value-type="float">
            <text:p>0,11</text:p>
          </table:table-cell>
          <table:table-cell table:formula="of:=[.B21]*[.$F$1]" office:value-type="float" office:value="5392.0032433795" calcext:value-type="float">
            <text:p>5392</text:p>
          </table:table-cell>
          <table:table-cell table:formula="of:=[.B21]*[.$F$2]" office:value-type="float" office:value="3774.40227036565" calcext:value-type="float">
            <text:p>3774</text:p>
          </table:table-cell>
          <table:table-cell table:formula="of:=[.B21]*[.$F$3]" office:value-type="float" office:value="2156.8012973518" calcext:value-type="float">
            <text:p>2157</text:p>
          </table:table-cell>
          <table:table-cell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SQRT([.A22]+2)-SQRT([.A22]+1)" office:value-type="float" office:value="0.105415763489289" calcext:value-type="float">
            <text:p>0,11</text:p>
          </table:table-cell>
          <table:table-cell table:formula="of:=[.B22]*[.$F$1]" office:value-type="float" office:value="5270.78817446447" calcext:value-type="float">
            <text:p>5271</text:p>
          </table:table-cell>
          <table:table-cell table:formula="of:=[.B22]*[.$F$2]" office:value-type="float" office:value="3689.55172212513" calcext:value-type="float">
            <text:p>3690</text:p>
          </table:table-cell>
          <table:table-cell table:formula="of:=[.B22]*[.$F$3]" office:value-type="float" office:value="2108.31526978579" calcext:value-type="float">
            <text:p>2108</text:p>
          </table:table-cell>
          <table:table-cell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SQRT([.A23]+2)-SQRT([.A23]+1)" office:value-type="float" office:value="0.103147962253637" calcext:value-type="float">
            <text:p>0,10</text:p>
          </table:table-cell>
          <table:table-cell table:formula="of:=[.B23]*[.$F$1]" office:value-type="float" office:value="5157.39811268183" calcext:value-type="float">
            <text:p>5157</text:p>
          </table:table-cell>
          <table:table-cell table:formula="of:=[.B23]*[.$F$2]" office:value-type="float" office:value="3610.17867887728" calcext:value-type="float">
            <text:p>3610</text:p>
          </table:table-cell>
          <table:table-cell table:formula="of:=[.B23]*[.$F$3]" office:value-type="float" office:value="2062.95924507273" calcext:value-type="float">
            <text:p>2063</text:p>
          </table:table-cell>
          <table:table-cell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SQRT([.A24]+2)-SQRT([.A24]+1)" office:value-type="float" office:value="0.101020514433644" calcext:value-type="float">
            <text:p>0,10</text:p>
          </table:table-cell>
          <table:table-cell table:formula="of:=[.B24]*[.$F$1]" office:value-type="float" office:value="5051.02572168221" calcext:value-type="float">
            <text:p>5051</text:p>
          </table:table-cell>
          <table:table-cell table:formula="of:=[.B24]*[.$F$2]" office:value-type="float" office:value="3535.71800517755" calcext:value-type="float">
            <text:p>3536</text:p>
          </table:table-cell>
          <table:table-cell table:formula="of:=[.B24]*[.$F$3]" office:value-type="float" office:value="2020.41028867288" calcext:value-type="float">
            <text:p>2020</text:p>
          </table:table-cell>
          <table:table-cell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SQRT([.A25]+2)-SQRT([.A25]+1)" office:value-type="float" office:value="0.0990195135927845" calcext:value-type="float">
            <text:p>0,10</text:p>
          </table:table-cell>
          <table:table-cell table:formula="of:=[.B25]*[.$F$1]" office:value-type="float" office:value="4950.97567963922" calcext:value-type="float">
            <text:p>4951</text:p>
          </table:table-cell>
          <table:table-cell table:formula="of:=[.B25]*[.$F$2]" office:value-type="float" office:value="3465.68297574746" calcext:value-type="float">
            <text:p>3466</text:p>
          </table:table-cell>
          <table:table-cell table:formula="of:=[.B25]*[.$F$3]" office:value-type="float" office:value="1980.39027185569" calcext:value-type="float">
            <text:p>1980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SQRT([.A26]+2)-SQRT([.A26]+1)" office:value-type="float" office:value="0.0971329091138475" calcext:value-type="float">
            <text:p>0,10</text:p>
          </table:table-cell>
          <table:table-cell table:formula="of:=[.B26]*[.$F$1]" office:value-type="float" office:value="4856.64545569238" calcext:value-type="float">
            <text:p>4857</text:p>
          </table:table-cell>
          <table:table-cell table:formula="of:=[.B26]*[.$F$2]" office:value-type="float" office:value="3399.65181898466" calcext:value-type="float">
            <text:p>3400</text:p>
          </table:table-cell>
          <table:table-cell table:formula="of:=[.B26]*[.$F$3]" office:value-type="float" office:value="1942.65818227695" calcext:value-type="float">
            <text:p>1943</text:p>
          </table:table-cell>
          <table:table-cell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SQRT([.A27]+2)-SQRT([.A27]+1)" office:value-type="float" office:value="0.0953501994225494" calcext:value-type="float">
            <text:p>0,10</text:p>
          </table:table-cell>
          <table:table-cell table:formula="of:=[.B27]*[.$F$1]" office:value-type="float" office:value="4767.50997112747" calcext:value-type="float">
            <text:p>4768</text:p>
          </table:table-cell>
          <table:table-cell table:formula="of:=[.B27]*[.$F$2]" office:value-type="float" office:value="3337.25697978923" calcext:value-type="float">
            <text:p>3337</text:p>
          </table:table-cell>
          <table:table-cell table:formula="of:=[.B27]*[.$F$3]" office:value-type="float" office:value="1907.00398845099" calcext:value-type="float">
            <text:p>1907</text:p>
          </table:table-cell>
          <table:table-cell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SQRT([.A28]+2)-SQRT([.A28]+1)" office:value-type="float" office:value="0.0936621850053223" calcext:value-type="float">
            <text:p>0,09</text:p>
          </table:table-cell>
          <table:table-cell table:formula="of:=[.B28]*[.$F$1]" office:value-type="float" office:value="4683.10925026612" calcext:value-type="float">
            <text:p>4683</text:p>
          </table:table-cell>
          <table:table-cell table:formula="of:=[.B28]*[.$F$2]" office:value-type="float" office:value="3278.17647518628" calcext:value-type="float">
            <text:p>3278</text:p>
          </table:table-cell>
          <table:table-cell table:formula="of:=[.B28]*[.$F$3]" office:value-type="float" office:value="1873.24370010645" calcext:value-type="float">
            <text:p>1873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SQRT([.A29]+2)-SQRT([.A29]+1)" office:value-type="float" office:value="0.0920607679171575" calcext:value-type="float">
            <text:p>0,09</text:p>
          </table:table-cell>
          <table:table-cell table:formula="of:=[.B29]*[.$F$1]" office:value-type="float" office:value="4603.03839585787" calcext:value-type="float">
            <text:p>4603</text:p>
          </table:table-cell>
          <table:table-cell table:formula="of:=[.B29]*[.$F$2]" office:value-type="float" office:value="3222.12687710051" calcext:value-type="float">
            <text:p>3222</text:p>
          </table:table-cell>
          <table:table-cell table:formula="of:=[.B29]*[.$F$3]" office:value-type="float" office:value="1841.21535834315" calcext:value-type="float">
            <text:p>1841</text:p>
          </table:table-cell>
          <table:table-cell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SQRT([.A30]+2)-SQRT([.A30]+1)" office:value-type="float" office:value="0.0905387877783603" calcext:value-type="float">
            <text:p>0,09</text:p>
          </table:table-cell>
          <table:table-cell table:formula="of:=[.B30]*[.$F$1]" office:value-type="float" office:value="4526.93938891802" calcext:value-type="float">
            <text:p>4527</text:p>
          </table:table-cell>
          <table:table-cell table:formula="of:=[.B30]*[.$F$2]" office:value-type="float" office:value="3168.85757224261" calcext:value-type="float">
            <text:p>3169</text:p>
          </table:table-cell>
          <table:table-cell table:formula="of:=[.B30]*[.$F$3]" office:value-type="float" office:value="1810.77575556721" calcext:value-type="float">
            <text:p>1811</text:p>
          </table:table-cell>
          <table:table-cell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SQRT([.A31]+2)-SQRT([.A31]+1)" office:value-type="float" office:value="0.0890898866623591" calcext:value-type="float">
            <text:p>0,09</text:p>
          </table:table-cell>
          <table:table-cell table:formula="of:=[.B31]*[.$F$1]" office:value-type="float" office:value="4454.49433311795" calcext:value-type="float">
            <text:p>4454</text:p>
          </table:table-cell>
          <table:table-cell table:formula="of:=[.B31]*[.$F$2]" office:value-type="float" office:value="3118.14603318257" calcext:value-type="float">
            <text:p>3118</text:p>
          </table:table-cell>
          <table:table-cell table:formula="of:=[.B31]*[.$F$3]" office:value-type="float" office:value="1781.79773324718" calcext:value-type="float">
            <text:p>1782</text:p>
          </table:table-cell>
          <table:table-cell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SQRT([.A32]+2)-SQRT([.A32]+1)" office:value-type="float" office:value="0.087708397045648" calcext:value-type="float">
            <text:p>0,09</text:p>
          </table:table-cell>
          <table:table-cell table:formula="of:=[.B32]*[.$F$1]" office:value-type="float" office:value="4385.4198522824" calcext:value-type="float">
            <text:p>4385</text:p>
          </table:table-cell>
          <table:table-cell table:formula="of:=[.B32]*[.$F$2]" office:value-type="float" office:value="3069.79389659768" calcext:value-type="float">
            <text:p>3070</text:p>
          </table:table-cell>
          <table:table-cell table:formula="of:=[.B32]*[.$F$3]" office:value-type="float" office:value="1754.16794091296" calcext:value-type="float">
            <text:p>1754</text:p>
          </table:table-cell>
          <table:table-cell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SQRT([.A33]+2)-SQRT([.A33]+1)" office:value-type="float" office:value="0.0863892483072721" calcext:value-type="float">
            <text:p>0,09</text:p>
          </table:table-cell>
          <table:table-cell table:formula="of:=[.B33]*[.$F$1]" office:value-type="float" office:value="4319.46241536361" calcext:value-type="float">
            <text:p>4319</text:p>
          </table:table-cell>
          <table:table-cell table:formula="of:=[.B33]*[.$F$2]" office:value-type="float" office:value="3023.62369075452" calcext:value-type="float">
            <text:p>3024</text:p>
          </table:table-cell>
          <table:table-cell table:formula="of:=[.B33]*[.$F$3]" office:value-type="float" office:value="1727.78496614544" calcext:value-type="float">
            <text:p>1728</text:p>
          </table:table-cell>
          <table:table-cell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SQRT([.A34]+2)-SQRT([.A34]+1)" office:value-type="float" office:value="0.0851278882543154" calcext:value-type="float">
            <text:p>0,09</text:p>
          </table:table-cell>
          <table:table-cell table:formula="of:=[.B34]*[.$F$1]" office:value-type="float" office:value="4256.39441271577" calcext:value-type="float">
            <text:p>4256</text:p>
          </table:table-cell>
          <table:table-cell table:formula="of:=[.B34]*[.$F$2]" office:value-type="float" office:value="2979.47608890104" calcext:value-type="float">
            <text:p>2979</text:p>
          </table:table-cell>
          <table:table-cell table:formula="of:=[.B34]*[.$F$3]" office:value-type="float" office:value="1702.55776508631" calcext:value-type="float">
            <text:p>1703</text:p>
          </table:table-cell>
          <table:table-cell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SQRT([.A35]+2)-SQRT([.A35]+1)" office:value-type="float" office:value="0.0839202169003839" calcext:value-type="float">
            <text:p>0,08</text:p>
          </table:table-cell>
          <table:table-cell table:formula="of:=[.B35]*[.$F$1]" office:value-type="float" office:value="4196.01084501919" calcext:value-type="float">
            <text:p>4196</text:p>
          </table:table-cell>
          <table:table-cell table:formula="of:=[.B35]*[.$F$2]" office:value-type="float" office:value="2937.20759151344" calcext:value-type="float">
            <text:p>2937</text:p>
          </table:table-cell>
          <table:table-cell table:formula="of:=[.B35]*[.$F$3]" office:value-type="float" office:value="1678.40433800768" calcext:value-type="float">
            <text:p>1678</text:p>
          </table:table-cell>
          <table:table-cell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SQRT([.A36]+2)-SQRT([.A36]+1)" office:value-type="float" office:value="0.0827625302982193" calcext:value-type="float">
            <text:p>0,08</text:p>
          </table:table-cell>
          <table:table-cell table:formula="of:=[.B36]*[.$F$1]" office:value-type="float" office:value="4138.12651491097" calcext:value-type="float">
            <text:p>4138</text:p>
          </table:table-cell>
          <table:table-cell table:formula="of:=[.B36]*[.$F$2]" office:value-type="float" office:value="2896.68856043768" calcext:value-type="float">
            <text:p>2897</text:p>
          </table:table-cell>
          <table:table-cell table:formula="of:=[.B36]*[.$F$3]" office:value-type="float" office:value="1655.25060596439" calcext:value-type="float">
            <text:p>1655</text:p>
          </table:table-cell>
          <table:table-cell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SQRT([.A37]+2)-SQRT([.A37]+1)" office:value-type="float" office:value="0.0816514726707567" calcext:value-type="float">
            <text:p>0,08</text:p>
          </table:table-cell>
          <table:table-cell table:formula="of:=[.B37]*[.$F$1]" office:value-type="float" office:value="4082.57363353783" calcext:value-type="float">
            <text:p>4083</text:p>
          </table:table-cell>
          <table:table-cell table:formula="of:=[.B37]*[.$F$2]" office:value-type="float" office:value="2857.80154347648" calcext:value-type="float">
            <text:p>2858</text:p>
          </table:table-cell>
          <table:table-cell table:formula="of:=[.B37]*[.$F$3]" office:value-type="float" office:value="1633.02945341513" calcext:value-type="float">
            <text:p>1633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SQRT([.A38]+2)-SQRT([.A38]+1)" office:value-type="float" office:value="0.0805839954294223" calcext:value-type="float">
            <text:p>0,08</text:p>
          </table:table-cell>
          <table:table-cell table:formula="of:=[.B38]*[.$F$1]" office:value-type="float" office:value="4029.19977147112" calcext:value-type="float">
            <text:p>4029</text:p>
          </table:table-cell>
          <table:table-cell table:formula="of:=[.B38]*[.$F$2]" office:value-type="float" office:value="2820.43984002978" calcext:value-type="float">
            <text:p>2820</text:p>
          </table:table-cell>
          <table:table-cell table:formula="of:=[.B38]*[.$F$3]" office:value-type="float" office:value="1611.67990858845" calcext:value-type="float">
            <text:p>1612</text:p>
          </table:table-cell>
          <table:table-cell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SQRT([.A39]+2)-SQRT([.A39]+1)" office:value-type="float" office:value="0.0795573219383607" calcext:value-type="float">
            <text:p>0,08</text:p>
          </table:table-cell>
          <table:table-cell table:formula="of:=[.B39]*[.$F$1]" office:value-type="float" office:value="3977.86609691804" calcext:value-type="float">
            <text:p>3978</text:p>
          </table:table-cell>
          <table:table-cell table:formula="of:=[.B39]*[.$F$2]" office:value-type="float" office:value="2784.50626784263" calcext:value-type="float">
            <text:p>2785</text:p>
          </table:table-cell>
          <table:table-cell table:formula="of:=[.B39]*[.$F$3]" office:value-type="float" office:value="1591.14643876721" calcext:value-type="float">
            <text:p>1591</text:p>
          </table:table-cell>
          <table:table-cell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SQRT([.A40]+2)-SQRT([.A40]+1)" office:value-type="float" office:value="0.0785689170960895" calcext:value-type="float">
            <text:p>0,08</text:p>
          </table:table-cell>
          <table:table-cell table:formula="of:=[.B40]*[.$F$1]" office:value-type="float" office:value="3928.44585480447" calcext:value-type="float">
            <text:p>3928</text:p>
          </table:table-cell>
          <table:table-cell table:formula="of:=[.B40]*[.$F$2]" office:value-type="float" office:value="2749.91209836313" calcext:value-type="float">
            <text:p>2750</text:p>
          </table:table-cell>
          <table:table-cell table:formula="of:=[.B40]*[.$F$3]" office:value-type="float" office:value="1571.37834192179" calcext:value-type="float">
            <text:p>1571</text:p>
          </table:table-cell>
          <table:table-cell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SQRT([.A41]+2)-SQRT([.A41]+1)" office:value-type="float" office:value="0.0776164609750119" calcext:value-type="float">
            <text:p>0,08</text:p>
          </table:table-cell>
          <table:table-cell table:formula="of:=[.B41]*[.$F$1]" office:value-type="float" office:value="3880.82304875059" calcext:value-type="float">
            <text:p>3881</text:p>
          </table:table-cell>
          <table:table-cell table:formula="of:=[.B41]*[.$F$2]" office:value-type="float" office:value="2716.57613412541" calcext:value-type="float">
            <text:p>2717</text:p>
          </table:table-cell>
          <table:table-cell table:formula="of:=[.B41]*[.$F$3]" office:value-type="float" office:value="1552.32921950024" calcext:value-type="float">
            <text:p>1552</text:p>
          </table:table-cell>
          <table:table-cell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SQRT([.A42]+2)-SQRT([.A42]+1)" office:value-type="float" office:value="0.07669782589414" calcext:value-type="float">
            <text:p>0,08</text:p>
          </table:table-cell>
          <table:table-cell table:formula="of:=[.B42]*[.$F$1]" office:value-type="float" office:value="3834.891294707" calcext:value-type="float">
            <text:p>3835</text:p>
          </table:table-cell>
          <table:table-cell table:formula="of:=[.B42]*[.$F$2]" office:value-type="float" office:value="2684.4239062949" calcext:value-type="float">
            <text:p>2684</text:p>
          </table:table-cell>
          <table:table-cell table:formula="of:=[.B42]*[.$F$3]" office:value-type="float" office:value="1533.9565178828" calcext:value-type="float">
            <text:p>1534</text:p>
          </table:table-cell>
          <table:table-cell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SQRT([.A43]+2)-SQRT([.A43]+1)" office:value-type="float" office:value="0.0758110564087993" calcext:value-type="float">
            <text:p>0,08</text:p>
          </table:table-cell>
          <table:table-cell table:formula="of:=[.B43]*[.$F$1]" office:value-type="float" office:value="3790.55282043996" calcext:value-type="float">
            <text:p>3791</text:p>
          </table:table-cell>
          <table:table-cell table:formula="of:=[.B43]*[.$F$2]" office:value-type="float" office:value="2653.38697430797" calcext:value-type="float">
            <text:p>2653</text:p>
          </table:table-cell>
          <table:table-cell table:formula="of:=[.B43]*[.$F$3]" office:value-type="float" office:value="1516.22112817599" calcext:value-type="float">
            <text:p>1516</text:p>
          </table:table-cell>
          <table:table-cell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SQRT([.A44]+2)-SQRT([.A44]+1)" office:value-type="float" office:value="0.0749543517885698" calcext:value-type="float">
            <text:p>0,07</text:p>
          </table:table-cell>
          <table:table-cell table:formula="of:=[.B44]*[.$F$1]" office:value-type="float" office:value="3747.71758942849" calcext:value-type="float">
            <text:p>3748</text:p>
          </table:table-cell>
          <table:table-cell table:formula="of:=[.B44]*[.$F$2]" office:value-type="float" office:value="2623.40231259994" calcext:value-type="float">
            <text:p>2623</text:p>
          </table:table-cell>
          <table:table-cell table:formula="of:=[.B44]*[.$F$3]" office:value-type="float" office:value="1499.0870357714" calcext:value-type="float">
            <text:p>1499</text:p>
          </table:table-cell>
          <table:table-cell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SQRT([.A45]+2)-SQRT([.A45]+1)" office:value-type="float" office:value="0.0741260506258987" calcext:value-type="float">
            <text:p>0,07</text:p>
          </table:table-cell>
          <table:table-cell table:formula="of:=[.B45]*[.$F$1]" office:value-type="float" office:value="3706.30253129494" calcext:value-type="float">
            <text:p>3706</text:p>
          </table:table-cell>
          <table:table-cell table:formula="of:=[.B45]*[.$F$2]" office:value-type="float" office:value="2594.41177190646" calcext:value-type="float">
            <text:p>2594</text:p>
          </table:table-cell>
          <table:table-cell table:formula="of:=[.B45]*[.$F$3]" office:value-type="float" office:value="1482.52101251797" calcext:value-type="float">
            <text:p>1483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SQRT([.A46]+2)-SQRT([.A46]+1)" office:value-type="float" office:value="0.0733246172757758" calcext:value-type="float">
            <text:p>0,07</text:p>
          </table:table-cell>
          <table:table-cell table:formula="of:=[.B46]*[.$F$1]" office:value-type="float" office:value="3666.23086378879" calcext:value-type="float">
            <text:p>3666</text:p>
          </table:table-cell>
          <table:table-cell table:formula="of:=[.B46]*[.$F$2]" office:value-type="float" office:value="2566.36160465215" calcext:value-type="float">
            <text:p>2566</text:p>
          </table:table-cell>
          <table:table-cell table:formula="of:=[.B46]*[.$F$3]" office:value-type="float" office:value="1466.49234551552" calcext:value-type="float">
            <text:p>1466</text:p>
          </table:table-cell>
          <table:table-cell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SQRT([.A47]+2)-SQRT([.A47]+1)" office:value-type="float" office:value="0.0725486298744649" calcext:value-type="float">
            <text:p>0,07</text:p>
          </table:table-cell>
          <table:table-cell table:formula="of:=[.B47]*[.$F$1]" office:value-type="float" office:value="3627.43149372324" calcext:value-type="float">
            <text:p>3627</text:p>
          </table:table-cell>
          <table:table-cell table:formula="of:=[.B47]*[.$F$2]" office:value-type="float" office:value="2539.20204560627" calcext:value-type="float">
            <text:p>2539</text:p>
          </table:table-cell>
          <table:table-cell table:formula="of:=[.B47]*[.$F$3]" office:value-type="float" office:value="1450.9725974893" calcext:value-type="float">
            <text:p>1451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SQRT([.A48]+2)-SQRT([.A48]+1)" office:value-type="float" office:value="0.0717967697244912" calcext:value-type="float">
            <text:p>0,07</text:p>
          </table:table-cell>
          <table:table-cell table:formula="of:=[.B48]*[.$F$1]" office:value-type="float" office:value="3589.83848622456" calcext:value-type="float">
            <text:p>3590</text:p>
          </table:table-cell>
          <table:table-cell table:formula="of:=[.B48]*[.$F$2]" office:value-type="float" office:value="2512.88694035719" calcext:value-type="float">
            <text:p>2513</text:p>
          </table:table-cell>
          <table:table-cell table:formula="of:=[.B48]*[.$F$3]" office:value-type="float" office:value="1435.93539448982" calcext:value-type="float">
            <text:p>1436</text:p>
          </table:table-cell>
          <table:table-cell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SQRT([.A49]+2)-SQRT([.A49]+1)" office:value-type="float" office:value="0.0710678118654755" calcext:value-type="float">
            <text:p>0,07</text:p>
          </table:table-cell>
          <table:table-cell table:formula="of:=[.B49]*[.$F$1]" office:value-type="float" office:value="3553.39059327378" calcext:value-type="float">
            <text:p>3553</text:p>
          </table:table-cell>
          <table:table-cell table:formula="of:=[.B49]*[.$F$2]" office:value-type="float" office:value="2487.37341529164" calcext:value-type="float">
            <text:p>2487</text:p>
          </table:table-cell>
          <table:table-cell table:formula="of:=[.B49]*[.$F$3]" office:value-type="float" office:value="1421.35623730951" calcext:value-type="float">
            <text:p>1421</text:p>
          </table:table-cell>
          <table:table-cell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SQRT([.A50]+2)-SQRT([.A50]+1)" office:value-type="float" office:value="0.0703606166773749" calcext:value-type="float">
            <text:p>0,07</text:p>
          </table:table-cell>
          <table:table-cell table:formula="of:=[.B50]*[.$F$1]" office:value-type="float" office:value="3518.03083386875" calcext:value-type="float">
            <text:p>3518</text:p>
          </table:table-cell>
          <table:table-cell table:formula="of:=[.B50]*[.$F$2]" office:value-type="float" office:value="2462.62158370812" calcext:value-type="float">
            <text:p>2463</text:p>
          </table:table-cell>
          <table:table-cell table:formula="of:=[.B50]*[.$F$3]" office:value-type="float" office:value="1407.2123335475" calcext:value-type="float">
            <text:p>1407</text:p>
          </table:table-cell>
          <table:table-cell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SQRT([.A51]+2)-SQRT([.A51]+1)" office:value-type="float" office:value="0.0696741223851278" calcext:value-type="float">
            <text:p>0,07</text:p>
          </table:table-cell>
          <table:table-cell table:formula="of:=[.B51]*[.$F$1]" office:value-type="float" office:value="3483.70611925639" calcext:value-type="float">
            <text:p>3484</text:p>
          </table:table-cell>
          <table:table-cell table:formula="of:=[.B51]*[.$F$2]" office:value-type="float" office:value="2438.59428347947" calcext:value-type="float">
            <text:p>2439</text:p>
          </table:table-cell>
          <table:table-cell table:formula="of:=[.B51]*[.$F$3]" office:value-type="float" office:value="1393.48244770256" calcext:value-type="float">
            <text:p>1393</text:p>
          </table:table-cell>
          <table:table-cell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SQRT([.A52]+2)-SQRT([.A52]+1)" office:value-type="float" office:value="0.0690073383525398" calcext:value-type="float">
            <text:p>0,07</text:p>
          </table:table-cell>
          <table:table-cell table:formula="of:=[.B52]*[.$F$1]" office:value-type="float" office:value="3450.36691762699" calcext:value-type="float">
            <text:p>3450</text:p>
          </table:table-cell>
          <table:table-cell table:formula="of:=[.B52]*[.$F$2]" office:value-type="float" office:value="2415.25684233889" calcext:value-type="float">
            <text:p>2415</text:p>
          </table:table-cell>
          <table:table-cell table:formula="of:=[.B52]*[.$F$3]" office:value-type="float" office:value="1380.1467670508" calcext:value-type="float">
            <text:p>1380</text:p>
          </table:table-cell>
          <table:table-cell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SQRT([.A53]+2)-SQRT([.A53]+1)" office:value-type="float" office:value="0.0683593390690165" calcext:value-type="float">
            <text:p>0,07</text:p>
          </table:table-cell>
          <table:table-cell table:formula="of:=[.B53]*[.$F$1]" office:value-type="float" office:value="3417.96695345082" calcext:value-type="float">
            <text:p>3418</text:p>
          </table:table-cell>
          <table:table-cell table:formula="of:=[.B53]*[.$F$2]" office:value-type="float" office:value="2392.57686741558" calcext:value-type="float">
            <text:p>2393</text:p>
          </table:table-cell>
          <table:table-cell table:formula="of:=[.B53]*[.$F$3]" office:value-type="float" office:value="1367.18678138033" calcext:value-type="float">
            <text:p>1367</text:p>
          </table:table-cell>
          <table:table-cell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SQRT([.A54]+2)-SQRT([.A54]+1)" office:value-type="float" office:value="0.0677292587461285" calcext:value-type="float">
            <text:p>0,07</text:p>
          </table:table-cell>
          <table:table-cell table:formula="of:=[.B54]*[.$F$1]" office:value-type="float" office:value="3386.46293730642" calcext:value-type="float">
            <text:p>3386</text:p>
          </table:table-cell>
          <table:table-cell table:formula="of:=[.B54]*[.$F$2]" office:value-type="float" office:value="2370.5240561145" calcext:value-type="float">
            <text:p>2371</text:p>
          </table:table-cell>
          <table:table-cell table:formula="of:=[.B54]*[.$F$3]" office:value-type="float" office:value="1354.58517492257" calcext:value-type="float">
            <text:p>1355</text:p>
          </table:table-cell>
          <table:table-cell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SQRT([.A55]+2)-SQRT([.A55]+1)" office:value-type="float" office:value="0.0671162864522197" calcext:value-type="float">
            <text:p>0,07</text:p>
          </table:table-cell>
          <table:table-cell table:formula="of:=[.B55]*[.$F$1]" office:value-type="float" office:value="3355.81432261098" calcext:value-type="float">
            <text:p>3356</text:p>
          </table:table-cell>
          <table:table-cell table:formula="of:=[.B55]*[.$F$2]" office:value-type="float" office:value="2349.07002582769" calcext:value-type="float">
            <text:p>2349</text:p>
          </table:table-cell>
          <table:table-cell table:formula="of:=[.B55]*[.$F$3]" office:value-type="float" office:value="1342.32572904439" calcext:value-type="float">
            <text:p>1342</text:p>
          </table:table-cell>
          <table:table-cell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SQRT([.A56]+2)-SQRT([.A56]+1)" office:value-type="float" office:value="0.0665196617228672" calcext:value-type="float">
            <text:p>0,07</text:p>
          </table:table-cell>
          <table:table-cell table:formula="of:=[.B56]*[.$F$1]" office:value-type="float" office:value="3325.98308614336" calcext:value-type="float">
            <text:p>3326</text:p>
          </table:table-cell>
          <table:table-cell table:formula="of:=[.B56]*[.$F$2]" office:value-type="float" office:value="2328.18816030035" calcext:value-type="float">
            <text:p>2328</text:p>
          </table:table-cell>
          <table:table-cell table:formula="of:=[.B56]*[.$F$3]" office:value-type="float" office:value="1330.39323445734" calcext:value-type="float">
            <text:p>1330</text:p>
          </table:table-cell>
          <table:table-cell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SQRT([.A57]+2)-SQRT([.A57]+1)" office:value-type="float" office:value="0.0659386705931588" calcext:value-type="float">
            <text:p>0,07</text:p>
          </table:table-cell>
          <table:table-cell table:formula="of:=[.B57]*[.$F$1]" office:value-type="float" office:value="3296.93352965794" calcext:value-type="float">
            <text:p>3297</text:p>
          </table:table-cell>
          <table:table-cell table:formula="of:=[.B57]*[.$F$2]" office:value-type="float" office:value="2307.85347076056" calcext:value-type="float">
            <text:p>2308</text:p>
          </table:table-cell>
          <table:table-cell table:formula="of:=[.B57]*[.$F$3]" office:value-type="float" office:value="1318.77341186318" calcext:value-type="float">
            <text:p>1319</text:p>
          </table:table-cell>
          <table:table-cell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SQRT([.A58]+2)-SQRT([.A58]+1)" office:value-type="float" office:value="0.0653726420046992" calcext:value-type="float">
            <text:p>0,07</text:p>
          </table:table-cell>
          <table:table-cell table:formula="of:=[.B58]*[.$F$1]" office:value-type="float" office:value="3268.63210023496" calcext:value-type="float">
            <text:p>3269</text:p>
          </table:table-cell>
          <table:table-cell table:formula="of:=[.B58]*[.$F$2]" office:value-type="float" office:value="2288.04247016447" calcext:value-type="float">
            <text:p>2288</text:p>
          </table:table-cell>
          <table:table-cell table:formula="of:=[.B58]*[.$F$3]" office:value-type="float" office:value="1307.45284009398" calcext:value-type="float">
            <text:p>1307</text:p>
          </table:table-cell>
          <table:table-cell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SQRT([.A59]+2)-SQRT([.A59]+1)" office:value-type="float" office:value="0.0648209445462262" calcext:value-type="float">
            <text:p>0,06</text:p>
          </table:table-cell>
          <table:table-cell table:formula="of:=[.B59]*[.$F$1]" office:value-type="float" office:value="3241.04722731131" calcext:value-type="float">
            <text:p>3241</text:p>
          </table:table-cell>
          <table:table-cell table:formula="of:=[.B59]*[.$F$2]" office:value-type="float" office:value="2268.73305911792" calcext:value-type="float">
            <text:p>2269</text:p>
          </table:table-cell>
          <table:table-cell table:formula="of:=[.B59]*[.$F$3]" office:value-type="float" office:value="1296.41889092452" calcext:value-type="float">
            <text:p>1296</text:p>
          </table:table-cell>
          <table:table-cell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SQRT([.A60]+2)-SQRT([.A60]+1)" office:value-type="float" office:value="0.0642829834918199" calcext:value-type="float">
            <text:p>0,06</text:p>
          </table:table-cell>
          <table:table-cell table:formula="of:=[.B60]*[.$F$1]" office:value-type="float" office:value="3214.149174591" calcext:value-type="float">
            <text:p>3214</text:p>
          </table:table-cell>
          <table:table-cell table:formula="of:=[.B60]*[.$F$2]" office:value-type="float" office:value="2249.9044222137" calcext:value-type="float">
            <text:p>2250</text:p>
          </table:table-cell>
          <table:table-cell table:formula="of:=[.B60]*[.$F$3]" office:value-type="float" office:value="1285.6596698364" calcext:value-type="float">
            <text:p>1286</text:p>
          </table:table-cell>
          <table:table-cell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SQRT([.A61]+2)-SQRT([.A61]+1)" office:value-type="float" office:value="0.0637581981051572" calcext:value-type="float">
            <text:p>0,06</text:p>
          </table:table-cell>
          <table:table-cell table:formula="of:=[.B61]*[.$F$1]" office:value-type="float" office:value="3187.90990525786" calcext:value-type="float">
            <text:p>3188</text:p>
          </table:table-cell>
          <table:table-cell table:formula="of:=[.B61]*[.$F$2]" office:value-type="float" office:value="2231.5369336805" calcext:value-type="float">
            <text:p>2232</text:p>
          </table:table-cell>
          <table:table-cell table:formula="of:=[.B61]*[.$F$3]" office:value-type="float" office:value="1275.16396210314" calcext:value-type="float">
            <text:p>1275</text:p>
          </table:table-cell>
          <table:table-cell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SQRT([.A62]+2)-SQRT([.A62]+1)" office:value-type="float" office:value="0.063246059181961" calcext:value-type="float">
            <text:p>0,06</text:p>
          </table:table-cell>
          <table:table-cell table:formula="of:=[.B62]*[.$F$1]" office:value-type="float" office:value="3162.30295909805" calcext:value-type="float">
            <text:p>3162</text:p>
          </table:table-cell>
          <table:table-cell table:formula="of:=[.B62]*[.$F$2]" office:value-type="float" office:value="2213.61207136864" calcext:value-type="float">
            <text:p>2214</text:p>
          </table:table-cell>
          <table:table-cell table:formula="of:=[.B62]*[.$F$3]" office:value-type="float" office:value="1264.92118363922" calcext:value-type="float">
            <text:p>1265</text:p>
          </table:table-cell>
          <table:table-cell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SQRT([.A63]+2)-SQRT([.A63]+1)" office:value-type="float" office:value="0.0627460668062279" calcext:value-type="float">
            <text:p>0,06</text:p>
          </table:table-cell>
          <table:table-cell table:formula="of:=[.B63]*[.$F$1]" office:value-type="float" office:value="3137.30334031139" calcext:value-type="float">
            <text:p>3137</text:p>
          </table:table-cell>
          <table:table-cell table:formula="of:=[.B63]*[.$F$2]" office:value-type="float" office:value="2196.11233821797" calcext:value-type="float">
            <text:p>2196</text:p>
          </table:table-cell>
          <table:table-cell table:formula="of:=[.B63]*[.$F$3]" office:value-type="float" office:value="1254.92133612456" calcext:value-type="float">
            <text:p>1255</text:p>
          </table:table-cell>
          <table:table-cell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SQRT([.A64]+2)-SQRT([.A64]+1)" office:value-type="float" office:value="0.0622577482985491" calcext:value-type="float">
            <text:p>0,06</text:p>
          </table:table-cell>
          <table:table-cell table:formula="of:=[.B64]*[.$F$1]" office:value-type="float" office:value="3112.88741492746" calcext:value-type="float">
            <text:p>3113</text:p>
          </table:table-cell>
          <table:table-cell table:formula="of:=[.B64]*[.$F$2]" office:value-type="float" office:value="2179.02119044922" calcext:value-type="float">
            <text:p>2179</text:p>
          </table:table-cell>
          <table:table-cell table:formula="of:=[.B64]*[.$F$3]" office:value-type="float" office:value="1245.15496597098" calcext:value-type="float">
            <text:p>1245</text:p>
          </table:table-cell>
          <table:table-cell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SQRT([.A65]+2)-SQRT([.A65]+1)" office:value-type="float" office:value="0.0617806563374117" calcext:value-type="float">
            <text:p>0,06</text:p>
          </table:table-cell>
          <table:table-cell table:formula="of:=[.B65]*[.$F$1]" office:value-type="float" office:value="3089.03281687058" calcext:value-type="float">
            <text:p>3089</text:p>
          </table:table-cell>
          <table:table-cell table:formula="of:=[.B65]*[.$F$2]" office:value-type="float" office:value="2162.32297180941" calcext:value-type="float">
            <text:p>2162</text:p>
          </table:table-cell>
          <table:table-cell table:formula="of:=[.B65]*[.$F$3]" office:value-type="float" office:value="1235.61312674823" calcext:value-type="float">
            <text:p>1236</text:p>
          </table:table-cell>
          <table:table-cell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SQRT([.A66]+2)-SQRT([.A66]+1)" office:value-type="float" office:value="0.0613143672364895" calcext:value-type="float">
            <text:p>0,06</text:p>
          </table:table-cell>
          <table:table-cell table:formula="of:=[.B66]*[.$F$1]" office:value-type="float" office:value="3065.71836182448" calcext:value-type="float">
            <text:p>3066</text:p>
          </table:table-cell>
          <table:table-cell table:formula="of:=[.B66]*[.$F$2]" office:value-type="float" office:value="2146.00285327713" calcext:value-type="float">
            <text:p>2146</text:p>
          </table:table-cell>
          <table:table-cell table:formula="of:=[.B66]*[.$F$3]" office:value-type="float" office:value="1226.28734472979" calcext:value-type="float">
            <text:p>1226</text:p>
          </table:table-cell>
          <table:table-cell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SQRT([.A67]+2)-SQRT([.A67]+1)" office:value-type="float" office:value="0.0608584793628708" calcext:value-type="float">
            <text:p>0,06</text:p>
          </table:table-cell>
          <table:table-cell table:formula="of:=[.B67]*[.$F$1]" office:value-type="float" office:value="3042.92396814354" calcext:value-type="float">
            <text:p>3043</text:p>
          </table:table-cell>
          <table:table-cell table:formula="of:=[.B67]*[.$F$2]" office:value-type="float" office:value="2130.04677770048" calcext:value-type="float">
            <text:p>2130</text:p>
          </table:table-cell>
          <table:table-cell table:formula="of:=[.B67]*[.$F$3]" office:value-type="float" office:value="1217.16958725742" calcext:value-type="float">
            <text:p>1217</text:p>
          </table:table-cell>
          <table:table-cell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SQRT([.A68]+2)-SQRT([.A68]+1)" office:value-type="float" office:value="0.0604126116827537" calcext:value-type="float">
            <text:p>0,06</text:p>
          </table:table-cell>
          <table:table-cell table:formula="of:=[.B68]*[.$F$1]" office:value-type="float" office:value="3020.63058413768" calcext:value-type="float">
            <text:p>3021</text:p>
          </table:table-cell>
          <table:table-cell table:formula="of:=[.B68]*[.$F$2]" office:value-type="float" office:value="2114.44140889638" calcext:value-type="float">
            <text:p>2114</text:p>
          </table:table-cell>
          <table:table-cell table:formula="of:=[.B68]*[.$F$3]" office:value-type="float" office:value="1208.25223365507" calcext:value-type="float">
            <text:p>1208</text:p>
          </table:table-cell>
          <table:table-cell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SQRT([.A69]+2)-SQRT([.A69]+1)" office:value-type="float" office:value="0.0599764024226808" calcext:value-type="float">
            <text:p>0,06</text:p>
          </table:table-cell>
          <table:table-cell table:formula="of:=[.B69]*[.$F$1]" office:value-type="float" office:value="2998.82012113404" calcext:value-type="float">
            <text:p>2999</text:p>
          </table:table-cell>
          <table:table-cell table:formula="of:=[.B69]*[.$F$2]" office:value-type="float" office:value="2099.17408479383" calcext:value-type="float">
            <text:p>2099</text:p>
          </table:table-cell>
          <table:table-cell table:formula="of:=[.B69]*[.$F$3]" office:value-type="float" office:value="1199.52804845362" calcext:value-type="float">
            <text:p>1200</text:p>
          </table:table-cell>
          <table:table-cell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SQRT([.A70]+2)-SQRT([.A70]+1)" office:value-type="float" office:value="0.0595495078356034" calcext:value-type="float">
            <text:p>0,06</text:p>
          </table:table-cell>
          <table:table-cell table:formula="of:=[.B70]*[.$F$1]" office:value-type="float" office:value="2977.47539178017" calcext:value-type="float">
            <text:p>2977</text:p>
          </table:table-cell>
          <table:table-cell table:formula="of:=[.B70]*[.$F$2]" office:value-type="float" office:value="2084.23277424612" calcext:value-type="float">
            <text:p>2084</text:p>
          </table:table-cell>
          <table:table-cell table:formula="of:=[.B70]*[.$F$3]" office:value-type="float" office:value="1190.99015671207" calcext:value-type="float">
            <text:p>1191</text:p>
          </table:table-cell>
          <table:table-cell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SQRT([.A71]+2)-SQRT([.A71]+1)" office:value-type="float" office:value="0.0591316010622105" calcext:value-type="float">
            <text:p>0,06</text:p>
          </table:table-cell>
          <table:table-cell table:formula="of:=[.B71]*[.$F$1]" office:value-type="float" office:value="2956.58005311052" calcext:value-type="float">
            <text:p>2957</text:p>
          </table:table-cell>
          <table:table-cell table:formula="of:=[.B71]*[.$F$2]" office:value-type="float" office:value="2069.60603717737" calcext:value-type="float">
            <text:p>2070</text:p>
          </table:table-cell>
          <table:table-cell table:formula="of:=[.B71]*[.$F$3]" office:value-type="float" office:value="1182.63202124421" calcext:value-type="float">
            <text:p>1183</text:p>
          </table:table-cell>
          <table:table-cell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SQRT([.A72]+2)-SQRT([.A72]+1)" office:value-type="float" office:value="0.0587223710789608" calcext:value-type="float">
            <text:p>0,06</text:p>
          </table:table-cell>
          <table:table-cell table:formula="of:=[.B72]*[.$F$1]" office:value-type="float" office:value="2936.11855394804" calcext:value-type="float">
            <text:p>2936</text:p>
          </table:table-cell>
          <table:table-cell table:formula="of:=[.B72]*[.$F$2]" office:value-type="float" office:value="2055.28298776363" calcext:value-type="float">
            <text:p>2055</text:p>
          </table:table-cell>
          <table:table-cell table:formula="of:=[.B72]*[.$F$3]" office:value-type="float" office:value="1174.44742157922" calcext:value-type="float">
            <text:p>1174</text:p>
          </table:table-cell>
          <table:table-cell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SQRT([.A73]+2)-SQRT([.A73]+1)" office:value-type="float" office:value="0.0583215217250963" calcext:value-type="float">
            <text:p>0,06</text:p>
          </table:table-cell>
          <table:table-cell table:formula="of:=[.B73]*[.$F$1]" office:value-type="float" office:value="2916.07608625482" calcext:value-type="float">
            <text:p>2916</text:p>
          </table:table-cell>
          <table:table-cell table:formula="of:=[.B73]*[.$F$2]" office:value-type="float" office:value="2041.25326037837" calcext:value-type="float">
            <text:p>2041</text:p>
          </table:table-cell>
          <table:table-cell table:formula="of:=[.B73]*[.$F$3]" office:value-type="float" office:value="1166.43043450193" calcext:value-type="float">
            <text:p>1166</text:p>
          </table:table-cell>
          <table:table-cell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SQRT([.A74]+2)-SQRT([.A74]+1)" office:value-type="float" office:value="0.0579287708017606" calcext:value-type="float">
            <text:p>0,06</text:p>
          </table:table-cell>
          <table:table-cell table:formula="of:=[.B74]*[.$F$1]" office:value-type="float" office:value="2896.43854008803" calcext:value-type="float">
            <text:p>2896</text:p>
          </table:table-cell>
          <table:table-cell table:formula="of:=[.B74]*[.$F$2]" office:value-type="float" office:value="2027.50697806162" calcext:value-type="float">
            <text:p>2028</text:p>
          </table:table-cell>
          <table:table-cell table:formula="of:=[.B74]*[.$F$3]" office:value-type="float" office:value="1158.57541603521" calcext:value-type="float">
            <text:p>1159</text:p>
          </table:table-cell>
          <table:table-cell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SQRT([.A75]+2)-SQRT([.A75]+1)" office:value-type="float" office:value="0.0575438492369607" calcext:value-type="float">
            <text:p>0,06</text:p>
          </table:table-cell>
          <table:table-cell table:formula="of:=[.B75]*[.$F$1]" office:value-type="float" office:value="2877.19246184803" calcext:value-type="float">
            <text:p>2877</text:p>
          </table:table-cell>
          <table:table-cell table:formula="of:=[.B75]*[.$F$2]" office:value-type="float" office:value="2014.03472329362" calcext:value-type="float">
            <text:p>2014</text:p>
          </table:table-cell>
          <table:table-cell table:formula="of:=[.B75]*[.$F$3]" office:value-type="float" office:value="1150.87698473921" calcext:value-type="float">
            <text:p>1151</text:p>
          </table:table-cell>
          <table:table-cell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SQRT([.A76]+2)-SQRT([.A76]+1)" office:value-type="float" office:value="0.0571665003107746" calcext:value-type="float">
            <text:p>0,06</text:p>
          </table:table-cell>
          <table:table-cell table:formula="of:=[.B76]*[.$F$1]" office:value-type="float" office:value="2858.32501553873" calcext:value-type="float">
            <text:p>2858</text:p>
          </table:table-cell>
          <table:table-cell table:formula="of:=[.B76]*[.$F$2]" office:value-type="float" office:value="2000.82751087711" calcext:value-type="float">
            <text:p>2001</text:p>
          </table:table-cell>
          <table:table-cell table:formula="of:=[.B76]*[.$F$3]" office:value-type="float" office:value="1143.33000621549" calcext:value-type="float">
            <text:p>1143</text:p>
          </table:table-cell>
          <table:table-cell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SQRT([.A77]+2)-SQRT([.A77]+1)" office:value-type="float" office:value="0.0567964789357252" calcext:value-type="float">
            <text:p>0,06</text:p>
          </table:table-cell>
          <table:table-cell table:formula="of:=[.B77]*[.$F$1]" office:value-type="float" office:value="2839.82394678626" calcext:value-type="float">
            <text:p>2840</text:p>
          </table:table-cell>
          <table:table-cell table:formula="of:=[.B77]*[.$F$2]" office:value-type="float" office:value="1987.87676275038" calcext:value-type="float">
            <text:p>1988</text:p>
          </table:table-cell>
          <table:table-cell table:formula="of:=[.B77]*[.$F$3]" office:value-type="float" office:value="1135.9295787145" calcext:value-type="float">
            <text:p>1136</text:p>
          </table:table-cell>
          <table:table-cell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SQRT([.A78]+2)-SQRT([.A78]+1)" office:value-type="float" office:value="0.0564335509877409" calcext:value-type="float">
            <text:p>0,06</text:p>
          </table:table-cell>
          <table:table-cell table:formula="of:=[.B78]*[.$F$1]" office:value-type="float" office:value="2821.67754938705" calcext:value-type="float">
            <text:p>2822</text:p>
          </table:table-cell>
          <table:table-cell table:formula="of:=[.B78]*[.$F$2]" office:value-type="float" office:value="1975.17428457093" calcext:value-type="float">
            <text:p>1975</text:p>
          </table:table-cell>
          <table:table-cell table:formula="of:=[.B78]*[.$F$3]" office:value-type="float" office:value="1128.67101975482" calcext:value-type="float">
            <text:p>1129</text:p>
          </table:table-cell>
          <table:table-cell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SQRT([.A79]+2)-SQRT([.A79]+1)" office:value-type="float" office:value="0.0560774926835705" calcext:value-type="float">
            <text:p>0,06</text:p>
          </table:table-cell>
          <table:table-cell table:formula="of:=[.B79]*[.$F$1]" office:value-type="float" office:value="2803.87463417853" calcext:value-type="float">
            <text:p>2804</text:p>
          </table:table-cell>
          <table:table-cell table:formula="of:=[.B79]*[.$F$2]" office:value-type="float" office:value="1962.71224392497" calcext:value-type="float">
            <text:p>1963</text:p>
          </table:table-cell>
          <table:table-cell table:formula="of:=[.B79]*[.$F$3]" office:value-type="float" office:value="1121.54985367141" calcext:value-type="float">
            <text:p>1122</text:p>
          </table:table-cell>
          <table:table-cell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SQRT([.A80]+2)-SQRT([.A80]+1)" office:value-type="float" office:value="0.0557280900008408" calcext:value-type="float">
            <text:p>0,06</text:p>
          </table:table-cell>
          <table:table-cell table:formula="of:=[.B80]*[.$F$1]" office:value-type="float" office:value="2786.40450004204" calcext:value-type="float">
            <text:p>2786</text:p>
          </table:table-cell>
          <table:table-cell table:formula="of:=[.B80]*[.$F$2]" office:value-type="float" office:value="1950.48315002943" calcext:value-type="float">
            <text:p>1950</text:p>
          </table:table-cell>
          <table:table-cell table:formula="of:=[.B80]*[.$F$3]" office:value-type="float" office:value="1114.56180001682" calcext:value-type="float">
            <text:p>1115</text:p>
          </table:table-cell>
          <table:table-cell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SQRT([.A81]+2)-SQRT([.A81]+1)" office:value-type="float" office:value="0.0553851381374173" calcext:value-type="float">
            <text:p>0,06</text:p>
          </table:table-cell>
          <table:table-cell table:formula="of:=[.B81]*[.$F$1]" office:value-type="float" office:value="2769.25690687086" calcext:value-type="float">
            <text:p>2769</text:p>
          </table:table-cell>
          <table:table-cell table:formula="of:=[.B81]*[.$F$2]" office:value-type="float" office:value="1938.47983480961" calcext:value-type="float">
            <text:p>1938</text:p>
          </table:table-cell>
          <table:table-cell table:formula="of:=[.B81]*[.$F$3]" office:value-type="float" office:value="1107.70276274835" calcext:value-type="float">
            <text:p>1108</text:p>
          </table:table-cell>
          <table:table-cell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SQRT([.A82]+2)-SQRT([.A82]+1)" office:value-type="float" office:value="0.0550484410068819" calcext:value-type="float">
            <text:p>0,06</text:p>
          </table:table-cell>
          <table:table-cell table:formula="of:=[.B82]*[.$F$1]" office:value-type="float" office:value="2752.42205034409" calcext:value-type="float">
            <text:p>2752</text:p>
          </table:table-cell>
          <table:table-cell table:formula="of:=[.B82]*[.$F$2]" office:value-type="float" office:value="1926.69543524087" calcext:value-type="float">
            <text:p>1927</text:p>
          </table:table-cell>
          <table:table-cell table:formula="of:=[.B82]*[.$F$3]" office:value-type="float" office:value="1100.96882013764" calcext:value-type="float">
            <text:p>1101</text:p>
          </table:table-cell>
          <table:table-cell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SQRT([.A83]+2)-SQRT([.A83]+1)" office:value-type="float" office:value="0.0547178107673805" calcext:value-type="float">
            <text:p>0,05</text:p>
          </table:table-cell>
          <table:table-cell table:formula="of:=[.B83]*[.$F$1]" office:value-type="float" office:value="2735.89053836902" calcext:value-type="float">
            <text:p>2736</text:p>
          </table:table-cell>
          <table:table-cell table:formula="of:=[.B83]*[.$F$2]" office:value-type="float" office:value="1915.12337685832" calcext:value-type="float">
            <text:p>1915</text:p>
          </table:table-cell>
          <table:table-cell table:formula="of:=[.B83]*[.$F$3]" office:value-type="float" office:value="1094.35621534761" calcext:value-type="float">
            <text:p>1094</text:p>
          </table:table-cell>
          <table:table-cell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SQRT([.A84]+2)-SQRT([.A84]+1)" office:value-type="float" office:value="0.0543930673812074" calcext:value-type="float">
            <text:p>0,05</text:p>
          </table:table-cell>
          <table:table-cell table:formula="of:=[.B84]*[.$F$1]" office:value-type="float" office:value="2719.65336906037" calcext:value-type="float">
            <text:p>2720</text:p>
          </table:table-cell>
          <table:table-cell table:formula="of:=[.B84]*[.$F$2]" office:value-type="float" office:value="1903.75735834226" calcext:value-type="float">
            <text:p>1904</text:p>
          </table:table-cell>
          <table:table-cell table:formula="of:=[.B84]*[.$F$3]" office:value-type="float" office:value="1087.86134762415" calcext:value-type="float">
            <text:p>1088</text:p>
          </table:table-cell>
          <table:table-cell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SQRT([.A85]+2)-SQRT([.A85]+1)" office:value-type="float" office:value="0.0540740382028169" calcext:value-type="float">
            <text:p>0,05</text:p>
          </table:table-cell>
          <table:table-cell table:formula="of:=[.B85]*[.$F$1]" office:value-type="float" office:value="2703.70191014084" calcext:value-type="float">
            <text:p>2704</text:p>
          </table:table-cell>
          <table:table-cell table:formula="of:=[.B85]*[.$F$2]" office:value-type="float" office:value="1892.59133709859" calcext:value-type="float">
            <text:p>1893</text:p>
          </table:table-cell>
          <table:table-cell table:formula="of:=[.B85]*[.$F$3]" office:value-type="float" office:value="1081.48076405634" calcext:value-type="float">
            <text:p>1081</text:p>
          </table:table-cell>
          <table:table-cell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SQRT([.A86]+2)-SQRT([.A86]+1)" office:value-type="float" office:value="0.0537605575931117" calcext:value-type="float">
            <text:p>0,05</text:p>
          </table:table-cell>
          <table:table-cell table:formula="of:=[.B86]*[.$F$1]" office:value-type="float" office:value="2688.02787965559" calcext:value-type="float">
            <text:p>2688</text:p>
          </table:table-cell>
          <table:table-cell table:formula="of:=[.B86]*[.$F$2]" office:value-type="float" office:value="1881.61951575891" calcext:value-type="float">
            <text:p>1882</text:p>
          </table:table-cell>
          <table:table-cell table:formula="of:=[.B86]*[.$F$3]" office:value-type="float" office:value="1075.21115186223" calcext:value-type="float">
            <text:p>1075</text:p>
          </table:table-cell>
          <table:table-cell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SQRT([.A87]+2)-SQRT([.A87]+1)" office:value-type="float" office:value="0.0534524665580438" calcext:value-type="float">
            <text:p>0,05</text:p>
          </table:table-cell>
          <table:table-cell table:formula="of:=[.B87]*[.$F$1]" office:value-type="float" office:value="2672.62332790219" calcext:value-type="float">
            <text:p>2673</text:p>
          </table:table-cell>
          <table:table-cell table:formula="of:=[.B87]*[.$F$2]" office:value-type="float" office:value="1870.83632953153" calcext:value-type="float">
            <text:p>1871</text:p>
          </table:table-cell>
          <table:table-cell table:formula="of:=[.B87]*[.$F$3]" office:value-type="float" office:value="1069.04933116088" calcext:value-type="float">
            <text:p>1069</text:p>
          </table:table-cell>
          <table:table-cell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SQRT([.A88]+2)-SQRT([.A88]+1)" office:value-type="float" office:value="0.0531496124097437" calcext:value-type="float">
            <text:p>0,05</text:p>
          </table:table-cell>
          <table:table-cell table:formula="of:=[.B88]*[.$F$1]" office:value-type="float" office:value="2657.48062048718" calcext:value-type="float">
            <text:p>2657</text:p>
          </table:table-cell>
          <table:table-cell table:formula="of:=[.B88]*[.$F$2]" office:value-type="float" office:value="1860.23643434103" calcext:value-type="float">
            <text:p>1860</text:p>
          </table:table-cell>
          <table:table-cell table:formula="of:=[.B88]*[.$F$3]" office:value-type="float" office:value="1062.99224819487" calcext:value-type="float">
            <text:p>1063</text:p>
          </table:table-cell>
          <table:table-cell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SQRT([.A89]+2)-SQRT([.A89]+1)" office:value-type="float" office:value="0.052851848448535" calcext:value-type="float">
            <text:p>0,05</text:p>
          </table:table-cell>
          <table:table-cell table:formula="of:=[.B89]*[.$F$1]" office:value-type="float" office:value="2642.59242242675" calcext:value-type="float">
            <text:p>2643</text:p>
          </table:table-cell>
          <table:table-cell table:formula="of:=[.B89]*[.$F$2]" office:value-type="float" office:value="1849.81469569872" calcext:value-type="float">
            <text:p>1850</text:p>
          </table:table-cell>
          <table:table-cell table:formula="of:=[.B89]*[.$F$3]" office:value-type="float" office:value="1057.0369689707" calcext:value-type="float">
            <text:p>1057</text:p>
          </table:table-cell>
          <table:table-cell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SQRT([.A90]+2)-SQRT([.A90]+1)" office:value-type="float" office:value="0.052559033664318" calcext:value-type="float">
            <text:p>0,05</text:p>
          </table:table-cell>
          <table:table-cell table:formula="of:=[.B90]*[.$F$1]" office:value-type="float" office:value="2627.9516832159" calcext:value-type="float">
            <text:p>2628</text:p>
          </table:table-cell>
          <table:table-cell table:formula="of:=[.B90]*[.$F$2]" office:value-type="float" office:value="1839.56617825113" calcext:value-type="float">
            <text:p>1840</text:p>
          </table:table-cell>
          <table:table-cell table:formula="of:=[.B90]*[.$F$3]" office:value-type="float" office:value="1051.18067328636" calcext:value-type="float">
            <text:p>1051</text:p>
          </table:table-cell>
          <table:table-cell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SQRT([.A91]+2)-SQRT([.A91]+1)" office:value-type="float" office:value="0.0522710324559821" calcext:value-type="float">
            <text:p>0,05</text:p>
          </table:table-cell>
          <table:table-cell table:formula="of:=[.B91]*[.$F$1]" office:value-type="float" office:value="2613.5516227991" calcext:value-type="float">
            <text:p>2614</text:p>
          </table:table-cell>
          <table:table-cell table:formula="of:=[.B91]*[.$F$2]" office:value-type="float" office:value="1829.48613595937" calcext:value-type="float">
            <text:p>1829</text:p>
          </table:table-cell>
          <table:table-cell table:formula="of:=[.B91]*[.$F$3]" office:value-type="float" office:value="1045.42064911964" calcext:value-type="float">
            <text:p>1045</text:p>
          </table:table-cell>
          <table:table-cell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SQRT([.A92]+2)-SQRT([.A92]+1)" office:value-type="float" office:value="0.0519877143675167" calcext:value-type="float">
            <text:p>0,05</text:p>
          </table:table-cell>
          <table:table-cell table:formula="of:=[.B92]*[.$F$1]" office:value-type="float" office:value="2599.38571837583" calcext:value-type="float">
            <text:p>2599</text:p>
          </table:table-cell>
          <table:table-cell table:formula="of:=[.B92]*[.$F$2]" office:value-type="float" office:value="1819.57000286308" calcext:value-type="float">
            <text:p>1820</text:p>
          </table:table-cell>
          <table:table-cell table:formula="of:=[.B92]*[.$F$3]" office:value-type="float" office:value="1039.75428735033" calcext:value-type="float">
            <text:p>1040</text:p>
          </table:table-cell>
          <table:table-cell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SQRT([.A93]+2)-SQRT([.A93]+1)" office:value-type="float" office:value="0.0517089538397038" calcext:value-type="float">
            <text:p>0,05</text:p>
          </table:table-cell>
          <table:table-cell table:formula="of:=[.B93]*[.$F$1]" office:value-type="float" office:value="2585.44769198519" calcext:value-type="float">
            <text:p>2585</text:p>
          </table:table-cell>
          <table:table-cell table:formula="of:=[.B93]*[.$F$2]" office:value-type="float" office:value="1809.81338438963" calcext:value-type="float">
            <text:p>1810</text:p>
          </table:table-cell>
          <table:table-cell table:formula="of:=[.B93]*[.$F$3]" office:value-type="float" office:value="1034.17907679408" calcext:value-type="float">
            <text:p>1034</text:p>
          </table:table-cell>
          <table:table-cell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SQRT([.A94]+2)-SQRT([.A94]+1)" office:value-type="float" office:value="0.0514346299763044" calcext:value-type="float">
            <text:p>0,05</text:p>
          </table:table-cell>
          <table:table-cell table:formula="of:=[.B94]*[.$F$1]" office:value-type="float" office:value="2571.73149881522" calcext:value-type="float">
            <text:p>2572</text:p>
          </table:table-cell>
          <table:table-cell table:formula="of:=[.B94]*[.$F$2]" office:value-type="float" office:value="1800.21204917066" calcext:value-type="float">
            <text:p>1800</text:p>
          </table:table-cell>
          <table:table-cell table:formula="of:=[.B94]*[.$F$3]" office:value-type="float" office:value="1028.69259952609" calcext:value-type="float">
            <text:p>1029</text:p>
          </table:table-cell>
          <table:table-cell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SQRT([.A95]+2)-SQRT([.A95]+1)" office:value-type="float" office:value="0.0511646263237484" calcext:value-type="float">
            <text:p>0,05</text:p>
          </table:table-cell>
          <table:table-cell table:formula="of:=[.B95]*[.$F$1]" office:value-type="float" office:value="2558.23131618742" calcext:value-type="float">
            <text:p>2558</text:p>
          </table:table-cell>
          <table:table-cell table:formula="of:=[.B95]*[.$F$2]" office:value-type="float" office:value="1790.76192133119" calcext:value-type="float">
            <text:p>1791</text:p>
          </table:table-cell>
          <table:table-cell table:formula="of:=[.B95]*[.$F$3]" office:value-type="float" office:value="1023.29252647497" calcext:value-type="float">
            <text:p>1023</text:p>
          </table:table-cell>
          <table:table-cell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SQRT([.A96]+2)-SQRT([.A96]+1)" office:value-type="float" office:value="0.0508988306633924" calcext:value-type="float">
            <text:p>0,05</text:p>
          </table:table-cell>
          <table:table-cell table:formula="of:=[.B96]*[.$F$1]" office:value-type="float" office:value="2544.94153316962" calcext:value-type="float">
            <text:p>2545</text:p>
          </table:table-cell>
          <table:table-cell table:formula="of:=[.B96]*[.$F$2]" office:value-type="float" office:value="1781.45907321873" calcext:value-type="float">
            <text:p>1781</text:p>
          </table:table-cell>
          <table:table-cell table:formula="of:=[.B96]*[.$F$3]" office:value-type="float" office:value="1017.97661326785" calcext:value-type="float">
            <text:p>1018</text:p>
          </table:table-cell>
          <table:table-cell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SQRT([.A97]+2)-SQRT([.A97]+1)" office:value-type="float" office:value="0.0506371348155614" calcext:value-type="float">
            <text:p>0,05</text:p>
          </table:table-cell>
          <table:table-cell table:formula="of:=[.B97]*[.$F$1]" office:value-type="float" office:value="2531.85674077807" calcext:value-type="float">
            <text:p>2532</text:p>
          </table:table-cell>
          <table:table-cell table:formula="of:=[.B97]*[.$F$2]" office:value-type="float" office:value="1772.29971854465" calcext:value-type="float">
            <text:p>1772</text:p>
          </table:table-cell>
          <table:table-cell table:formula="of:=[.B97]*[.$F$3]" office:value-type="float" office:value="1012.74269631123" calcext:value-type="float">
            <text:p>1013</text:p>
          </table:table-cell>
          <table:table-cell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SQRT([.A98]+2)-SQRT([.A98]+1)" office:value-type="float" office:value="0.0503794344545341" calcext:value-type="float">
            <text:p>0,05</text:p>
          </table:table-cell>
          <table:table-cell table:formula="of:=[.B98]*[.$F$1]" office:value-type="float" office:value="2518.9717227267" calcext:value-type="float">
            <text:p>2519</text:p>
          </table:table-cell>
          <table:table-cell table:formula="of:=[.B98]*[.$F$2]" office:value-type="float" office:value="1763.28020590869" calcext:value-type="float">
            <text:p>1763</text:p>
          </table:table-cell>
          <table:table-cell table:formula="of:=[.B98]*[.$F$3]" office:value-type="float" office:value="1007.58868909068" calcext:value-type="float">
            <text:p>1008</text:p>
          </table:table-cell>
          <table:table-cell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SQRT([.A99]+2)-SQRT([.A99]+1)" office:value-type="float" office:value="0.0501256289338006" calcext:value-type="float">
            <text:p>0,05</text:p>
          </table:table-cell>
          <table:table-cell table:formula="of:=[.B99]*[.$F$1]" office:value-type="float" office:value="2506.28144669003" calcext:value-type="float">
            <text:p>2506</text:p>
          </table:table-cell>
          <table:table-cell table:formula="of:=[.B99]*[.$F$2]" office:value-type="float" office:value="1754.39701268302" calcext:value-type="float">
            <text:p>1754</text:p>
          </table:table-cell>
          <table:table-cell table:formula="of:=[.B99]*[.$F$3]" office:value-type="float" office:value="1002.51257867601" calcext:value-type="float">
            <text:p>1003</text:p>
          </table:table-cell>
          <table:table-cell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SQRT([.A100]+2)-SQRT([.A100]+1)" office:value-type="float" office:value="0.0498756211208899" calcext:value-type="float">
            <text:p>0,05</text:p>
          </table:table-cell>
          <table:table-cell table:formula="of:=[.B100]*[.$F$1]" office:value-type="float" office:value="2493.7810560445" calcext:value-type="float">
            <text:p>2494</text:p>
          </table:table-cell>
          <table:table-cell table:formula="of:=[.B100]*[.$F$2]" office:value-type="float" office:value="1745.64673923115" calcext:value-type="float">
            <text:p>1746</text:p>
          </table:table-cell>
          <table:table-cell table:formula="of:=[.B100]*[.$F$3]" office:value-type="float" office:value="997.512422417799" calcext:value-type="float">
            <text:p>998</text:p>
          </table:table-cell>
          <table:table-cell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SQRT([.A101]+2)-SQRT([.A101]+1)" office:value-type="float" office:value="0.0496293172411875" calcext:value-type="float">
            <text:p>0,05</text:p>
          </table:table-cell>
          <table:table-cell table:formula="of:=[.B101]*[.$F$1]" office:value-type="float" office:value="2481.46586205937" calcext:value-type="float">
            <text:p>2481</text:p>
          </table:table-cell>
          <table:table-cell table:formula="of:=[.B101]*[.$F$2]" office:value-type="float" office:value="1737.02610344156" calcext:value-type="float">
            <text:p>1737</text:p>
          </table:table-cell>
          <table:table-cell table:formula="of:=[.B101]*[.$F$3]" office:value-type="float" office:value="992.586344823749" calcext:value-type="float">
            <text:p>993</text:p>
          </table:table-cell>
          <table:table-cell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SQRT([.A102]+2)-SQRT([.A102]+1)" office:value-type="float" office:value="0.0493866267301417" calcext:value-type="float">
            <text:p>0,05</text:p>
          </table:table-cell>
          <table:table-cell table:formula="of:=[.B102]*[.$F$1]" office:value-type="float" office:value="2469.33133650709" calcext:value-type="float">
            <text:p>2469</text:p>
          </table:table-cell>
          <table:table-cell table:formula="of:=[.B102]*[.$F$2]" office:value-type="float" office:value="1728.53193555496" calcext:value-type="float">
            <text:p>1729</text:p>
          </table:table-cell>
          <table:table-cell table:formula="of:=[.B102]*[.$F$3]" office:value-type="float" office:value="987.732534602834" calcext:value-type="float">
            <text:p>988</text:p>
          </table:table-cell>
          <table:table-cell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SQRT([.A103]+2)-SQRT([.A103]+1)" office:value-type="float" office:value="0.0491474620933499" calcext:value-type="float">
            <text:p>0,05</text:p>
          </table:table-cell>
          <table:table-cell table:formula="of:=[.B103]*[.$F$1]" office:value-type="float" office:value="2457.37310466749" calcext:value-type="float">
            <text:p>2457</text:p>
          </table:table-cell>
          <table:table-cell table:formula="of:=[.B103]*[.$F$2]" office:value-type="float" office:value="1720.16117326725" calcext:value-type="float">
            <text:p>1720</text:p>
          </table:table-cell>
          <table:table-cell table:formula="of:=[.B103]*[.$F$3]" office:value-type="float" office:value="982.949241866997" calcext:value-type="float">
            <text:p>983</text:p>
          </table:table-cell>
          <table:table-cell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SQRT([.A104]+2)-SQRT([.A104]+1)" office:value-type="float" office:value="0.048911738774029" calcext:value-type="float">
            <text:p>0,05</text:p>
          </table:table-cell>
          <table:table-cell table:formula="of:=[.B104]*[.$F$1]" office:value-type="float" office:value="2445.58693870145" calcext:value-type="float">
            <text:p>2446</text:p>
          </table:table-cell>
          <table:table-cell table:formula="of:=[.B104]*[.$F$2]" office:value-type="float" office:value="1711.91085709101" calcext:value-type="float">
            <text:p>1712</text:p>
          </table:table-cell>
          <table:table-cell table:formula="of:=[.B104]*[.$F$3]" office:value-type="float" office:value="978.23477548058" calcext:value-type="float">
            <text:p>978</text:p>
          </table:table-cell>
          <table:table-cell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SQRT([.A105]+2)-SQRT([.A105]+1)" office:value-type="float" office:value="0.0486793750274028" calcext:value-type="float">
            <text:p>0,05</text:p>
          </table:table-cell>
          <table:table-cell table:formula="of:=[.B105]*[.$F$1]" office:value-type="float" office:value="2433.96875137014" calcext:value-type="float">
            <text:p>2434</text:p>
          </table:table-cell>
          <table:table-cell table:formula="of:=[.B105]*[.$F$2]" office:value-type="float" office:value="1703.7781259591" calcext:value-type="float">
            <text:p>1704</text:p>
          </table:table-cell>
          <table:table-cell table:formula="of:=[.B105]*[.$F$3]" office:value-type="float" office:value="973.587500548057" calcext:value-type="float">
            <text:p>974</text:p>
          </table:table-cell>
          <table:table-cell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SQRT([.A106]+2)-SQRT([.A106]+1)" office:value-type="float" office:value="0.0484502918016005" calcext:value-type="float">
            <text:p>0,05</text:p>
          </table:table-cell>
          <table:table-cell table:formula="of:=[.B106]*[.$F$1]" office:value-type="float" office:value="2422.51459008003" calcext:value-type="float">
            <text:p>2423</text:p>
          </table:table-cell>
          <table:table-cell table:formula="of:=[.B106]*[.$F$2]" office:value-type="float" office:value="1695.76021305602" calcext:value-type="float">
            <text:p>1696</text:p>
          </table:table-cell>
          <table:table-cell table:formula="of:=[.B106]*[.$F$3]" office:value-type="float" office:value="969.005836032011" calcext:value-type="float">
            <text:p>969</text:p>
          </table:table-cell>
          <table:table-cell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SQRT([.A107]+2)-SQRT([.A107]+1)" office:value-type="float" office:value="0.0482244126246627" calcext:value-type="float">
            <text:p>0,05</text:p>
          </table:table-cell>
          <table:table-cell table:formula="of:=[.B107]*[.$F$1]" office:value-type="float" office:value="2411.22063123314" calcext:value-type="float">
            <text:p>2411</text:p>
          </table:table-cell>
          <table:table-cell table:formula="of:=[.B107]*[.$F$2]" office:value-type="float" office:value="1687.85444186319" calcext:value-type="float">
            <text:p>1688</text:p>
          </table:table-cell>
          <table:table-cell table:formula="of:=[.B107]*[.$F$3]" office:value-type="float" office:value="964.488252493254" calcext:value-type="float">
            <text:p>964</text:p>
          </table:table-cell>
          <table:table-cell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SQRT([.A108]+2)-SQRT([.A108]+1)" office:value-type="float" office:value="0.0480016634972866" calcext:value-type="float">
            <text:p>0,05</text:p>
          </table:table-cell>
          <table:table-cell table:formula="of:=[.B108]*[.$F$1]" office:value-type="float" office:value="2400.08317486433" calcext:value-type="float">
            <text:p>2400</text:p>
          </table:table-cell>
          <table:table-cell table:formula="of:=[.B108]*[.$F$2]" office:value-type="float" office:value="1680.05822240503" calcext:value-type="float">
            <text:p>1680</text:p>
          </table:table-cell>
          <table:table-cell table:formula="of:=[.B108]*[.$F$3]" office:value-type="float" office:value="960.033269945733" calcext:value-type="float">
            <text:p>960</text:p>
          </table:table-cell>
          <table:table-cell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SQRT([.A109]+2)-SQRT([.A109]+1)" office:value-type="float" office:value="0.0477819727909647" calcext:value-type="float">
            <text:p>0,05</text:p>
          </table:table-cell>
          <table:table-cell table:formula="of:=[.B109]*[.$F$1]" office:value-type="float" office:value="2389.09863954824" calcext:value-type="float">
            <text:p>2389</text:p>
          </table:table-cell>
          <table:table-cell table:formula="of:=[.B109]*[.$F$2]" office:value-type="float" office:value="1672.36904768377" calcext:value-type="float">
            <text:p>1672</text:p>
          </table:table-cell>
          <table:table-cell table:formula="of:=[.B109]*[.$F$3]" office:value-type="float" office:value="955.639455819295" calcext:value-type="float">
            <text:p>956</text:p>
          </table:table-cell>
          <table:table-cell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SQRT([.A110]+2)-SQRT([.A110]+1)" office:value-type="float" office:value="0.0475652711512229" calcext:value-type="float">
            <text:p>0,05</text:p>
          </table:table-cell>
          <table:table-cell table:formula="of:=[.B110]*[.$F$1]" office:value-type="float" office:value="2378.26355756114" calcext:value-type="float">
            <text:p>2378</text:p>
          </table:table-cell>
          <table:table-cell table:formula="of:=[.B110]*[.$F$2]" office:value-type="float" office:value="1664.7844902928" calcext:value-type="float">
            <text:p>1665</text:p>
          </table:table-cell>
          <table:table-cell table:formula="of:=[.B110]*[.$F$3]" office:value-type="float" office:value="951.305423024458" calcext:value-type="float">
            <text:p>951</text:p>
          </table:table-cell>
          <table:table-cell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SQRT([.A111]+2)-SQRT([.A111]+1)" office:value-type="float" office:value="0.0473514914056246" calcext:value-type="float">
            <text:p>0,05</text:p>
          </table:table-cell>
          <table:table-cell table:formula="of:=[.B111]*[.$F$1]" office:value-type="float" office:value="2367.57457028123" calcext:value-type="float">
            <text:p>2368</text:p>
          </table:table-cell>
          <table:table-cell table:formula="of:=[.B111]*[.$F$2]" office:value-type="float" office:value="1657.30219919686" calcext:value-type="float">
            <text:p>1657</text:p>
          </table:table-cell>
          <table:table-cell table:formula="of:=[.B111]*[.$F$3]" office:value-type="float" office:value="947.029828112491" calcext:value-type="float">
            <text:p>947</text:p>
          </table:table-cell>
          <table:table-cell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SQRT([.A112]+2)-SQRT([.A112]+1)" office:value-type="float" office:value="0.0471405684762871" calcext:value-type="float">
            <text:p>0,05</text:p>
          </table:table-cell>
          <table:table-cell table:formula="of:=[.B112]*[.$F$1]" office:value-type="float" office:value="2357.02842381436" calcext:value-type="float">
            <text:p>2357</text:p>
          </table:table-cell>
          <table:table-cell table:formula="of:=[.B112]*[.$F$2]" office:value-type="float" office:value="1649.91989667005" calcext:value-type="float">
            <text:p>1650</text:p>
          </table:table-cell>
          <table:table-cell table:formula="of:=[.B112]*[.$F$3]" office:value-type="float" office:value="942.811369525742" calcext:value-type="float">
            <text:p>943</text:p>
          </table:table-cell>
          <table:table-cell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SQRT([.A113]+2)-SQRT([.A113]+1)" office:value-type="float" office:value="0.0469324392966612" calcext:value-type="float">
            <text:p>0,05</text:p>
          </table:table-cell>
          <table:table-cell table:formula="of:=[.B113]*[.$F$1]" office:value-type="float" office:value="2346.62196483306" calcext:value-type="float">
            <text:p>2347</text:p>
          </table:table-cell>
          <table:table-cell table:formula="of:=[.B113]*[.$F$2]" office:value-type="float" office:value="1642.63537538314" calcext:value-type="float">
            <text:p>1643</text:p>
          </table:table-cell>
          <table:table-cell table:formula="of:=[.B113]*[.$F$3]" office:value-type="float" office:value="938.648785933225" calcext:value-type="float">
            <text:p>939</text:p>
          </table:table-cell>
          <table:table-cell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SQRT([.A114]+2)-SQRT([.A114]+1)" office:value-type="float" office:value="0.0467270427322966" calcext:value-type="float">
            <text:p>0,05</text:p>
          </table:table-cell>
          <table:table-cell table:formula="of:=[.B114]*[.$F$1]" office:value-type="float" office:value="2336.35213661483" calcext:value-type="float">
            <text:p>2336</text:p>
          </table:table-cell>
          <table:table-cell table:formula="of:=[.B114]*[.$F$2]" office:value-type="float" office:value="1635.44649563038" calcext:value-type="float">
            <text:p>1635</text:p>
          </table:table-cell>
          <table:table-cell table:formula="of:=[.B114]*[.$F$3]" office:value-type="float" office:value="934.540854645931" calcext:value-type="float">
            <text:p>935</text:p>
          </table:table-cell>
          <table:table-cell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SQRT([.A115]+2)-SQRT([.A115]+1)" office:value-type="float" office:value="0.0465243195053997" calcext:value-type="float">
            <text:p>0,05</text:p>
          </table:table-cell>
          <table:table-cell table:formula="of:=[.B115]*[.$F$1]" office:value-type="float" office:value="2326.21597526999" calcext:value-type="float">
            <text:p>2326</text:p>
          </table:table-cell>
          <table:table-cell table:formula="of:=[.B115]*[.$F$2]" office:value-type="float" office:value="1628.35118268899" calcext:value-type="float">
            <text:p>1628</text:p>
          </table:table-cell>
          <table:table-cell table:formula="of:=[.B115]*[.$F$3]" office:value-type="float" office:value="930.486390107994" calcext:value-type="float">
            <text:p>930</text:p>
          </table:table-cell>
          <table:table-cell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SQRT([.A116]+2)-SQRT([.A116]+1)" office:value-type="float" office:value="0.0463242121229612" calcext:value-type="float">
            <text:p>0,05</text:p>
          </table:table-cell>
          <table:table-cell table:formula="of:=[.B116]*[.$F$1]" office:value-type="float" office:value="2316.21060614806" calcext:value-type="float">
            <text:p>2316</text:p>
          </table:table-cell>
          <table:table-cell table:formula="of:=[.B116]*[.$F$2]" office:value-type="float" office:value="1621.34742430364" calcext:value-type="float">
            <text:p>1621</text:p>
          </table:table-cell>
          <table:table-cell table:formula="of:=[.B116]*[.$F$3]" office:value-type="float" office:value="926.484242459225" calcext:value-type="float">
            <text:p>926</text:p>
          </table:table-cell>
          <table:table-cell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SQRT([.A117]+2)-SQRT([.A117]+1)" office:value-type="float" office:value="0.0461266648082468" calcext:value-type="float">
            <text:p>0,05</text:p>
          </table:table-cell>
          <table:table-cell table:formula="of:=[.B117]*[.$F$1]" office:value-type="float" office:value="2306.33324041234" calcext:value-type="float">
            <text:p>2306</text:p>
          </table:table-cell>
          <table:table-cell table:formula="of:=[.B117]*[.$F$2]" office:value-type="float" office:value="1614.43326828864" calcext:value-type="float">
            <text:p>1614</text:p>
          </table:table-cell>
          <table:table-cell table:formula="of:=[.B117]*[.$F$3]" office:value-type="float" office:value="922.533296164936" calcext:value-type="float">
            <text:p>923</text:p>
          </table:table-cell>
          <table:table-cell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SQRT([.A118]+2)-SQRT([.A118]+1)" office:value-type="float" office:value="0.0459316234354983" calcext:value-type="float">
            <text:p>0,05</text:p>
          </table:table-cell>
          <table:table-cell table:formula="of:=[.B118]*[.$F$1]" office:value-type="float" office:value="2296.58117177491" calcext:value-type="float">
            <text:p>2297</text:p>
          </table:table-cell>
          <table:table-cell table:formula="of:=[.B118]*[.$F$2]" office:value-type="float" office:value="1607.60682024244" calcext:value-type="float">
            <text:p>1608</text:p>
          </table:table-cell>
          <table:table-cell table:formula="of:=[.B118]*[.$F$3]" office:value-type="float" office:value="918.632468709966" calcext:value-type="float">
            <text:p>919</text:p>
          </table:table-cell>
          <table:table-cell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SQRT([.A119]+2)-SQRT([.A119]+1)" office:value-type="float" office:value="0.0457390354676086" calcext:value-type="float">
            <text:p>0,05</text:p>
          </table:table-cell>
          <table:table-cell table:formula="of:=[.B119]*[.$F$1]" office:value-type="float" office:value="2286.95177338043" calcext:value-type="float">
            <text:p>2287</text:p>
          </table:table-cell>
          <table:table-cell table:formula="of:=[.B119]*[.$F$2]" office:value-type="float" office:value="1600.8662413663" calcext:value-type="float">
            <text:p>1601</text:p>
          </table:table-cell>
          <table:table-cell table:formula="of:=[.B119]*[.$F$3]" office:value-type="float" office:value="914.780709352172" calcext:value-type="float">
            <text:p>915</text:p>
          </table:table-cell>
          <table:table-cell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SQRT([.A120]+2)-SQRT([.A120]+1)" office:value-type="float" office:value="0.0455488498966776" calcext:value-type="float">
            <text:p>0,05</text:p>
          </table:table-cell>
          <table:table-cell table:formula="of:=[.B120]*[.$F$1]" office:value-type="float" office:value="2277.44249483388" calcext:value-type="float">
            <text:p>2277</text:p>
          </table:table-cell>
          <table:table-cell table:formula="of:=[.B120]*[.$F$2]" office:value-type="float" office:value="1594.20974638372" calcext:value-type="float">
            <text:p>1594</text:p>
          </table:table-cell>
          <table:table-cell table:formula="of:=[.B120]*[.$F$3]" office:value-type="float" office:value="910.976997933553" calcext:value-type="float">
            <text:p>911</text:p>
          </table:table-cell>
          <table:table-cell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SQRT([.A121]+2)-SQRT([.A121]+1)" office:value-type="float" office:value="0.0453610171872612" calcext:value-type="float">
            <text:p>0,05</text:p>
          </table:table-cell>
          <table:table-cell table:formula="of:=[.B121]*[.$F$1]" office:value-type="float" office:value="2268.05085936306" calcext:value-type="float">
            <text:p>2268</text:p>
          </table:table-cell>
          <table:table-cell table:formula="of:=[.B121]*[.$F$2]" office:value-type="float" office:value="1587.63560155414" calcext:value-type="float">
            <text:p>1588</text:p>
          </table:table-cell>
          <table:table-cell table:formula="of:=[.B121]*[.$F$3]" office:value-type="float" office:value="907.220343745223" calcext:value-type="float">
            <text:p>907</text:p>
          </table:table-cell>
          <table:table-cell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SQRT([.A122]+2)-SQRT([.A122]+1)" office:value-type="float" office:value="0.0451754892221565" calcext:value-type="float">
            <text:p>0,05</text:p>
          </table:table-cell>
          <table:table-cell table:formula="of:=[.B122]*[.$F$1]" office:value-type="float" office:value="2258.77446110783" calcext:value-type="float">
            <text:p>2259</text:p>
          </table:table-cell>
          <table:table-cell table:formula="of:=[.B122]*[.$F$2]" office:value-type="float" office:value="1581.14212277548" calcext:value-type="float">
            <text:p>1581</text:p>
          </table:table-cell>
          <table:table-cell table:formula="of:=[.B122]*[.$F$3]" office:value-type="float" office:value="903.509784443131" calcext:value-type="float">
            <text:p>904</text:p>
          </table:table-cell>
          <table:table-cell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SQRT([.A123]+2)-SQRT([.A123]+1)" office:value-type="float" office:value="0.0449922192506254" calcext:value-type="float">
            <text:p>0,04</text:p>
          </table:table-cell>
          <table:table-cell table:formula="of:=[.B123]*[.$F$1]" office:value-type="float" office:value="2249.61096253127" calcext:value-type="float">
            <text:p>2250</text:p>
          </table:table-cell>
          <table:table-cell table:formula="of:=[.B123]*[.$F$2]" office:value-type="float" office:value="1574.72767377189" calcext:value-type="float">
            <text:p>1575</text:p>
          </table:table-cell>
          <table:table-cell table:formula="of:=[.B123]*[.$F$3]" office:value-type="float" office:value="899.844385012507" calcext:value-type="float">
            <text:p>900</text:p>
          </table:table-cell>
          <table:table-cell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SQRT([.A124]+2)-SQRT([.A124]+1)" office:value-type="float" office:value="0.044811161838906" calcext:value-type="float">
            <text:p>0,04</text:p>
          </table:table-cell>
          <table:table-cell table:formula="of:=[.B124]*[.$F$1]" office:value-type="float" office:value="2240.5580919453" calcext:value-type="float">
            <text:p>2241</text:p>
          </table:table-cell>
          <table:table-cell table:formula="of:=[.B124]*[.$F$2]" office:value-type="float" office:value="1568.39066436171" calcext:value-type="float">
            <text:p>1568</text:p>
          </table:table-cell>
          <table:table-cell table:formula="of:=[.B124]*[.$F$3]" office:value-type="float" office:value="896.22323677812" calcext:value-type="float">
            <text:p>896</text:p>
          </table:table-cell>
          <table:table-cell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SQRT([.A125]+2)-SQRT([.A125]+1)" office:value-type="float" office:value="0.0446322728228754" calcext:value-type="float">
            <text:p>0,04</text:p>
          </table:table-cell>
          <table:table-cell table:formula="of:=[.B125]*[.$F$1]" office:value-type="float" office:value="2231.61364114377" calcext:value-type="float">
            <text:p>2232</text:p>
          </table:table-cell>
          <table:table-cell table:formula="of:=[.B125]*[.$F$2]" office:value-type="float" office:value="1562.12954880064" calcext:value-type="float">
            <text:p>1562</text:p>
          </table:table-cell>
          <table:table-cell table:formula="of:=[.B125]*[.$F$3]" office:value-type="float" office:value="892.645456457508" calcext:value-type="float">
            <text:p>893</text:p>
          </table:table-cell>
          <table:table-cell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SQRT([.A126]+2)-SQRT([.A126]+1)" office:value-type="float" office:value="0.0444555092628196" calcext:value-type="float">
            <text:p>0,04</text:p>
          </table:table-cell>
          <table:table-cell table:formula="of:=[.B126]*[.$F$1]" office:value-type="float" office:value="2222.77546314098" calcext:value-type="float">
            <text:p>2223</text:p>
          </table:table-cell>
          <table:table-cell table:formula="of:=[.B126]*[.$F$2]" office:value-type="float" office:value="1555.94282419869" calcext:value-type="float">
            <text:p>1556</text:p>
          </table:table-cell>
          <table:table-cell table:formula="of:=[.B126]*[.$F$3]" office:value-type="float" office:value="889.110185256392" calcext:value-type="float">
            <text:p>889</text:p>
          </table:table-cell>
          <table:table-cell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SQRT([.A127]+2)-SQRT([.A127]+1)" office:value-type="float" office:value="0.0442808294001171" calcext:value-type="float">
            <text:p>0,04</text:p>
          </table:table-cell>
          <table:table-cell table:formula="of:=[.B127]*[.$F$1]" office:value-type="float" office:value="2214.04147000586" calcext:value-type="float">
            <text:p>2214</text:p>
          </table:table-cell>
          <table:table-cell table:formula="of:=[.B127]*[.$F$2]" office:value-type="float" office:value="1549.8290290041" calcext:value-type="float">
            <text:p>1550</text:p>
          </table:table-cell>
          <table:table-cell table:formula="of:=[.B127]*[.$F$3]" office:value-type="float" office:value="885.616588002343" calcext:value-type="float">
            <text:p>886</text:p>
          </table:table-cell>
          <table:table-cell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formula="of:=SQRT([.A128]+2)-SQRT([.A128]+1)" office:value-type="float" office:value="0.044108192615786" calcext:value-type="float">
            <text:p>0,04</text:p>
          </table:table-cell>
          <table:table-cell table:formula="of:=[.B128]*[.$F$1]" office:value-type="float" office:value="2205.4096307893" calcext:value-type="float">
            <text:p>2205</text:p>
          </table:table-cell>
          <table:table-cell table:formula="of:=[.B128]*[.$F$2]" office:value-type="float" office:value="1543.78674155251" calcext:value-type="float">
            <text:p>1544</text:p>
          </table:table-cell>
          <table:table-cell table:formula="of:=[.B128]*[.$F$3]" office:value-type="float" office:value="882.163852315721" calcext:value-type="float">
            <text:p>882</text:p>
          </table:table-cell>
          <table:table-cell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formula="of:=SQRT([.A129]+2)-SQRT([.A129]+1)" office:value-type="float" office:value="0.043937559390832" calcext:value-type="float">
            <text:p>0,04</text:p>
          </table:table-cell>
          <table:table-cell table:formula="of:=[.B129]*[.$F$1]" office:value-type="float" office:value="2196.8779695416" calcext:value-type="float">
            <text:p>2197</text:p>
          </table:table-cell>
          <table:table-cell table:formula="of:=[.B129]*[.$F$2]" office:value-type="float" office:value="1537.81457867912" calcext:value-type="float">
            <text:p>1538</text:p>
          </table:table-cell>
          <table:table-cell table:formula="of:=[.B129]*[.$F$3]" office:value-type="float" office:value="878.75118781664" calcext:value-type="float">
            <text:p>879</text:p>
          </table:table-cell>
          <table:table-cell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formula="of:=SQRT([.A130]+2)-SQRT([.A130]+1)" office:value-type="float" office:value="0.0437688912682184" calcext:value-type="float">
            <text:p>0,04</text:p>
          </table:table-cell>
          <table:table-cell table:formula="of:=[.B130]*[.$F$1]" office:value-type="float" office:value="2188.44456341092" calcext:value-type="float">
            <text:p>2188</text:p>
          </table:table-cell>
          <table:table-cell table:formula="of:=[.B130]*[.$F$2]" office:value-type="float" office:value="1531.91119438764" calcext:value-type="float">
            <text:p>1532</text:p>
          </table:table-cell>
          <table:table-cell table:formula="of:=[.B130]*[.$F$3]" office:value-type="float" office:value="875.377825364367" calcext:value-type="float">
            <text:p>875</text:p>
          </table:table-cell>
          <table:table-cell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formula="of:=SQRT([.A131]+2)-SQRT([.A131]+1)" office:value-type="float" office:value="0.0436021508164597" calcext:value-type="float">
            <text:p>0,04</text:p>
          </table:table-cell>
          <table:table-cell table:formula="of:=[.B131]*[.$F$1]" office:value-type="float" office:value="2180.10754082298" calcext:value-type="float">
            <text:p>2180</text:p>
          </table:table-cell>
          <table:table-cell table:formula="of:=[.B131]*[.$F$2]" office:value-type="float" office:value="1526.07527857609" calcext:value-type="float">
            <text:p>1526</text:p>
          </table:table-cell>
          <table:table-cell table:formula="of:=[.B131]*[.$F$3]" office:value-type="float" office:value="872.043016329194" calcext:value-type="float">
            <text:p>872</text:p>
          </table:table-cell>
          <table:table-cell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formula="of:=SQRT([.A132]+2)-SQRT([.A132]+1)" office:value-type="float" office:value="0.0434373015947394" calcext:value-type="float">
            <text:p>0,04</text:p>
          </table:table-cell>
          <table:table-cell table:formula="of:=[.B132]*[.$F$1]" office:value-type="float" office:value="2171.86507973697" calcext:value-type="float">
            <text:p>2172</text:p>
          </table:table-cell>
          <table:table-cell table:formula="of:=[.B132]*[.$F$2]" office:value-type="float" office:value="1520.30555581588" calcext:value-type="float">
            <text:p>1520</text:p>
          </table:table-cell>
          <table:table-cell table:formula="of:=[.B132]*[.$F$3]" office:value-type="float" office:value="868.746031894787" calcext:value-type="float">
            <text:p>869</text:p>
          </table:table-cell>
          <table:table-cell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formula="of:=SQRT([.A133]+2)-SQRT([.A133]+1)" office:value-type="float" office:value="0.0432743081194289" calcext:value-type="float">
            <text:p>0,04</text:p>
          </table:table-cell>
          <table:table-cell table:formula="of:=[.B133]*[.$F$1]" office:value-type="float" office:value="2163.71540597144" calcext:value-type="float">
            <text:p>2164</text:p>
          </table:table-cell>
          <table:table-cell table:formula="of:=[.B133]*[.$F$2]" office:value-type="float" office:value="1514.60078418001" calcext:value-type="float">
            <text:p>1515</text:p>
          </table:table-cell>
          <table:table-cell table:formula="of:=[.B133]*[.$F$3]" office:value-type="float" office:value="865.486162388578" calcext:value-type="float">
            <text:p>865</text:p>
          </table:table-cell>
          <table:table-cell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formula="of:=SQRT([.A134]+2)-SQRT([.A134]+1)" office:value-type="float" office:value="0.0431131358320247" calcext:value-type="float">
            <text:p>0,04</text:p>
          </table:table-cell>
          <table:table-cell table:formula="of:=[.B134]*[.$F$1]" office:value-type="float" office:value="2155.65679160123" calcext:value-type="float">
            <text:p>2156</text:p>
          </table:table-cell>
          <table:table-cell table:formula="of:=[.B134]*[.$F$2]" office:value-type="float" office:value="1508.95975412086" calcext:value-type="float">
            <text:p>1509</text:p>
          </table:table-cell>
          <table:table-cell table:formula="of:=[.B134]*[.$F$3]" office:value-type="float" office:value="862.262716640494" calcext:value-type="float">
            <text:p>862</text:p>
          </table:table-cell>
          <table:table-cell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table:formula="of:=SQRT([.A135]+2)-SQRT([.A135]+1)" office:value-type="float" office:value="0.0429537510683513" calcext:value-type="float">
            <text:p>0,04</text:p>
          </table:table-cell>
          <table:table-cell table:formula="of:=[.B135]*[.$F$1]" office:value-type="float" office:value="2147.68755341757" calcext:value-type="float">
            <text:p>2148</text:p>
          </table:table-cell>
          <table:table-cell table:formula="of:=[.B135]*[.$F$2]" office:value-type="float" office:value="1503.3812873923" calcext:value-type="float">
            <text:p>1503</text:p>
          </table:table-cell>
          <table:table-cell table:formula="of:=[.B135]*[.$F$3]" office:value-type="float" office:value="859.075021367026" calcext:value-type="float">
            <text:p>859</text:p>
          </table:table-cell>
          <table:table-cell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table:formula="of:=SQRT([.A136]+2)-SQRT([.A136]+1)" office:value-type="float" office:value="0.0427961210290242" calcext:value-type="float">
            <text:p>0,04</text:p>
          </table:table-cell>
          <table:table-cell table:formula="of:=[.B136]*[.$F$1]" office:value-type="float" office:value="2139.80605145121" calcext:value-type="float">
            <text:p>2140</text:p>
          </table:table-cell>
          <table:table-cell table:formula="of:=[.B136]*[.$F$2]" office:value-type="float" office:value="1497.86423601585" calcext:value-type="float">
            <text:p>1498</text:p>
          </table:table-cell>
          <table:table-cell table:formula="of:=[.B136]*[.$F$3]" office:value-type="float" office:value="855.922420580484" calcext:value-type="float">
            <text:p>856</text:p>
          </table:table-cell>
          <table:table-cell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table:formula="of:=SQRT([.A137]+2)-SQRT([.A137]+1)" office:value-type="float" office:value="0.0426402137511044" calcext:value-type="float">
            <text:p>0,04</text:p>
          </table:table-cell>
          <table:table-cell table:formula="of:=[.B137]*[.$F$1]" office:value-type="float" office:value="2132.01068755522" calcext:value-type="float">
            <text:p>2132</text:p>
          </table:table-cell>
          <table:table-cell table:formula="of:=[.B137]*[.$F$2]" office:value-type="float" office:value="1492.40748128865" calcext:value-type="float">
            <text:p>1492</text:p>
          </table:table-cell>
          <table:table-cell table:formula="of:=[.B137]*[.$F$3]" office:value-type="float" office:value="852.804275022088" calcext:value-type="float">
            <text:p>853</text:p>
          </table:table-cell>
          <table:table-cell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table:formula="of:=SQRT([.A138]+2)-SQRT([.A138]+1)" office:value-type="float" office:value="0.0424859980808652" calcext:value-type="float">
            <text:p>0,04</text:p>
          </table:table-cell>
          <table:table-cell table:formula="of:=[.B138]*[.$F$1]" office:value-type="float" office:value="2124.29990404326" calcext:value-type="float">
            <text:p>2124</text:p>
          </table:table-cell>
          <table:table-cell table:formula="of:=[.B138]*[.$F$2]" office:value-type="float" office:value="1487.00993283028" calcext:value-type="float">
            <text:p>1487</text:p>
          </table:table-cell>
          <table:table-cell table:formula="of:=[.B138]*[.$F$3]" office:value-type="float" office:value="849.719961617303" calcext:value-type="float">
            <text:p>850</text:p>
          </table:table-cell>
          <table:table-cell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table:formula="of:=SQRT([.A139]+2)-SQRT([.A139]+1)" office:value-type="float" office:value="0.042333443647637" calcext:value-type="float">
            <text:p>0,04</text:p>
          </table:table-cell>
          <table:table-cell table:formula="of:=[.B139]*[.$F$1]" office:value-type="float" office:value="2116.67218238185" calcext:value-type="float">
            <text:p>2117</text:p>
          </table:table-cell>
          <table:table-cell table:formula="of:=[.B139]*[.$F$2]" office:value-type="float" office:value="1481.6705276673" calcext:value-type="float">
            <text:p>1482</text:p>
          </table:table-cell>
          <table:table-cell table:formula="of:=[.B139]*[.$F$3]" office:value-type="float" office:value="846.668872952741" calcext:value-type="float">
            <text:p>847</text:p>
          </table:table-cell>
          <table:table-cell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table:formula="of:=SQRT([.A140]+2)-SQRT([.A140]+1)" office:value-type="float" office:value="0.0421825208386846" calcext:value-type="float">
            <text:p>0,04</text:p>
          </table:table-cell>
          <table:table-cell table:formula="of:=[.B140]*[.$F$1]" office:value-type="float" office:value="2109.12604193423" calcext:value-type="float">
            <text:p>2109</text:p>
          </table:table-cell>
          <table:table-cell table:formula="of:=[.B140]*[.$F$2]" office:value-type="float" office:value="1476.38822935396" calcext:value-type="float">
            <text:p>1476</text:p>
          </table:table-cell>
          <table:table-cell table:formula="of:=[.B140]*[.$F$3]" office:value-type="float" office:value="843.650416773691" calcext:value-type="float">
            <text:p>844</text:p>
          </table:table-cell>
          <table:table-cell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table:formula="of:=SQRT([.A141]+2)-SQRT([.A141]+1)" office:value-type="float" office:value="0.0420332007750677" calcext:value-type="float">
            <text:p>0,04</text:p>
          </table:table-cell>
          <table:table-cell table:formula="of:=[.B141]*[.$F$1]" office:value-type="float" office:value="2101.66003875338" calcext:value-type="float">
            <text:p>2102</text:p>
          </table:table-cell>
          <table:table-cell table:formula="of:=[.B141]*[.$F$2]" office:value-type="float" office:value="1471.16202712737" calcext:value-type="float">
            <text:p>1471</text:p>
          </table:table-cell>
          <table:table-cell table:formula="of:=[.B141]*[.$F$3]" office:value-type="float" office:value="840.664015501353" calcext:value-type="float">
            <text:p>841</text:p>
          </table:table-cell>
          <table:table-cell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table:formula="of:=SQRT([.A142]+2)-SQRT([.A142]+1)" office:value-type="float" office:value="0.0418854552884138" calcext:value-type="float">
            <text:p>0,04</text:p>
          </table:table-cell>
          <table:table-cell table:formula="of:=[.B142]*[.$F$1]" office:value-type="float" office:value="2094.27276442069" calcext:value-type="float">
            <text:p>2094</text:p>
          </table:table-cell>
          <table:table-cell table:formula="of:=[.B142]*[.$F$2]" office:value-type="float" office:value="1465.99093509448" calcext:value-type="float">
            <text:p>1466</text:p>
          </table:table-cell>
          <table:table-cell table:formula="of:=[.B142]*[.$F$3]" office:value-type="float" office:value="837.709105768276" calcext:value-type="float">
            <text:p>838</text:p>
          </table:table-cell>
          <table:table-cell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table:formula="of:=SQRT([.A143]+2)-SQRT([.A143]+1)" office:value-type="float" office:value="0.0417392568986017" calcext:value-type="float">
            <text:p>0,04</text:p>
          </table:table-cell>
          <table:table-cell table:formula="of:=[.B143]*[.$F$1]" office:value-type="float" office:value="2086.96284493008" calcext:value-type="float">
            <text:p>2087</text:p>
          </table:table-cell>
          <table:table-cell table:formula="of:=[.B143]*[.$F$2]" office:value-type="float" office:value="1460.87399145106" calcext:value-type="float">
            <text:p>1461</text:p>
          </table:table-cell>
          <table:table-cell table:formula="of:=[.B143]*[.$F$3]" office:value-type="float" office:value="834.785137972034" calcext:value-type="float">
            <text:p>835</text:p>
          </table:table-cell>
          <table:table-cell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table:formula="of:=SQRT([.A144]+2)-SQRT([.A144]+1)" office:value-type="float" office:value="0.0415945787922958" calcext:value-type="float">
            <text:p>0,04</text:p>
          </table:table-cell>
          <table:table-cell table:formula="of:=[.B144]*[.$F$1]" office:value-type="float" office:value="2079.72893961479" calcext:value-type="float">
            <text:p>2080</text:p>
          </table:table-cell>
          <table:table-cell table:formula="of:=[.B144]*[.$F$2]" office:value-type="float" office:value="1455.81025773035" calcext:value-type="float">
            <text:p>1456</text:p>
          </table:table-cell>
          <table:table-cell table:formula="of:=[.B144]*[.$F$3]" office:value-type="float" office:value="831.891575845916" calcext:value-type="float">
            <text:p>832</text:p>
          </table:table-cell>
          <table:table-cell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table:formula="of:=SQRT([.A145]+2)-SQRT([.A145]+1)" office:value-type="float" office:value="0.0414513948022766" calcext:value-type="float">
            <text:p>0,04</text:p>
          </table:table-cell>
          <table:table-cell table:formula="of:=[.B145]*[.$F$1]" office:value-type="float" office:value="2072.56974011383" calcext:value-type="float">
            <text:p>2073</text:p>
          </table:table-cell>
          <table:table-cell table:formula="of:=[.B145]*[.$F$2]" office:value-type="float" office:value="1450.79881807968" calcext:value-type="float">
            <text:p>1451</text:p>
          </table:table-cell>
          <table:table-cell table:formula="of:=[.B145]*[.$F$3]" office:value-type="float" office:value="829.027896045531" calcext:value-type="float">
            <text:p>829</text:p>
          </table:table-cell>
          <table:table-cell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table:formula="of:=SQRT([.A146]+2)-SQRT([.A146]+1)" office:value-type="float" office:value="0.0413096793875685" calcext:value-type="float">
            <text:p>0,04</text:p>
          </table:table-cell>
          <table:table-cell table:formula="of:=[.B146]*[.$F$1]" office:value-type="float" office:value="2065.48396937842" calcext:value-type="float">
            <text:p>2065</text:p>
          </table:table-cell>
          <table:table-cell table:formula="of:=[.B146]*[.$F$2]" office:value-type="float" office:value="1445.8387785649" calcext:value-type="float">
            <text:p>1446</text:p>
          </table:table-cell>
          <table:table-cell table:formula="of:=[.B146]*[.$F$3]" office:value-type="float" office:value="826.193587751369" calcext:value-type="float">
            <text:p>826</text:p>
          </table:table-cell>
          <table:table-cell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table:formula="of:=SQRT([.A147]+2)-SQRT([.A147]+1)" office:value-type="float" office:value="0.0411694076142979" calcext:value-type="float">
            <text:p>0,04</text:p>
          </table:table-cell>
          <table:table-cell table:formula="of:=[.B147]*[.$F$1]" office:value-type="float" office:value="2058.47038071489" calcext:value-type="float">
            <text:p>2058</text:p>
          </table:table-cell>
          <table:table-cell table:formula="of:=[.B147]*[.$F$2]" office:value-type="float" office:value="1440.92926650043" calcext:value-type="float">
            <text:p>1441</text:p>
          </table:table-cell>
          <table:table-cell table:formula="of:=[.B147]*[.$F$3]" office:value-type="float" office:value="823.388152285958" calcext:value-type="float">
            <text:p>823</text:p>
          </table:table-cell>
          <table:table-cell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table:formula="of:=SQRT([.A148]+2)-SQRT([.A148]+1)" office:value-type="float" office:value="0.0410305551372634" calcext:value-type="float">
            <text:p>0,04</text:p>
          </table:table-cell>
          <table:table-cell table:formula="of:=[.B148]*[.$F$1]" office:value-type="float" office:value="2051.52775686317" calcext:value-type="float">
            <text:p>2052</text:p>
          </table:table-cell>
          <table:table-cell table:formula="of:=[.B148]*[.$F$2]" office:value-type="float" office:value="1436.06942980422" calcext:value-type="float">
            <text:p>1436</text:p>
          </table:table-cell>
          <table:table-cell table:formula="of:=[.B148]*[.$F$3]" office:value-type="float" office:value="820.611102745268" calcext:value-type="float">
            <text:p>821</text:p>
          </table:table-cell>
          <table:table-cell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table:formula="of:=SQRT([.A149]+2)-SQRT([.A149]+1)" office:value-type="float" office:value="0.0408930981821882" calcext:value-type="float">
            <text:p>0,04</text:p>
          </table:table-cell>
          <table:table-cell table:formula="of:=[.B149]*[.$F$1]" office:value-type="float" office:value="2044.65490910941" calcext:value-type="float">
            <text:p>2045</text:p>
          </table:table-cell>
          <table:table-cell table:formula="of:=[.B149]*[.$F$2]" office:value-type="float" office:value="1431.25843637659" calcext:value-type="float">
            <text:p>1431</text:p>
          </table:table-cell>
          <table:table-cell table:formula="of:=[.B149]*[.$F$3]" office:value-type="float" office:value="817.861963643765" calcext:value-type="float">
            <text:p>818</text:p>
          </table:table-cell>
          <table:table-cell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table:formula="of:=SQRT([.A150]+2)-SQRT([.A150]+1)" office:value-type="float" office:value="0.0407570135286175" calcext:value-type="float">
            <text:p>0,04</text:p>
          </table:table-cell>
          <table:table-cell table:formula="of:=[.B150]*[.$F$1]" office:value-type="float" office:value="2037.85067643087" calcext:value-type="float">
            <text:p>2038</text:p>
          </table:table-cell>
          <table:table-cell table:formula="of:=[.B150]*[.$F$2]" office:value-type="float" office:value="1426.49547350161" calcext:value-type="float">
            <text:p>1426</text:p>
          </table:table-cell>
          <table:table-cell table:formula="of:=[.B150]*[.$F$3]" office:value-type="float" office:value="815.14027057235" calcext:value-type="float">
            <text:p>815</text:p>
          </table:table-cell>
          <table:table-cell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table:formula="of:=SQRT([.A151]+2)-SQRT([.A151]+1)" office:value-type="float" office:value="0.0406222784934442" calcext:value-type="float">
            <text:p>0,04</text:p>
          </table:table-cell>
          <table:table-cell table:formula="of:=[.B151]*[.$F$1]" office:value-type="float" office:value="2031.11392467221" calcext:value-type="float">
            <text:p>2031</text:p>
          </table:table-cell>
          <table:table-cell table:formula="of:=[.B151]*[.$F$2]" office:value-type="float" office:value="1421.77974727055" calcext:value-type="float">
            <text:p>1422</text:p>
          </table:table-cell>
          <table:table-cell table:formula="of:=[.B151]*[.$F$3]" office:value-type="float" office:value="812.445569868885" calcext:value-type="float">
            <text:p>812</text:p>
          </table:table-cell>
          <table:table-cell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table:formula="of:=SQRT([.A152]+2)-SQRT([.A152]+1)" office:value-type="float" office:value="0.0404888709150288" calcext:value-type="float">
            <text:p>0,04</text:p>
          </table:table-cell>
          <table:table-cell table:formula="of:=[.B152]*[.$F$1]" office:value-type="float" office:value="2024.44354575144" calcext:value-type="float">
            <text:p>2024</text:p>
          </table:table-cell>
          <table:table-cell table:formula="of:=[.B152]*[.$F$2]" office:value-type="float" office:value="1417.11048202601" calcext:value-type="float">
            <text:p>1417</text:p>
          </table:table-cell>
          <table:table-cell table:formula="of:=[.B152]*[.$F$3]" office:value-type="float" office:value="809.777418300577" calcext:value-type="float">
            <text:p>810</text:p>
          </table:table-cell>
          <table:table-cell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table:formula="of:=SQRT([.A153]+2)-SQRT([.A153]+1)" office:value-type="float" office:value="0.0403567691378761" calcext:value-type="float">
            <text:p>0,04</text:p>
          </table:table-cell>
          <table:table-cell table:formula="of:=[.B153]*[.$F$1]" office:value-type="float" office:value="2017.83845689381" calcext:value-type="float">
            <text:p>2018</text:p>
          </table:table-cell>
          <table:table-cell table:formula="of:=[.B153]*[.$F$2]" office:value-type="float" office:value="1412.48691982566" calcext:value-type="float">
            <text:p>1412</text:p>
          </table:table-cell>
          <table:table-cell table:formula="of:=[.B153]*[.$F$3]" office:value-type="float" office:value="807.135382757522" calcext:value-type="float">
            <text:p>807</text:p>
          </table:table-cell>
          <table:table-cell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table:formula="of:=SQRT([.A154]+2)-SQRT([.A154]+1)" office:value-type="float" office:value="0.0402259519978756" calcext:value-type="float">
            <text:p>0,04</text:p>
          </table:table-cell>
          <table:table-cell table:formula="of:=[.B154]*[.$F$1]" office:value-type="float" office:value="2011.29759989378" calcext:value-type="float">
            <text:p>2011</text:p>
          </table:table-cell>
          <table:table-cell table:formula="of:=[.B154]*[.$F$2]" office:value-type="float" office:value="1407.90831992565" calcext:value-type="float">
            <text:p>1408</text:p>
          </table:table-cell>
          <table:table-cell table:formula="of:=[.B154]*[.$F$3]" office:value-type="float" office:value="804.519039957512" calcext:value-type="float">
            <text:p>805</text:p>
          </table:table-cell>
          <table:table-cell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table:formula="of:=SQRT([.A155]+2)-SQRT([.A155]+1)" office:value-type="float" office:value="0.040096398808064" calcext:value-type="float">
            <text:p>0,04</text:p>
          </table:table-cell>
          <table:table-cell table:formula="of:=[.B155]*[.$F$1]" office:value-type="float" office:value="2004.8199404032" calcext:value-type="float">
            <text:p>2005</text:p>
          </table:table-cell>
          <table:table-cell table:formula="of:=[.B155]*[.$F$2]" office:value-type="float" office:value="1403.37395828224" calcext:value-type="float">
            <text:p>1403</text:p>
          </table:table-cell>
          <table:table-cell table:formula="of:=[.B155]*[.$F$3]" office:value-type="float" office:value="801.927976161281" calcext:value-type="float">
            <text:p>802</text:p>
          </table:table-cell>
          <table:table-cell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table:formula="of:=SQRT([.A156]+2)-SQRT([.A156]+1)" office:value-type="float" office:value="0.0399680893448711" calcext:value-type="float">
            <text:p>0,04</text:p>
          </table:table-cell>
          <table:table-cell table:formula="of:=[.B156]*[.$F$1]" office:value-type="float" office:value="1998.40446724355" calcext:value-type="float">
            <text:p>1998</text:p>
          </table:table-cell>
          <table:table-cell table:formula="of:=[.B156]*[.$F$2]" office:value-type="float" office:value="1398.88312707049" calcext:value-type="float">
            <text:p>1399</text:p>
          </table:table-cell>
          <table:table-cell table:formula="of:=[.B156]*[.$F$3]" office:value-type="float" office:value="799.361786897421" calcext:value-type="float">
            <text:p>799</text:p>
          </table:table-cell>
          <table:table-cell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table:formula="of:=SQRT([.A157]+2)-SQRT([.A157]+1)" office:value-type="float" office:value="0.0398410038348675" calcext:value-type="float">
            <text:p>0,04</text:p>
          </table:table-cell>
          <table:table-cell table:formula="of:=[.B157]*[.$F$1]" office:value-type="float" office:value="1992.05019174338" calcext:value-type="float">
            <text:p>1992</text:p>
          </table:table-cell>
          <table:table-cell table:formula="of:=[.B157]*[.$F$2]" office:value-type="float" office:value="1394.43513422036" calcext:value-type="float">
            <text:p>1394</text:p>
          </table:table-cell>
          <table:table-cell table:formula="of:=[.B157]*[.$F$3]" office:value-type="float" office:value="796.820076697351" calcext:value-type="float">
            <text:p>797</text:p>
          </table:table-cell>
          <table:table-cell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table:formula="of:=SQRT([.A158]+2)-SQRT([.A158]+1)" office:value-type="float" office:value="0.0397151229419563" calcext:value-type="float">
            <text:p>0,04</text:p>
          </table:table-cell>
          <table:table-cell table:formula="of:=[.B158]*[.$F$1]" office:value-type="float" office:value="1985.75614709782" calcext:value-type="float">
            <text:p>1986</text:p>
          </table:table-cell>
          <table:table-cell table:formula="of:=[.B158]*[.$F$2]" office:value-type="float" office:value="1390.02930296847" calcext:value-type="float">
            <text:p>1390</text:p>
          </table:table-cell>
          <table:table-cell table:formula="of:=[.B158]*[.$F$3]" office:value-type="float" office:value="794.302458839127" calcext:value-type="float">
            <text:p>794</text:p>
          </table:table-cell>
          <table:table-cell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table:formula="of:=SQRT([.A159]+2)-SQRT([.A159]+1)" office:value-type="float" office:value="0.0395904277550265" calcext:value-type="float">
            <text:p>0,04</text:p>
          </table:table-cell>
          <table:table-cell table:formula="of:=[.B159]*[.$F$1]" office:value-type="float" office:value="1979.52138775133" calcext:value-type="float">
            <text:p>1980</text:p>
          </table:table-cell>
          <table:table-cell table:formula="of:=[.B159]*[.$F$2]" office:value-type="float" office:value="1385.66497142593" calcext:value-type="float">
            <text:p>1386</text:p>
          </table:table-cell>
          <table:table-cell table:formula="of:=[.B159]*[.$F$3]" office:value-type="float" office:value="791.808555100531" calcext:value-type="float">
            <text:p>792</text:p>
          </table:table-cell>
          <table:table-cell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table:formula="of:=SQRT([.A160]+2)-SQRT([.A160]+1)" office:value-type="float" office:value="0.0394668997760022" calcext:value-type="float">
            <text:p>0,04</text:p>
          </table:table-cell>
          <table:table-cell table:formula="of:=[.B160]*[.$F$1]" office:value-type="float" office:value="1973.34498880011" calcext:value-type="float">
            <text:p>1973</text:p>
          </table:table-cell>
          <table:table-cell table:formula="of:=[.B160]*[.$F$2]" office:value-type="float" office:value="1381.34149216008" calcext:value-type="float">
            <text:p>1381</text:p>
          </table:table-cell>
          <table:table-cell table:formula="of:=[.B160]*[.$F$3]" office:value-type="float" office:value="789.337995520043" calcext:value-type="float">
            <text:p>789</text:p>
          </table:table-cell>
          <table:table-cell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table:formula="of:=SQRT([.A161]+2)-SQRT([.A161]+1)" office:value-type="float" office:value="0.039344520908335" calcext:value-type="float">
            <text:p>0,04</text:p>
          </table:table-cell>
          <table:table-cell table:formula="of:=[.B161]*[.$F$1]" office:value-type="float" office:value="1967.22604541675" calcext:value-type="float">
            <text:p>1967</text:p>
          </table:table-cell>
          <table:table-cell table:formula="of:=[.B161]*[.$F$2]" office:value-type="float" office:value="1377.05823179172" calcext:value-type="float">
            <text:p>1377</text:p>
          </table:table-cell>
          <table:table-cell table:formula="of:=[.B161]*[.$F$3]" office:value-type="float" office:value="786.890418166699" calcext:value-type="float">
            <text:p>787</text:p>
          </table:table-cell>
          <table:table-cell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table:formula="of:=SQRT([.A162]+2)-SQRT([.A162]+1)" office:value-type="float" office:value="0.0392232734458489" calcext:value-type="float">
            <text:p>0,04</text:p>
          </table:table-cell>
          <table:table-cell table:formula="of:=[.B162]*[.$F$1]" office:value-type="float" office:value="1961.16367229244" calcext:value-type="float">
            <text:p>1961</text:p>
          </table:table-cell>
          <table:table-cell table:formula="of:=[.B162]*[.$F$2]" office:value-type="float" office:value="1372.81457060471" calcext:value-type="float">
            <text:p>1373</text:p>
          </table:table-cell>
          <table:table-cell table:formula="of:=[.B162]*[.$F$3]" office:value-type="float" office:value="784.465468916977" calcext:value-type="float">
            <text:p>784</text:p>
          </table:table-cell>
          <table:table-cell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table:formula="of:=SQRT([.A163]+2)-SQRT([.A163]+1)" office:value-type="float" office:value="0.039103140061993" calcext:value-type="float">
            <text:p>0,04</text:p>
          </table:table-cell>
          <table:table-cell table:formula="of:=[.B163]*[.$F$1]" office:value-type="float" office:value="1955.15700309965" calcext:value-type="float">
            <text:p>1955</text:p>
          </table:table-cell>
          <table:table-cell table:formula="of:=[.B163]*[.$F$2]" office:value-type="float" office:value="1368.60990216976" calcext:value-type="float">
            <text:p>1369</text:p>
          </table:table-cell>
          <table:table-cell table:formula="of:=[.B163]*[.$F$3]" office:value-type="float" office:value="782.06280123986" calcext:value-type="float">
            <text:p>782</text:p>
          </table:table-cell>
          <table:table-cell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table:formula="of:=SQRT([.A164]+2)-SQRT([.A164]+1)" office:value-type="float" office:value="0.0389841037994323" calcext:value-type="float">
            <text:p>0,04</text:p>
          </table:table-cell>
          <table:table-cell table:formula="of:=[.B164]*[.$F$1]" office:value-type="float" office:value="1949.20518997161" calcext:value-type="float">
            <text:p>1949</text:p>
          </table:table-cell>
          <table:table-cell table:formula="of:=[.B164]*[.$F$2]" office:value-type="float" office:value="1364.44363298013" calcext:value-type="float">
            <text:p>1364</text:p>
          </table:table-cell>
          <table:table-cell table:formula="of:=[.B164]*[.$F$3]" office:value-type="float" office:value="779.682075988646" calcext:value-type="float">
            <text:p>780</text:p>
          </table:table-cell>
          <table:table-cell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table:formula="of:=SQRT([.A165]+2)-SQRT([.A165]+1)" office:value-type="float" office:value="0.0388661480599968" calcext:value-type="float">
            <text:p>0,04</text:p>
          </table:table-cell>
          <table:table-cell table:formula="of:=[.B165]*[.$F$1]" office:value-type="float" office:value="1943.30740299984" calcext:value-type="float">
            <text:p>1943</text:p>
          </table:table-cell>
          <table:table-cell table:formula="of:=[.B165]*[.$F$2]" office:value-type="float" office:value="1360.31518209989" calcext:value-type="float">
            <text:p>1360</text:p>
          </table:table-cell>
          <table:table-cell table:formula="of:=[.B165]*[.$F$3]" office:value-type="float" office:value="777.322961199935" calcext:value-type="float">
            <text:p>777</text:p>
          </table:table-cell>
          <table:table-cell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table:formula="of:=SQRT([.A166]+2)-SQRT([.A166]+1)" office:value-type="float" office:value="0.0387492565949596" calcext:value-type="float">
            <text:p>0,04</text:p>
          </table:table-cell>
          <table:table-cell table:formula="of:=[.B166]*[.$F$1]" office:value-type="float" office:value="1937.46282974798" calcext:value-type="float">
            <text:p>1937</text:p>
          </table:table-cell>
          <table:table-cell table:formula="of:=[.B166]*[.$F$2]" office:value-type="float" office:value="1356.22398082359" calcext:value-type="float">
            <text:p>1356</text:p>
          </table:table-cell>
          <table:table-cell table:formula="of:=[.B166]*[.$F$3]" office:value-type="float" office:value="774.985131899193" calcext:value-type="float">
            <text:p>775</text:p>
          </table:table-cell>
          <table:table-cell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table:formula="of:=SQRT([.A167]+2)-SQRT([.A167]+1)" office:value-type="float" office:value="0.038633413495635" calcext:value-type="float">
            <text:p>0,04</text:p>
          </table:table-cell>
          <table:table-cell table:formula="of:=[.B167]*[.$F$1]" office:value-type="float" office:value="1931.67067478175" calcext:value-type="float">
            <text:p>1932</text:p>
          </table:table-cell>
          <table:table-cell table:formula="of:=[.B167]*[.$F$2]" office:value-type="float" office:value="1352.16947234722" calcext:value-type="float">
            <text:p>1352</text:p>
          </table:table-cell>
          <table:table-cell table:formula="of:=[.B167]*[.$F$3]" office:value-type="float" office:value="772.6682699127" calcext:value-type="float">
            <text:p>773</text:p>
          </table:table-cell>
          <table:table-cell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table:formula="of:=SQRT([.A168]+2)-SQRT([.A168]+1)" office:value-type="float" office:value="0.0385186031842792" calcext:value-type="float">
            <text:p>0,04</text:p>
          </table:table-cell>
          <table:table-cell table:formula="of:=[.B168]*[.$F$1]" office:value-type="float" office:value="1925.93015921396" calcext:value-type="float">
            <text:p>1926</text:p>
          </table:table-cell>
          <table:table-cell table:formula="of:=[.B168]*[.$F$2]" office:value-type="float" office:value="1348.15111144977" calcext:value-type="float">
            <text:p>1348</text:p>
          </table:table-cell>
          <table:table-cell table:formula="of:=[.B168]*[.$F$3]" office:value-type="float" office:value="770.372063685585" calcext:value-type="float">
            <text:p>770</text:p>
          </table:table-cell>
          <table:table-cell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table:formula="of:=SQRT([.A169]+2)-SQRT([.A169]+1)" office:value-type="float" office:value="0.0384048104052983" calcext:value-type="float">
            <text:p>0,04</text:p>
          </table:table-cell>
          <table:table-cell table:formula="of:=[.B169]*[.$F$1]" office:value-type="float" office:value="1920.24052026492" calcext:value-type="float">
            <text:p>1920</text:p>
          </table:table-cell>
          <table:table-cell table:formula="of:=[.B169]*[.$F$2]" office:value-type="float" office:value="1344.16836418544" calcext:value-type="float">
            <text:p>1344</text:p>
          </table:table-cell>
          <table:table-cell table:formula="of:=[.B169]*[.$F$3]" office:value-type="float" office:value="768.096208105966" calcext:value-type="float">
            <text:p>768</text:p>
          </table:table-cell>
          <table:table-cell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table:formula="of:=SQRT([.A170]+2)-SQRT([.A170]+1)" office:value-type="float" office:value="0.0382920202167227" calcext:value-type="float">
            <text:p>0,04</text:p>
          </table:table-cell>
          <table:table-cell table:formula="of:=[.B170]*[.$F$1]" office:value-type="float" office:value="1914.60101083614" calcext:value-type="float">
            <text:p>1915</text:p>
          </table:table-cell>
          <table:table-cell table:formula="of:=[.B170]*[.$F$2]" office:value-type="float" office:value="1340.2207075853" calcext:value-type="float">
            <text:p>1340</text:p>
          </table:table-cell>
          <table:table-cell table:formula="of:=[.B170]*[.$F$3]" office:value-type="float" office:value="765.840404334455" calcext:value-type="float">
            <text:p>766</text:p>
          </table:table-cell>
          <table:table-cell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table:formula="of:=SQRT([.A171]+2)-SQRT([.A171]+1)" office:value-type="float" office:value="0.0381802179819797" calcext:value-type="float">
            <text:p>0,04</text:p>
          </table:table-cell>
          <table:table-cell table:formula="of:=[.B171]*[.$F$1]" office:value-type="float" office:value="1909.01089909898" calcext:value-type="float">
            <text:p>1909</text:p>
          </table:table-cell>
          <table:table-cell table:formula="of:=[.B171]*[.$F$2]" office:value-type="float" office:value="1336.30762936929" calcext:value-type="float">
            <text:p>1336</text:p>
          </table:table-cell>
          <table:table-cell table:formula="of:=[.B171]*[.$F$3]" office:value-type="float" office:value="763.604359639594" calcext:value-type="float">
            <text:p>764</text:p>
          </table:table-cell>
          <table:table-cell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table:formula="of:=SQRT([.A172]+2)-SQRT([.A172]+1)" office:value-type="float" office:value="0.0380693893619046" calcext:value-type="float">
            <text:p>0,04</text:p>
          </table:table-cell>
          <table:table-cell table:formula="of:=[.B172]*[.$F$1]" office:value-type="float" office:value="1903.46946809523" calcext:value-type="float">
            <text:p>1903</text:p>
          </table:table-cell>
          <table:table-cell table:formula="of:=[.B172]*[.$F$2]" office:value-type="float" office:value="1332.42862766666" calcext:value-type="float">
            <text:p>1332</text:p>
          </table:table-cell>
          <table:table-cell table:formula="of:=[.B172]*[.$F$3]" office:value-type="float" office:value="761.387787238093" calcext:value-type="float">
            <text:p>761</text:p>
          </table:table-cell>
          <table:table-cell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table:formula="of:=SQRT([.A173]+2)-SQRT([.A173]+1)" office:value-type="float" office:value="0.0379595203070142" calcext:value-type="float">
            <text:p>0,04</text:p>
          </table:table-cell>
          <table:table-cell table:formula="of:=[.B173]*[.$F$1]" office:value-type="float" office:value="1897.97601535071" calcext:value-type="float">
            <text:p>1898</text:p>
          </table:table-cell>
          <table:table-cell table:formula="of:=[.B173]*[.$F$2]" office:value-type="float" office:value="1328.5832107455" calcext:value-type="float">
            <text:p>1329</text:p>
          </table:table-cell>
          <table:table-cell table:formula="of:=[.B173]*[.$F$3]" office:value-type="float" office:value="759.190406140284" calcext:value-type="float">
            <text:p>759</text:p>
          </table:table-cell>
          <table:table-cell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table:formula="of:=SQRT([.A174]+2)-SQRT([.A174]+1)" office:value-type="float" office:value="0.0378505970500331" calcext:value-type="float">
            <text:p>0,04</text:p>
          </table:table-cell>
          <table:table-cell table:formula="of:=[.B174]*[.$F$1]" office:value-type="float" office:value="1892.52985250166" calcext:value-type="float">
            <text:p>1893</text:p>
          </table:table-cell>
          <table:table-cell table:formula="of:=[.B174]*[.$F$2]" office:value-type="float" office:value="1324.77089675116" calcext:value-type="float">
            <text:p>1325</text:p>
          </table:table-cell>
          <table:table-cell table:formula="of:=[.B174]*[.$F$3]" office:value-type="float" office:value="757.011941000663" calcext:value-type="float">
            <text:p>757</text:p>
          </table:table-cell>
          <table:table-cell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table:formula="of:=SQRT([.A175]+2)-SQRT([.A175]+1)" office:value-type="float" office:value="0.0377426060986465" calcext:value-type="float">
            <text:p>0,04</text:p>
          </table:table-cell>
          <table:table-cell table:formula="of:=[.B175]*[.$F$1]" office:value-type="float" office:value="1887.13030493233" calcext:value-type="float">
            <text:p>1887</text:p>
          </table:table-cell>
          <table:table-cell table:formula="of:=[.B175]*[.$F$2]" office:value-type="float" office:value="1320.99121345263" calcext:value-type="float">
            <text:p>1321</text:p>
          </table:table-cell>
          <table:table-cell table:formula="of:=[.B175]*[.$F$3]" office:value-type="float" office:value="754.852121972931" calcext:value-type="float">
            <text:p>755</text:p>
          </table:table-cell>
          <table:table-cell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table:formula="of:=SQRT([.A176]+2)-SQRT([.A176]+1)" office:value-type="float" office:value="0.0376355342284711" calcext:value-type="float">
            <text:p>0,04</text:p>
          </table:table-cell>
          <table:table-cell table:formula="of:=[.B176]*[.$F$1]" office:value-type="float" office:value="1881.77671142356" calcext:value-type="float">
            <text:p>1882</text:p>
          </table:table-cell>
          <table:table-cell table:formula="of:=[.B176]*[.$F$2]" office:value-type="float" office:value="1317.24369799649" calcext:value-type="float">
            <text:p>1317</text:p>
          </table:table-cell>
          <table:table-cell table:formula="of:=[.B176]*[.$F$3]" office:value-type="float" office:value="752.710684569422" calcext:value-type="float">
            <text:p>753</text:p>
          </table:table-cell>
          <table:table-cell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table:formula="of:=SQRT([.A177]+2)-SQRT([.A177]+1)" office:value-type="float" office:value="0.0375293684762639" calcext:value-type="float">
            <text:p>0,04</text:p>
          </table:table-cell>
          <table:table-cell table:formula="of:=[.B177]*[.$F$1]" office:value-type="float" office:value="1876.46842381319" calcext:value-type="float">
            <text:p>1876</text:p>
          </table:table-cell>
          <table:table-cell table:formula="of:=[.B177]*[.$F$2]" office:value-type="float" office:value="1313.52789666924" calcext:value-type="float">
            <text:p>1314</text:p>
          </table:table-cell>
          <table:table-cell table:formula="of:=[.B177]*[.$F$3]" office:value-type="float" office:value="750.587369525277" calcext:value-type="float">
            <text:p>751</text:p>
          </table:table-cell>
          <table:table-cell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table:formula="of:=SQRT([.A178]+2)-SQRT([.A178]+1)" office:value-type="float" office:value="0.0374240961333179" calcext:value-type="float">
            <text:p>0,04</text:p>
          </table:table-cell>
          <table:table-cell table:formula="of:=[.B178]*[.$F$1]" office:value-type="float" office:value="1871.20480666589" calcext:value-type="float">
            <text:p>1871</text:p>
          </table:table-cell>
          <table:table-cell table:formula="of:=[.B178]*[.$F$2]" office:value-type="float" office:value="1309.84336466613" calcext:value-type="float">
            <text:p>1310</text:p>
          </table:table-cell>
          <table:table-cell table:formula="of:=[.B178]*[.$F$3]" office:value-type="float" office:value="748.481922666358" calcext:value-type="float">
            <text:p>748</text:p>
          </table:table-cell>
          <table:table-cell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table:formula="of:=SQRT([.A179]+2)-SQRT([.A179]+1)" office:value-type="float" office:value="0.0373197047390867" calcext:value-type="float">
            <text:p>0,04</text:p>
          </table:table-cell>
          <table:table-cell table:formula="of:=[.B179]*[.$F$1]" office:value-type="float" office:value="1865.98523695434" calcext:value-type="float">
            <text:p>1866</text:p>
          </table:table-cell>
          <table:table-cell table:formula="of:=[.B179]*[.$F$2]" office:value-type="float" office:value="1306.18966586804" calcext:value-type="float">
            <text:p>1306</text:p>
          </table:table-cell>
          <table:table-cell table:formula="of:=[.B179]*[.$F$3]" office:value-type="float" office:value="746.394094781735" calcext:value-type="float">
            <text:p>746</text:p>
          </table:table-cell>
          <table:table-cell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table:formula="of:=SQRT([.A180]+2)-SQRT([.A180]+1)" office:value-type="float" office:value="0.037216182074971" calcext:value-type="float">
            <text:p>0,04</text:p>
          </table:table-cell>
          <table:table-cell table:formula="of:=[.B180]*[.$F$1]" office:value-type="float" office:value="1860.80910374855" calcext:value-type="float">
            <text:p>1861</text:p>
          </table:table-cell>
          <table:table-cell table:formula="of:=[.B180]*[.$F$2]" office:value-type="float" office:value="1302.56637262399" calcext:value-type="float">
            <text:p>1303</text:p>
          </table:table-cell>
          <table:table-cell table:formula="of:=[.B180]*[.$F$3]" office:value-type="float" office:value="744.32364149942" calcext:value-type="float">
            <text:p>744</text:p>
          </table:table-cell>
          <table:table-cell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table:formula="of:=SQRT([.A181]+2)-SQRT([.A181]+1)" office:value-type="float" office:value="0.0371135161583318" calcext:value-type="float">
            <text:p>0,04</text:p>
          </table:table-cell>
          <table:table-cell table:formula="of:=[.B181]*[.$F$1]" office:value-type="float" office:value="1855.67580791659" calcext:value-type="float">
            <text:p>1856</text:p>
          </table:table-cell>
          <table:table-cell table:formula="of:=[.B181]*[.$F$2]" office:value-type="float" office:value="1298.97306554161" calcext:value-type="float">
            <text:p>1299</text:p>
          </table:table-cell>
          <table:table-cell table:formula="of:=[.B181]*[.$F$3]" office:value-type="float" office:value="742.270323166636" calcext:value-type="float">
            <text:p>742</text:p>
          </table:table-cell>
          <table:table-cell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table:formula="of:=SQRT([.A182]+2)-SQRT([.A182]+1)" office:value-type="float" office:value="0.0370116952366413" calcext:value-type="float">
            <text:p>0,04</text:p>
          </table:table-cell>
          <table:table-cell table:formula="of:=[.B182]*[.$F$1]" office:value-type="float" office:value="1850.58476183206" calcext:value-type="float">
            <text:p>1851</text:p>
          </table:table-cell>
          <table:table-cell table:formula="of:=[.B182]*[.$F$2]" office:value-type="float" office:value="1295.40933328244" calcext:value-type="float">
            <text:p>1295</text:p>
          </table:table-cell>
          <table:table-cell table:formula="of:=[.B182]*[.$F$3]" office:value-type="float" office:value="740.233904732826" calcext:value-type="float">
            <text:p>740</text:p>
          </table:table-cell>
          <table:table-cell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table:formula="of:=SQRT([.A183]+2)-SQRT([.A183]+1)" office:value-type="float" office:value="0.0369107077818533" calcext:value-type="float">
            <text:p>0,04</text:p>
          </table:table-cell>
          <table:table-cell table:formula="of:=[.B183]*[.$F$1]" office:value-type="float" office:value="1845.53538909267" calcext:value-type="float">
            <text:p>1846</text:p>
          </table:table-cell>
          <table:table-cell table:formula="of:=[.B183]*[.$F$2]" office:value-type="float" office:value="1291.87477236487" calcext:value-type="float">
            <text:p>1292</text:p>
          </table:table-cell>
          <table:table-cell table:formula="of:=[.B183]*[.$F$3]" office:value-type="float" office:value="738.214155637067" calcext:value-type="float">
            <text:p>738</text:p>
          </table:table-cell>
          <table:table-cell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table:formula="of:=SQRT([.A184]+2)-SQRT([.A184]+1)" office:value-type="float" office:value="0.0368105424849077" calcext:value-type="float">
            <text:p>0,04</text:p>
          </table:table-cell>
          <table:table-cell table:formula="of:=[.B184]*[.$F$1]" office:value-type="float" office:value="1840.52712424538" calcext:value-type="float">
            <text:p>1841</text:p>
          </table:table-cell>
          <table:table-cell table:formula="of:=[.B184]*[.$F$2]" office:value-type="float" office:value="1288.36898697177" calcext:value-type="float">
            <text:p>1288</text:p>
          </table:table-cell>
          <table:table-cell table:formula="of:=[.B184]*[.$F$3]" office:value-type="float" office:value="736.210849698153" calcext:value-type="float">
            <text:p>736</text:p>
          </table:table-cell>
          <table:table-cell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table:formula="of:=SQRT([.A185]+2)-SQRT([.A185]+1)" office:value-type="float" office:value="0.0367111882504112" calcext:value-type="float">
            <text:p>0,04</text:p>
          </table:table-cell>
          <table:table-cell table:formula="of:=[.B185]*[.$F$1]" office:value-type="float" office:value="1835.55941252056" calcext:value-type="float">
            <text:p>1836</text:p>
          </table:table-cell>
          <table:table-cell table:formula="of:=[.B185]*[.$F$2]" office:value-type="float" office:value="1284.89158876439" calcext:value-type="float">
            <text:p>1285</text:p>
          </table:table-cell>
          <table:table-cell table:formula="of:=[.B185]*[.$F$3]" office:value-type="float" office:value="734.223765008224" calcext:value-type="float">
            <text:p>734</text:p>
          </table:table-cell>
          <table:table-cell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table:formula="of:=SQRT([.A186]+2)-SQRT([.A186]+1)" office:value-type="float" office:value="0.0366126341914885" calcext:value-type="float">
            <text:p>0,04</text:p>
          </table:table-cell>
          <table:table-cell table:formula="of:=[.B186]*[.$F$1]" office:value-type="float" office:value="1830.63170957443" calcext:value-type="float">
            <text:p>1831</text:p>
          </table:table-cell>
          <table:table-cell table:formula="of:=[.B186]*[.$F$2]" office:value-type="float" office:value="1281.4421967021" calcext:value-type="float">
            <text:p>1281</text:p>
          </table:table-cell>
          <table:table-cell table:formula="of:=[.B186]*[.$F$3]" office:value-type="float" office:value="732.252683829771" calcext:value-type="float">
            <text:p>732</text:p>
          </table:table-cell>
          <table:table-cell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table:formula="of:=SQRT([.A187]+2)-SQRT([.A187]+1)" office:value-type="float" office:value="0.0365148696247441" calcext:value-type="float">
            <text:p>0,04</text:p>
          </table:table-cell>
          <table:table-cell table:formula="of:=[.B187]*[.$F$1]" office:value-type="float" office:value="1825.74348123721" calcext:value-type="float">
            <text:p>1826</text:p>
          </table:table-cell>
          <table:table-cell table:formula="of:=[.B187]*[.$F$2]" office:value-type="float" office:value="1278.02043686605" calcext:value-type="float">
            <text:p>1278</text:p>
          </table:table-cell>
          <table:table-cell table:formula="of:=[.B187]*[.$F$3]" office:value-type="float" office:value="730.297392494883" calcext:value-type="float">
            <text:p>730</text:p>
          </table:table-cell>
          <table:table-cell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table:formula="of:=SQRT([.A188]+2)-SQRT([.A188]+1)" office:value-type="float" office:value="0.0364178840654326" calcext:value-type="float">
            <text:p>0,04</text:p>
          </table:table-cell>
          <table:table-cell table:formula="of:=[.B188]*[.$F$1]" office:value-type="float" office:value="1820.89420327163" calcext:value-type="float">
            <text:p>1821</text:p>
          </table:table-cell>
          <table:table-cell table:formula="of:=[.B188]*[.$F$2]" office:value-type="float" office:value="1274.62594229014" calcext:value-type="float">
            <text:p>1275</text:p>
          </table:table-cell>
          <table:table-cell table:formula="of:=[.B188]*[.$F$3]" office:value-type="float" office:value="728.357681308651" calcext:value-type="float">
            <text:p>728</text:p>
          </table:table-cell>
          <table:table-cell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table:formula="of:=SQRT([.A189]+2)-SQRT([.A189]+1)" office:value-type="float" office:value="0.0363216672227011" calcext:value-type="float">
            <text:p>0,04</text:p>
          </table:table-cell>
          <table:table-cell table:formula="of:=[.B189]*[.$F$1]" office:value-type="float" office:value="1816.08336113506" calcext:value-type="float">
            <text:p>1816</text:p>
          </table:table-cell>
          <table:table-cell table:formula="of:=[.B189]*[.$F$2]" office:value-type="float" office:value="1271.25835279454" calcext:value-type="float">
            <text:p>1271</text:p>
          </table:table-cell>
          <table:table-cell table:formula="of:=[.B189]*[.$F$3]" office:value-type="float" office:value="726.433344454023" calcext:value-type="float">
            <text:p>726</text:p>
          </table:table-cell>
          <table:table-cell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table:formula="of:=SQRT([.A190]+2)-SQRT([.A190]+1)" office:value-type="float" office:value="0.036226208995032" calcext:value-type="float">
            <text:p>0,04</text:p>
          </table:table-cell>
          <table:table-cell table:formula="of:=[.B190]*[.$F$1]" office:value-type="float" office:value="1811.3104497516" calcext:value-type="float">
            <text:p>1811</text:p>
          </table:table-cell>
          <table:table-cell table:formula="of:=[.B190]*[.$F$2]" office:value-type="float" office:value="1267.91731482612" calcext:value-type="float">
            <text:p>1268</text:p>
          </table:table-cell>
          <table:table-cell table:formula="of:=[.B190]*[.$F$3]" office:value-type="float" office:value="724.524179900641" calcext:value-type="float">
            <text:p>725</text:p>
          </table:table-cell>
          <table:table-cell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table:formula="of:=SQRT([.A191]+2)-SQRT([.A191]+1)" office:value-type="float" office:value="0.036131499465764" calcext:value-type="float">
            <text:p>0,04</text:p>
          </table:table-cell>
          <table:table-cell table:formula="of:=[.B191]*[.$F$1]" office:value-type="float" office:value="1806.5749732882" calcext:value-type="float">
            <text:p>1807</text:p>
          </table:table-cell>
          <table:table-cell table:formula="of:=[.B191]*[.$F$2]" office:value-type="float" office:value="1264.60248130174" calcext:value-type="float">
            <text:p>1265</text:p>
          </table:table-cell>
          <table:table-cell table:formula="of:=[.B191]*[.$F$3]" office:value-type="float" office:value="722.62998931528" calcext:value-type="float">
            <text:p>723</text:p>
          </table:table-cell>
          <table:table-cell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table:formula="of:=SQRT([.A192]+2)-SQRT([.A192]+1)" office:value-type="float" office:value="0.0360375288987864" calcext:value-type="float">
            <text:p>0,04</text:p>
          </table:table-cell>
          <table:table-cell table:formula="of:=[.B192]*[.$F$1]" office:value-type="float" office:value="1801.87644493932" calcext:value-type="float">
            <text:p>1802</text:p>
          </table:table-cell>
          <table:table-cell table:formula="of:=[.B192]*[.$F$2]" office:value-type="float" office:value="1261.31351145752" calcext:value-type="float">
            <text:p>1261</text:p>
          </table:table-cell>
          <table:table-cell table:formula="of:=[.B192]*[.$F$3]" office:value-type="float" office:value="720.750577975729" calcext:value-type="float">
            <text:p>721</text:p>
          </table:table-cell>
          <table:table-cell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table:formula="of:=SQRT([.A193]+2)-SQRT([.A193]+1)" office:value-type="float" office:value="0.0359442877343152" calcext:value-type="float">
            <text:p>0,04</text:p>
          </table:table-cell>
          <table:table-cell table:formula="of:=[.B193]*[.$F$1]" office:value-type="float" office:value="1797.21438671576" calcext:value-type="float">
            <text:p>1797</text:p>
          </table:table-cell>
          <table:table-cell table:formula="of:=[.B193]*[.$F$2]" office:value-type="float" office:value="1258.05007070103" calcext:value-type="float">
            <text:p>1258</text:p>
          </table:table-cell>
          <table:table-cell table:formula="of:=[.B193]*[.$F$3]" office:value-type="float" office:value="718.885754686305" calcext:value-type="float">
            <text:p>719</text:p>
          </table:table-cell>
          <table:table-cell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table:formula="of:=SQRT([.A194]+2)-SQRT([.A194]+1)" office:value-type="float" office:value="0.0358517665848215" calcext:value-type="float">
            <text:p>0,04</text:p>
          </table:table-cell>
          <table:table-cell table:formula="of:=[.B194]*[.$F$1]" office:value-type="float" office:value="1792.58832924107" calcext:value-type="float">
            <text:p>1793</text:p>
          </table:table-cell>
          <table:table-cell table:formula="of:=[.B194]*[.$F$2]" office:value-type="float" office:value="1254.81183046875" calcext:value-type="float">
            <text:p>1255</text:p>
          </table:table-cell>
          <table:table-cell table:formula="of:=[.B194]*[.$F$3]" office:value-type="float" office:value="717.035331696429" calcext:value-type="float">
            <text:p>717</text:p>
          </table:table-cell>
          <table:table-cell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table:formula="of:=SQRT([.A195]+2)-SQRT([.A195]+1)" office:value-type="float" office:value="0.0357599562310593" calcext:value-type="float">
            <text:p>0,04</text:p>
          </table:table-cell>
          <table:table-cell table:formula="of:=[.B195]*[.$F$1]" office:value-type="float" office:value="1787.99781155297" calcext:value-type="float">
            <text:p>1788</text:p>
          </table:table-cell>
          <table:table-cell table:formula="of:=[.B195]*[.$F$2]" office:value-type="float" office:value="1251.59846808708" calcext:value-type="float">
            <text:p>1252</text:p>
          </table:table-cell>
          <table:table-cell table:formula="of:=[.B195]*[.$F$3]" office:value-type="float" office:value="715.199124621187" calcext:value-type="float">
            <text:p>715</text:p>
          </table:table-cell>
          <table:table-cell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table:formula="of:=SQRT([.A196]+2)-SQRT([.A196]+1)" office:value-type="float" office:value="0.035668847618199" calcext:value-type="float">
            <text:p>0,04</text:p>
          </table:table-cell>
          <table:table-cell table:formula="of:=[.B196]*[.$F$1]" office:value-type="float" office:value="1783.44238090995" calcext:value-type="float">
            <text:p>1783</text:p>
          </table:table-cell>
          <table:table-cell table:formula="of:=[.B196]*[.$F$2]" office:value-type="float" office:value="1248.40966663696" calcext:value-type="float">
            <text:p>1248</text:p>
          </table:table-cell>
          <table:table-cell table:formula="of:=[.B196]*[.$F$3]" office:value-type="float" office:value="713.37695236398" calcext:value-type="float">
            <text:p>713</text:p>
          </table:table-cell>
          <table:table-cell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table:formula="of:=SQRT([.A197]+2)-SQRT([.A197]+1)" office:value-type="float" office:value="0.0355784318520893" calcext:value-type="float">
            <text:p>0,04</text:p>
          </table:table-cell>
          <table:table-cell table:formula="of:=[.B197]*[.$F$1]" office:value-type="float" office:value="1778.92159260447" calcext:value-type="float">
            <text:p>1779</text:p>
          </table:table-cell>
          <table:table-cell table:formula="of:=[.B197]*[.$F$2]" office:value-type="float" office:value="1245.24511482313" calcext:value-type="float">
            <text:p>1245</text:p>
          </table:table-cell>
          <table:table-cell table:formula="of:=[.B197]*[.$F$3]" office:value-type="float" office:value="711.568637041786" calcext:value-type="float">
            <text:p>712</text:p>
          </table:table-cell>
          <table:table-cell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table:formula="of:=SQRT([.A198]+2)-SQRT([.A198]+1)" office:value-type="float" office:value="0.0354887001955966" calcext:value-type="float">
            <text:p>0,04</text:p>
          </table:table-cell>
          <table:table-cell table:formula="of:=[.B198]*[.$F$1]" office:value-type="float" office:value="1774.43500977983" calcext:value-type="float">
            <text:p>1774</text:p>
          </table:table-cell>
          <table:table-cell table:formula="of:=[.B198]*[.$F$2]" office:value-type="float" office:value="1242.10450684588" calcext:value-type="float">
            <text:p>1242</text:p>
          </table:table-cell>
          <table:table-cell table:formula="of:=[.B198]*[.$F$3]" office:value-type="float" office:value="709.774003911932" calcext:value-type="float">
            <text:p>710</text:p>
          </table:table-cell>
          <table:table-cell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table:formula="of:=SQRT([.A199]+2)-SQRT([.A199]+1)" office:value-type="float" office:value="0.0353996440650661" calcext:value-type="float">
            <text:p>0,04</text:p>
          </table:table-cell>
          <table:table-cell table:formula="of:=[.B199]*[.$F$1]" office:value-type="float" office:value="1769.98220325331" calcext:value-type="float">
            <text:p>1770</text:p>
          </table:table-cell>
          <table:table-cell table:formula="of:=[.B199]*[.$F$2]" office:value-type="float" office:value="1238.98754227731" calcext:value-type="float">
            <text:p>1239</text:p>
          </table:table-cell>
          <table:table-cell table:formula="of:=[.B199]*[.$F$3]" office:value-type="float" office:value="707.992881301323" calcext:value-type="float">
            <text:p>708</text:p>
          </table:table-cell>
          <table:table-cell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table:formula="of:=SQRT([.A200]+2)-SQRT([.A200]+1)" office:value-type="float" office:value="0.0353112550268744" calcext:value-type="float">
            <text:p>0,04</text:p>
          </table:table-cell>
          <table:table-cell table:formula="of:=[.B200]*[.$F$1]" office:value-type="float" office:value="1765.56275134372" calcext:value-type="float">
            <text:p>1766</text:p>
          </table:table-cell>
          <table:table-cell table:formula="of:=[.B200]*[.$F$2]" office:value-type="float" office:value="1235.8939259406" calcext:value-type="float">
            <text:p>1236</text:p>
          </table:table-cell>
          <table:table-cell table:formula="of:=[.B200]*[.$F$3]" office:value-type="float" office:value="706.225100537488" calcext:value-type="float">
            <text:p>706</text:p>
          </table:table-cell>
          <table:table-cell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table:formula="of:=SQRT([.A201]+2)-SQRT([.A201]+1)" office:value-type="float" office:value="0.0352235247940698" calcext:value-type="float">
            <text:p>0,04</text:p>
          </table:table-cell>
          <table:table-cell table:formula="of:=[.B201]*[.$F$1]" office:value-type="float" office:value="1761.17623970349" calcext:value-type="float">
            <text:p>1761</text:p>
          </table:table-cell>
          <table:table-cell table:formula="of:=[.B201]*[.$F$2]" office:value-type="float" office:value="1232.82336779244" calcext:value-type="float">
            <text:p>1233</text:p>
          </table:table-cell>
          <table:table-cell table:formula="of:=[.B201]*[.$F$3]" office:value-type="float" office:value="704.470495881395" calcext:value-type="float">
            <text:p>704</text:p>
          </table:table-cell>
          <table:table-cell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table:formula="of:=SQRT([.A202]+2)-SQRT([.A202]+1)" office:value-type="float" office:value="0.0351364452231113" calcext:value-type="float">
            <text:p>0,04</text:p>
          </table:table-cell>
          <table:table-cell table:formula="of:=[.B202]*[.$F$1]" office:value-type="float" office:value="1756.82226115557" calcext:value-type="float">
            <text:p>1757</text:p>
          </table:table-cell>
          <table:table-cell table:formula="of:=[.B202]*[.$F$2]" office:value-type="float" office:value="1229.7755828089" calcext:value-type="float">
            <text:p>1230</text:p>
          </table:table-cell>
          <table:table-cell table:formula="of:=[.B202]*[.$F$3]" office:value-type="float" office:value="702.728904462226" calcext:value-type="float">
            <text:p>703</text:p>
          </table:table-cell>
          <table:table-cell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table:formula="of:=SQRT([.A203]+2)-SQRT([.A203]+1)" office:value-type="float" office:value="0.0350500083106944" calcext:value-type="float">
            <text:p>0,04</text:p>
          </table:table-cell>
          <table:table-cell table:formula="of:=[.B203]*[.$F$1]" office:value-type="float" office:value="1752.50041553472" calcext:value-type="float">
            <text:p>1753</text:p>
          </table:table-cell>
          <table:table-cell table:formula="of:=[.B203]*[.$F$2]" office:value-type="float" office:value="1226.7502908743" calcext:value-type="float">
            <text:p>1227</text:p>
          </table:table-cell>
          <table:table-cell table:formula="of:=[.B203]*[.$F$3]" office:value-type="float" office:value="701.000166213888" calcext:value-type="float">
            <text:p>701</text:p>
          </table:table-cell>
          <table:table-cell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table:formula="of:=SQRT([.A204]+2)-SQRT([.A204]+1)" office:value-type="float" office:value="0.0349642061906525" calcext:value-type="float">
            <text:p>0,03</text:p>
          </table:table-cell>
          <table:table-cell table:formula="of:=[.B204]*[.$F$1]" office:value-type="float" office:value="1748.21030953263" calcext:value-type="float">
            <text:p>1748</text:p>
          </table:table-cell>
          <table:table-cell table:formula="of:=[.B204]*[.$F$2]" office:value-type="float" office:value="1223.74721667284" calcext:value-type="float">
            <text:p>1224</text:p>
          </table:table-cell>
          <table:table-cell table:formula="of:=[.B204]*[.$F$3]" office:value-type="float" office:value="699.284123813051" calcext:value-type="float">
            <text:p>699</text:p>
          </table:table-cell>
          <table:table-cell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table:formula="of:=SQRT([.A205]+2)-SQRT([.A205]+1)" office:value-type="float" office:value="0.0348790311309699" calcext:value-type="float">
            <text:p>0,03</text:p>
          </table:table-cell>
          <table:table-cell table:formula="of:=[.B205]*[.$F$1]" office:value-type="float" office:value="1743.9515565485" calcext:value-type="float">
            <text:p>1744</text:p>
          </table:table-cell>
          <table:table-cell table:formula="of:=[.B205]*[.$F$2]" office:value-type="float" office:value="1220.76608958395" calcext:value-type="float">
            <text:p>1221</text:p>
          </table:table-cell>
          <table:table-cell table:formula="of:=[.B205]*[.$F$3]" office:value-type="float" office:value="697.580622619398" calcext:value-type="float">
            <text:p>698</text:p>
          </table:table-cell>
          <table:table-cell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table:formula="of:=SQRT([.A206]+2)-SQRT([.A206]+1)" office:value-type="float" office:value="0.0347944755308358" calcext:value-type="float">
            <text:p>0,03</text:p>
          </table:table-cell>
          <table:table-cell table:formula="of:=[.B206]*[.$F$1]" office:value-type="float" office:value="1739.72377654179" calcext:value-type="float">
            <text:p>1740</text:p>
          </table:table-cell>
          <table:table-cell table:formula="of:=[.B206]*[.$F$2]" office:value-type="float" office:value="1217.80664357925" calcext:value-type="float">
            <text:p>1218</text:p>
          </table:table-cell>
          <table:table-cell table:formula="of:=[.B206]*[.$F$3]" office:value-type="float" office:value="695.889510616716" calcext:value-type="float">
            <text:p>696</text:p>
          </table:table-cell>
          <table:table-cell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table:formula="of:=SQRT([.A207]+2)-SQRT([.A207]+1)" office:value-type="float" office:value="0.0347105319177974" calcext:value-type="float">
            <text:p>0,03</text:p>
          </table:table-cell>
          <table:table-cell table:formula="of:=[.B207]*[.$F$1]" office:value-type="float" office:value="1735.52659588987" calcext:value-type="float">
            <text:p>1736</text:p>
          </table:table-cell>
          <table:table-cell table:formula="of:=[.B207]*[.$F$2]" office:value-type="float" office:value="1214.86861712291" calcext:value-type="float">
            <text:p>1215</text:p>
          </table:table-cell>
          <table:table-cell table:formula="of:=[.B207]*[.$F$3]" office:value-type="float" office:value="694.210638355948" calcext:value-type="float">
            <text:p>694</text:p>
          </table:table-cell>
          <table:table-cell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table:formula="of:=SQRT([.A208]+2)-SQRT([.A208]+1)" office:value-type="float" office:value="0.0346271929450044" calcext:value-type="float">
            <text:p>0,03</text:p>
          </table:table-cell>
          <table:table-cell table:formula="of:=[.B208]*[.$F$1]" office:value-type="float" office:value="1731.35964725022" calcext:value-type="float">
            <text:p>1731</text:p>
          </table:table-cell>
          <table:table-cell table:formula="of:=[.B208]*[.$F$2]" office:value-type="float" office:value="1211.95175307515" calcext:value-type="float">
            <text:p>1212</text:p>
          </table:table-cell>
          <table:table-cell table:formula="of:=[.B208]*[.$F$3]" office:value-type="float" office:value="692.543858900088" calcext:value-type="float">
            <text:p>693</text:p>
          </table:table-cell>
          <table:table-cell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table:formula="of:=SQRT([.A209]+2)-SQRT([.A209]+1)" office:value-type="float" office:value="0.0345444513884772" calcext:value-type="float">
            <text:p>0,03</text:p>
          </table:table-cell>
          <table:table-cell table:formula="of:=[.B209]*[.$F$1]" office:value-type="float" office:value="1727.22256942386" calcext:value-type="float">
            <text:p>1727</text:p>
          </table:table-cell>
          <table:table-cell table:formula="of:=[.B209]*[.$F$2]" office:value-type="float" office:value="1209.0557985967" calcext:value-type="float">
            <text:p>1209</text:p>
          </table:table-cell>
          <table:table-cell table:formula="of:=[.B209]*[.$F$3]" office:value-type="float" office:value="690.889027769543" calcext:value-type="float">
            <text:p>691</text:p>
          </table:table-cell>
          <table:table-cell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table:formula="of:=SQRT([.A210]+2)-SQRT([.A210]+1)" office:value-type="float" office:value="0.0344623001445115" calcext:value-type="float">
            <text:p>0,03</text:p>
          </table:table-cell>
          <table:table-cell table:formula="of:=[.B210]*[.$F$1]" office:value-type="float" office:value="1723.11500722557" calcext:value-type="float">
            <text:p>1723</text:p>
          </table:table-cell>
          <table:table-cell table:formula="of:=[.B210]*[.$F$2]" office:value-type="float" office:value="1206.1805050579" calcext:value-type="float">
            <text:p>1206</text:p>
          </table:table-cell>
          <table:table-cell table:formula="of:=[.B210]*[.$F$3]" office:value-type="float" office:value="689.246002890229" calcext:value-type="float">
            <text:p>689</text:p>
          </table:table-cell>
          <table:table-cell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table:formula="of:=SQRT([.A211]+2)-SQRT([.A211]+1)" office:value-type="float" office:value="0.0343807322270866" calcext:value-type="float">
            <text:p>0,03</text:p>
          </table:table-cell>
          <table:table-cell table:formula="of:=[.B211]*[.$F$1]" office:value-type="float" office:value="1719.03661135433" calcext:value-type="float">
            <text:p>1719</text:p>
          </table:table-cell>
          <table:table-cell table:formula="of:=[.B211]*[.$F$2]" office:value-type="float" office:value="1203.32562794803" calcext:value-type="float">
            <text:p>1203</text:p>
          </table:table-cell>
          <table:table-cell table:formula="of:=[.B211]*[.$F$3]" office:value-type="float" office:value="687.614644541732" calcext:value-type="float">
            <text:p>688</text:p>
          </table:table-cell>
          <table:table-cell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table:formula="of:=SQRT([.A212]+2)-SQRT([.A212]+1)" office:value-type="float" office:value="0.0342997407653876" calcext:value-type="float">
            <text:p>0,03</text:p>
          </table:table-cell>
          <table:table-cell table:formula="of:=[.B212]*[.$F$1]" office:value-type="float" office:value="1714.98703826938" calcext:value-type="float">
            <text:p>1715</text:p>
          </table:table-cell>
          <table:table-cell table:formula="of:=[.B212]*[.$F$2]" office:value-type="float" office:value="1200.49092678856" calcext:value-type="float">
            <text:p>1200</text:p>
          </table:table-cell>
          <table:table-cell table:formula="of:=[.B212]*[.$F$3]" office:value-type="float" office:value="685.994815307751" calcext:value-type="float">
            <text:p>686</text:p>
          </table:table-cell>
          <table:table-cell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table:formula="of:=SQRT([.A213]+2)-SQRT([.A213]+1)" office:value-type="float" office:value="0.0342193190013695" calcext:value-type="float">
            <text:p>0,03</text:p>
          </table:table-cell>
          <table:table-cell table:formula="of:=[.B213]*[.$F$1]" office:value-type="float" office:value="1710.96595006848" calcext:value-type="float">
            <text:p>1711</text:p>
          </table:table-cell>
          <table:table-cell table:formula="of:=[.B213]*[.$F$2]" office:value-type="float" office:value="1197.67616504793" calcext:value-type="float">
            <text:p>1198</text:p>
          </table:table-cell>
          <table:table-cell table:formula="of:=[.B213]*[.$F$3]" office:value-type="float" office:value="684.386380027391" calcext:value-type="float">
            <text:p>684</text:p>
          </table:table-cell>
          <table:table-cell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table:formula="of:=SQRT([.A214]+2)-SQRT([.A214]+1)" office:value-type="float" office:value="0.0341394602873866" calcext:value-type="float">
            <text:p>0,03</text:p>
          </table:table-cell>
          <table:table-cell table:formula="of:=[.B214]*[.$F$1]" office:value-type="float" office:value="1706.97301436933" calcext:value-type="float">
            <text:p>1707</text:p>
          </table:table-cell>
          <table:table-cell table:formula="of:=[.B214]*[.$F$2]" office:value-type="float" office:value="1194.88111005853" calcext:value-type="float">
            <text:p>1195</text:p>
          </table:table-cell>
          <table:table-cell table:formula="of:=[.B214]*[.$F$3]" office:value-type="float" office:value="682.789205747731" calcext:value-type="float">
            <text:p>683</text:p>
          </table:table-cell>
          <table:table-cell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table:formula="of:=SQRT([.A215]+2)-SQRT([.A215]+1)" office:value-type="float" office:value="0.0340601580838893" calcext:value-type="float">
            <text:p>0,03</text:p>
          </table:table-cell>
          <table:table-cell table:formula="of:=[.B215]*[.$F$1]" office:value-type="float" office:value="1703.00790419446" calcext:value-type="float">
            <text:p>1703</text:p>
          </table:table-cell>
          <table:table-cell table:formula="of:=[.B215]*[.$F$2]" office:value-type="float" office:value="1192.10553293613" calcext:value-type="float">
            <text:p>1192</text:p>
          </table:table-cell>
          <table:table-cell table:formula="of:=[.B215]*[.$F$3]" office:value-type="float" office:value="681.203161677786" calcext:value-type="float">
            <text:p>681</text:p>
          </table:table-cell>
          <table:table-cell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table:formula="of:=SQRT([.A216]+2)-SQRT([.A216]+1)" office:value-type="float" office:value="0.0339814059571655" calcext:value-type="float">
            <text:p>0,03</text:p>
          </table:table-cell>
          <table:table-cell table:formula="of:=[.B216]*[.$F$1]" office:value-type="float" office:value="1699.07029785827" calcext:value-type="float">
            <text:p>1699</text:p>
          </table:table-cell>
          <table:table-cell table:formula="of:=[.B216]*[.$F$2]" office:value-type="float" office:value="1189.34920850079" calcext:value-type="float">
            <text:p>1189</text:p>
          </table:table-cell>
          <table:table-cell table:formula="of:=[.B216]*[.$F$3]" office:value-type="float" office:value="679.62811914331" calcext:value-type="float">
            <text:p>680</text:p>
          </table:table-cell>
          <table:table-cell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table:formula="of:=SQRT([.A217]+2)-SQRT([.A217]+1)" office:value-type="float" office:value="0.0339031975771658" calcext:value-type="float">
            <text:p>0,03</text:p>
          </table:table-cell>
          <table:table-cell table:formula="of:=[.B217]*[.$F$1]" office:value-type="float" office:value="1695.15987885829" calcext:value-type="float">
            <text:p>1695</text:p>
          </table:table-cell>
          <table:table-cell table:formula="of:=[.B217]*[.$F$2]" office:value-type="float" office:value="1186.6119152008" calcext:value-type="float">
            <text:p>1187</text:p>
          </table:table-cell>
          <table:table-cell table:formula="of:=[.B217]*[.$F$3]" office:value-type="float" office:value="678.063951543315" calcext:value-type="float">
            <text:p>678</text:p>
          </table:table-cell>
          <table:table-cell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table:formula="of:=SQRT([.A218]+2)-SQRT([.A218]+1)" office:value-type="float" office:value="0.0338255267153418" calcext:value-type="float">
            <text:p>0,03</text:p>
          </table:table-cell>
          <table:table-cell table:formula="of:=[.B218]*[.$F$1]" office:value-type="float" office:value="1691.27633576709" calcext:value-type="float">
            <text:p>1691</text:p>
          </table:table-cell>
          <table:table-cell table:formula="of:=[.B218]*[.$F$2]" office:value-type="float" office:value="1183.89343503696" calcext:value-type="float">
            <text:p>1184</text:p>
          </table:table-cell>
          <table:table-cell table:formula="of:=[.B218]*[.$F$3]" office:value-type="float" office:value="676.510534306836" calcext:value-type="float">
            <text:p>677</text:p>
          </table:table-cell>
          <table:table-cell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table:formula="of:=SQRT([.A219]+2)-SQRT([.A219]+1)" office:value-type="float" office:value="0.0337483872425839" calcext:value-type="float">
            <text:p>0,03</text:p>
          </table:table-cell>
          <table:table-cell table:formula="of:=[.B219]*[.$F$1]" office:value-type="float" office:value="1687.41936212919" calcext:value-type="float">
            <text:p>1687</text:p>
          </table:table-cell>
          <table:table-cell table:formula="of:=[.B219]*[.$F$2]" office:value-type="float" office:value="1181.19355349044" calcext:value-type="float">
            <text:p>1181</text:p>
          </table:table-cell>
          <table:table-cell table:formula="of:=[.B219]*[.$F$3]" office:value-type="float" office:value="674.967744851678" calcext:value-type="float">
            <text:p>675</text:p>
          </table:table-cell>
          <table:table-cell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table:formula="of:=SQRT([.A220]+2)-SQRT([.A220]+1)" office:value-type="float" office:value="0.0336717731271801" calcext:value-type="float">
            <text:p>0,03</text:p>
          </table:table-cell>
          <table:table-cell table:formula="of:=[.B220]*[.$F$1]" office:value-type="float" office:value="1683.588656359" calcext:value-type="float">
            <text:p>1684</text:p>
          </table:table-cell>
          <table:table-cell table:formula="of:=[.B220]*[.$F$2]" office:value-type="float" office:value="1178.5120594513" calcext:value-type="float">
            <text:p>1179</text:p>
          </table:table-cell>
          <table:table-cell table:formula="of:=[.B220]*[.$F$3]" office:value-type="float" office:value="673.435462543601" calcext:value-type="float">
            <text:p>673</text:p>
          </table:table-cell>
          <table:table-cell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table:formula="of:=SQRT([.A221]+2)-SQRT([.A221]+1)" office:value-type="float" office:value="0.0335956784328335" calcext:value-type="float">
            <text:p>0,03</text:p>
          </table:table-cell>
          <table:table-cell table:formula="of:=[.B221]*[.$F$1]" office:value-type="float" office:value="1679.78392164168" calcext:value-type="float">
            <text:p>1680</text:p>
          </table:table-cell>
          <table:table-cell table:formula="of:=[.B221]*[.$F$2]" office:value-type="float" office:value="1175.84874514917" calcext:value-type="float">
            <text:p>1176</text:p>
          </table:table-cell>
          <table:table-cell table:formula="of:=[.B221]*[.$F$3]" office:value-type="float" office:value="671.91356865667" calcext:value-type="float">
            <text:p>672</text:p>
          </table:table-cell>
          <table:table-cell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table:formula="of:=SQRT([.A222]+2)-SQRT([.A222]+1)" office:value-type="float" office:value="0.0335200973167389" calcext:value-type="float">
            <text:p>0,03</text:p>
          </table:table-cell>
          <table:table-cell table:formula="of:=[.B222]*[.$F$1]" office:value-type="float" office:value="1676.00486583694" calcext:value-type="float">
            <text:p>1676</text:p>
          </table:table-cell>
          <table:table-cell table:formula="of:=[.B222]*[.$F$2]" office:value-type="float" office:value="1173.20340608586" calcext:value-type="float">
            <text:p>1173</text:p>
          </table:table-cell>
          <table:table-cell table:formula="of:=[.B222]*[.$F$3]" office:value-type="float" office:value="670.401946334778" calcext:value-type="float">
            <text:p>670</text:p>
          </table:table-cell>
          <table:table-cell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table:formula="of:=SQRT([.A223]+2)-SQRT([.A223]+1)" office:value-type="float" office:value="0.0334450240276869" calcext:value-type="float">
            <text:p>0,03</text:p>
          </table:table-cell>
          <table:table-cell table:formula="of:=[.B223]*[.$F$1]" office:value-type="float" office:value="1672.25120138435" calcext:value-type="float">
            <text:p>1672</text:p>
          </table:table-cell>
          <table:table-cell table:formula="of:=[.B223]*[.$F$2]" office:value-type="float" office:value="1170.57584096904" calcext:value-type="float">
            <text:p>1171</text:p>
          </table:table-cell>
          <table:table-cell table:formula="of:=[.B223]*[.$F$3]" office:value-type="float" office:value="668.900480553738" calcext:value-type="float">
            <text:p>669</text:p>
          </table:table-cell>
          <table:table-cell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table:formula="of:=SQRT([.A224]+2)-SQRT([.A224]+1)" office:value-type="float" office:value="0.0333704529042347" calcext:value-type="float">
            <text:p>0,03</text:p>
          </table:table-cell>
          <table:table-cell table:formula="of:=[.B224]*[.$F$1]" office:value-type="float" office:value="1668.52264521173" calcext:value-type="float">
            <text:p>1669</text:p>
          </table:table-cell>
          <table:table-cell table:formula="of:=[.B224]*[.$F$2]" office:value-type="float" office:value="1167.96585164821" calcext:value-type="float">
            <text:p>1168</text:p>
          </table:table-cell>
          <table:table-cell table:formula="of:=[.B224]*[.$F$3]" office:value-type="float" office:value="667.409058084694" calcext:value-type="float">
            <text:p>667</text:p>
          </table:table-cell>
          <table:table-cell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table:formula="of:=SQRT([.A225]+2)-SQRT([.A225]+1)" office:value-type="float" office:value="0.0332963783729081" calcext:value-type="float">
            <text:p>0,03</text:p>
          </table:table-cell>
          <table:table-cell table:formula="of:=[.B225]*[.$F$1]" office:value-type="float" office:value="1664.81891864541" calcext:value-type="float">
            <text:p>1665</text:p>
          </table:table-cell>
          <table:table-cell table:formula="of:=[.B225]*[.$F$2]" office:value-type="float" office:value="1165.37324305178" calcext:value-type="float">
            <text:p>1165</text:p>
          </table:table-cell>
          <table:table-cell table:formula="of:=[.B225]*[.$F$3]" office:value-type="float" office:value="665.927567458162" calcext:value-type="float">
            <text:p>666</text:p>
          </table:table-cell>
          <table:table-cell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table:formula="of:=SQRT([.A226]+2)-SQRT([.A226]+1)" office:value-type="float" office:value="0.0332227949464556" calcext:value-type="float">
            <text:p>0,03</text:p>
          </table:table-cell>
          <table:table-cell table:formula="of:=[.B226]*[.$F$1]" office:value-type="float" office:value="1661.13974732278" calcext:value-type="float">
            <text:p>1661</text:p>
          </table:table-cell>
          <table:table-cell table:formula="of:=[.B226]*[.$F$2]" office:value-type="float" office:value="1162.79782312595" calcext:value-type="float">
            <text:p>1163</text:p>
          </table:table-cell>
          <table:table-cell table:formula="of:=[.B226]*[.$F$3]" office:value-type="float" office:value="664.455898929113" calcext:value-type="float">
            <text:p>664</text:p>
          </table:table-cell>
          <table:table-cell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formula="of:=SQRT([.A227]+2)-SQRT([.A227]+1)" office:value-type="float" office:value="0.0331496972221359" calcext:value-type="float">
            <text:p>0,03</text:p>
          </table:table-cell>
          <table:table-cell table:formula="of:=[.B227]*[.$F$1]" office:value-type="float" office:value="1657.4848611068" calcext:value-type="float">
            <text:p>1657</text:p>
          </table:table-cell>
          <table:table-cell table:formula="of:=[.B227]*[.$F$2]" office:value-type="float" office:value="1160.23940277476" calcext:value-type="float">
            <text:p>1160</text:p>
          </table:table-cell>
          <table:table-cell table:formula="of:=[.B227]*[.$F$3]" office:value-type="float" office:value="662.993944442718" calcext:value-type="float">
            <text:p>663</text:p>
          </table:table-cell>
          <table:table-cell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table:formula="of:=SQRT([.A228]+2)-SQRT([.A228]+1)" office:value-type="float" office:value="0.0330770798800568" calcext:value-type="float">
            <text:p>0,03</text:p>
          </table:table-cell>
          <table:table-cell table:formula="of:=[.B228]*[.$F$1]" office:value-type="float" office:value="1653.85399400284" calcext:value-type="float">
            <text:p>1654</text:p>
          </table:table-cell>
          <table:table-cell table:formula="of:=[.B228]*[.$F$2]" office:value-type="float" office:value="1157.69779580199" calcext:value-type="float">
            <text:p>1158</text:p>
          </table:table-cell>
          <table:table-cell table:formula="of:=[.B228]*[.$F$3]" office:value-type="float" office:value="661.541597601136" calcext:value-type="float">
            <text:p>662</text:p>
          </table:table-cell>
          <table:table-cell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table:formula="of:=SQRT([.A229]+2)-SQRT([.A229]+1)" office:value-type="float" office:value="0.0330049376815449" calcext:value-type="float">
            <text:p>0,03</text:p>
          </table:table-cell>
          <table:table-cell table:formula="of:=[.B229]*[.$F$1]" office:value-type="float" office:value="1650.24688407724" calcext:value-type="float">
            <text:p>1650</text:p>
          </table:table-cell>
          <table:table-cell table:formula="of:=[.B229]*[.$F$2]" office:value-type="float" office:value="1155.17281885407" calcext:value-type="float">
            <text:p>1155</text:p>
          </table:table-cell>
          <table:table-cell table:formula="of:=[.B229]*[.$F$3]" office:value-type="float" office:value="660.098753630898" calcext:value-type="float">
            <text:p>660</text:p>
          </table:table-cell>
          <table:table-cell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table:formula="of:=SQRT([.A230]+2)-SQRT([.A230]+1)" office:value-type="float" office:value="0.0329332654675625" calcext:value-type="float">
            <text:p>0,03</text:p>
          </table:table-cell>
          <table:table-cell table:formula="of:=[.B230]*[.$F$1]" office:value-type="float" office:value="1646.66327337812" calcext:value-type="float">
            <text:p>1647</text:p>
          </table:table-cell>
          <table:table-cell table:formula="of:=[.B230]*[.$F$2]" office:value-type="float" office:value="1152.66429136469" calcext:value-type="float">
            <text:p>1153</text:p>
          </table:table-cell>
          <table:table-cell table:formula="of:=[.B230]*[.$F$3]" office:value-type="float" office:value="658.66530935125" calcext:value-type="float">
            <text:p>659</text:p>
          </table:table-cell>
          <table:table-cell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table:formula="of:=SQRT([.A231]+2)-SQRT([.A231]+1)" office:value-type="float" office:value="0.0328620581571535" calcext:value-type="float">
            <text:p>0,03</text:p>
          </table:table-cell>
          <table:table-cell table:formula="of:=[.B231]*[.$F$1]" office:value-type="float" office:value="1643.10290785767" calcext:value-type="float">
            <text:p>1643</text:p>
          </table:table-cell>
          <table:table-cell table:formula="of:=[.B231]*[.$F$2]" office:value-type="float" office:value="1150.17203550037" calcext:value-type="float">
            <text:p>1150</text:p>
          </table:table-cell>
          <table:table-cell table:formula="of:=[.B231]*[.$F$3]" office:value-type="float" office:value="657.24116314307" calcext:value-type="float">
            <text:p>657</text:p>
          </table:table-cell>
          <table:table-cell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table:formula="of:=SQRT([.A232]+2)-SQRT([.A232]+1)" office:value-type="float" office:value="0.0327913107459299" calcext:value-type="float">
            <text:p>0,03</text:p>
          </table:table-cell>
          <table:table-cell table:formula="of:=[.B232]*[.$F$1]" office:value-type="float" office:value="1639.56553729649" calcext:value-type="float">
            <text:p>1640</text:p>
          </table:table-cell>
          <table:table-cell table:formula="of:=[.B232]*[.$F$2]" office:value-type="float" office:value="1147.69587610755" calcext:value-type="float">
            <text:p>1148</text:p>
          </table:table-cell>
          <table:table-cell table:formula="of:=[.B232]*[.$F$3]" office:value-type="float" office:value="655.826214918598" calcext:value-type="float">
            <text:p>656</text:p>
          </table:table-cell>
          <table:table-cell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table:formula="of:=SQRT([.A233]+2)-SQRT([.A233]+1)" office:value-type="float" office:value="0.0327210183046081" calcext:value-type="float">
            <text:p>0,03</text:p>
          </table:table-cell>
          <table:table-cell table:formula="of:=[.B233]*[.$F$1]" office:value-type="float" office:value="1636.0509152304" calcext:value-type="float">
            <text:p>1636</text:p>
          </table:table-cell>
          <table:table-cell table:formula="of:=[.B233]*[.$F$2]" office:value-type="float" office:value="1145.23564066128" calcext:value-type="float">
            <text:p>1145</text:p>
          </table:table-cell>
          <table:table-cell table:formula="of:=[.B233]*[.$F$3]" office:value-type="float" office:value="654.420366092161" calcext:value-type="float">
            <text:p>654</text:p>
          </table:table-cell>
          <table:table-cell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formula="of:=SQRT([.A234]+2)-SQRT([.A234]+1)" office:value-type="float" office:value="0.0326511759775361" calcext:value-type="float">
            <text:p>0,03</text:p>
          </table:table-cell>
          <table:table-cell table:formula="of:=[.B234]*[.$F$1]" office:value-type="float" office:value="1632.5587988768" calcext:value-type="float">
            <text:p>1633</text:p>
          </table:table-cell>
          <table:table-cell table:formula="of:=[.B234]*[.$F$2]" office:value-type="float" office:value="1142.79115921376" calcext:value-type="float">
            <text:p>1143</text:p>
          </table:table-cell>
          <table:table-cell table:formula="of:=[.B234]*[.$F$3]" office:value-type="float" office:value="653.023519550722" calcext:value-type="float">
            <text:p>653</text:p>
          </table:table-cell>
          <table:table-cell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table:formula="of:=SQRT([.A235]+2)-SQRT([.A235]+1)" office:value-type="float" office:value="0.0325817789813243" calcext:value-type="float">
            <text:p>0,03</text:p>
          </table:table-cell>
          <table:table-cell table:formula="of:=[.B235]*[.$F$1]" office:value-type="float" office:value="1629.08894906622" calcext:value-type="float">
            <text:p>1629</text:p>
          </table:table-cell>
          <table:table-cell table:formula="of:=[.B235]*[.$F$2]" office:value-type="float" office:value="1140.36226434635" calcext:value-type="float">
            <text:p>1140</text:p>
          </table:table-cell>
          <table:table-cell table:formula="of:=[.B235]*[.$F$3]" office:value-type="float" office:value="651.635579626486" calcext:value-type="float">
            <text:p>652</text:p>
          </table:table-cell>
          <table:table-cell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table:formula="of:=SQRT([.A236]+2)-SQRT([.A236]+1)" office:value-type="float" office:value="0.0325128226034366" calcext:value-type="float">
            <text:p>0,03</text:p>
          </table:table-cell>
          <table:table-cell table:formula="of:=[.B236]*[.$F$1]" office:value-type="float" office:value="1625.64113017183" calcext:value-type="float">
            <text:p>1626</text:p>
          </table:table-cell>
          <table:table-cell table:formula="of:=[.B236]*[.$F$2]" office:value-type="float" office:value="1137.94879112028" calcext:value-type="float">
            <text:p>1138</text:p>
          </table:table-cell>
          <table:table-cell table:formula="of:=[.B236]*[.$F$3]" office:value-type="float" office:value="650.256452068732" calcext:value-type="float">
            <text:p>650</text:p>
          </table:table-cell>
          <table:table-cell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table:formula="of:=SQRT([.A237]+2)-SQRT([.A237]+1)" office:value-type="float" office:value="0.0324443022008598" calcext:value-type="float">
            <text:p>0,03</text:p>
          </table:table-cell>
          <table:table-cell table:formula="of:=[.B237]*[.$F$1]" office:value-type="float" office:value="1622.21511004299" calcext:value-type="float">
            <text:p>1622</text:p>
          </table:table-cell>
          <table:table-cell table:formula="of:=[.B237]*[.$F$2]" office:value-type="float" office:value="1135.55057703009" calcext:value-type="float">
            <text:p>1136</text:p>
          </table:table-cell>
          <table:table-cell table:formula="of:=[.B237]*[.$F$3]" office:value-type="float" office:value="648.886044017196" calcext:value-type="float">
            <text:p>649</text:p>
          </table:table-cell>
          <table:table-cell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table:formula="of:=SQRT([.A238]+2)-SQRT([.A238]+1)" office:value-type="float" office:value="0.0323762131987948" calcext:value-type="float">
            <text:p>0,03</text:p>
          </table:table-cell>
          <table:table-cell table:formula="of:=[.B238]*[.$F$1]" office:value-type="float" office:value="1618.81065993974" calcext:value-type="float">
            <text:p>1619</text:p>
          </table:table-cell>
          <table:table-cell table:formula="of:=[.B238]*[.$F$2]" office:value-type="float" office:value="1133.16746195782" calcext:value-type="float">
            <text:p>1133</text:p>
          </table:table-cell>
          <table:table-cell table:formula="of:=[.B238]*[.$F$3]" office:value-type="float" office:value="647.524263975896" calcext:value-type="float">
            <text:p>648</text:p>
          </table:table-cell>
          <table:table-cell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formula="of:=SQRT([.A239]+2)-SQRT([.A239]+1)" office:value-type="float" office:value="0.0323085510893613" calcext:value-type="float">
            <text:p>0,03</text:p>
          </table:table-cell>
          <table:table-cell table:formula="of:=[.B239]*[.$F$1]" office:value-type="float" office:value="1615.42755446806" calcext:value-type="float">
            <text:p>1615</text:p>
          </table:table-cell>
          <table:table-cell table:formula="of:=[.B239]*[.$F$2]" office:value-type="float" office:value="1130.79928812764" calcext:value-type="float">
            <text:p>1131</text:p>
          </table:table-cell>
          <table:table-cell table:formula="of:=[.B239]*[.$F$3]" office:value-type="float" office:value="646.171021787225" calcext:value-type="float">
            <text:p>646</text:p>
          </table:table-cell>
          <table:table-cell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table:formula="of:=SQRT([.A240]+2)-SQRT([.A240]+1)" office:value-type="float" office:value="0.0322413114303561" calcext:value-type="float">
            <text:p>0,03</text:p>
          </table:table-cell>
          <table:table-cell table:formula="of:=[.B240]*[.$F$1]" office:value-type="float" office:value="1612.06557151781" calcext:value-type="float">
            <text:p>1612</text:p>
          </table:table-cell>
          <table:table-cell table:formula="of:=[.B240]*[.$F$2]" office:value-type="float" office:value="1128.44590006246" calcext:value-type="float">
            <text:p>1128</text:p>
          </table:table-cell>
          <table:table-cell table:formula="of:=[.B240]*[.$F$3]" office:value-type="float" office:value="644.826228607123" calcext:value-type="float">
            <text:p>645</text:p>
          </table:table-cell>
          <table:table-cell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table:formula="of:=SQRT([.A241]+2)-SQRT([.A241]+1)" office:value-type="float" office:value="0.0321744898440208" calcext:value-type="float">
            <text:p>0,03</text:p>
          </table:table-cell>
          <table:table-cell table:formula="of:=[.B241]*[.$F$1]" office:value-type="float" office:value="1608.72449220104" calcext:value-type="float">
            <text:p>1609</text:p>
          </table:table-cell>
          <table:table-cell table:formula="of:=[.B241]*[.$F$2]" office:value-type="float" office:value="1126.10714454073" calcext:value-type="float">
            <text:p>1126</text:p>
          </table:table-cell>
          <table:table-cell table:formula="of:=[.B241]*[.$F$3]" office:value-type="float" office:value="643.489796880417" calcext:value-type="float">
            <text:p>643</text:p>
          </table:table-cell>
          <table:table-cell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table:formula="of:=SQRT([.A242]+2)-SQRT([.A242]+1)" office:value-type="float" office:value="0.032108082015851" calcext:value-type="float">
            <text:p>0,03</text:p>
          </table:table-cell>
          <table:table-cell table:formula="of:=[.B242]*[.$F$1]" office:value-type="float" office:value="1605.40410079255" calcext:value-type="float">
            <text:p>1605</text:p>
          </table:table-cell>
          <table:table-cell table:formula="of:=[.B242]*[.$F$2]" office:value-type="float" office:value="1123.78287055479" calcext:value-type="float">
            <text:p>1124</text:p>
          </table:table-cell>
          <table:table-cell table:formula="of:=[.B242]*[.$F$3]" office:value-type="float" office:value="642.161640317021" calcext:value-type="float">
            <text:p>642</text:p>
          </table:table-cell>
          <table:table-cell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table:formula="of:=SQRT([.A243]+2)-SQRT([.A243]+1)" office:value-type="float" office:value="0.0320420836934119" calcext:value-type="float">
            <text:p>0,03</text:p>
          </table:table-cell>
          <table:table-cell table:formula="of:=[.B243]*[.$F$1]" office:value-type="float" office:value="1602.10418467059" calcext:value-type="float">
            <text:p>1602</text:p>
          </table:table-cell>
          <table:table-cell table:formula="of:=[.B243]*[.$F$2]" office:value-type="float" office:value="1121.47292926942" calcext:value-type="float">
            <text:p>1121</text:p>
          </table:table-cell>
          <table:table-cell table:formula="of:=[.B243]*[.$F$3]" office:value-type="float" office:value="640.841673868238" calcext:value-type="float">
            <text:p>641</text:p>
          </table:table-cell>
          <table:table-cell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table:formula="of:=SQRT([.A244]+2)-SQRT([.A244]+1)" office:value-type="float" office:value="0.0319764906852207" calcext:value-type="float">
            <text:p>0,03</text:p>
          </table:table-cell>
          <table:table-cell table:formula="of:=[.B244]*[.$F$1]" office:value-type="float" office:value="1598.82453426103" calcext:value-type="float">
            <text:p>1599</text:p>
          </table:table-cell>
          <table:table-cell table:formula="of:=[.B244]*[.$F$2]" office:value-type="float" office:value="1119.17717398272" calcext:value-type="float">
            <text:p>1119</text:p>
          </table:table-cell>
          <table:table-cell table:formula="of:=[.B244]*[.$F$3]" office:value-type="float" office:value="639.529813704414" calcext:value-type="float">
            <text:p>640</text:p>
          </table:table-cell>
          <table:table-cell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table:formula="of:=SQRT([.A245]+2)-SQRT([.A245]+1)" office:value-type="float" office:value="0.031911298859594" calcext:value-type="float">
            <text:p>0,03</text:p>
          </table:table-cell>
          <table:table-cell table:formula="of:=[.B245]*[.$F$1]" office:value-type="float" office:value="1595.5649429797" calcext:value-type="float">
            <text:p>1596</text:p>
          </table:table-cell>
          <table:table-cell table:formula="of:=[.B245]*[.$F$2]" office:value-type="float" office:value="1116.89546008579" calcext:value-type="float">
            <text:p>1117</text:p>
          </table:table-cell>
          <table:table-cell table:formula="of:=[.B245]*[.$F$3]" office:value-type="float" office:value="638.22597719188" calcext:value-type="float">
            <text:p>638</text:p>
          </table:table-cell>
          <table:table-cell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formula="of:=SQRT([.A246]+2)-SQRT([.A246]+1)" office:value-type="float" office:value="0.0318465041435889" calcext:value-type="float">
            <text:p>0,03</text:p>
          </table:table-cell>
          <table:table-cell table:formula="of:=[.B246]*[.$F$1]" office:value-type="float" office:value="1592.32520717945" calcext:value-type="float">
            <text:p>1592</text:p>
          </table:table-cell>
          <table:table-cell table:formula="of:=[.B246]*[.$F$2]" office:value-type="float" office:value="1114.62764502561" calcext:value-type="float">
            <text:p>1115</text:p>
          </table:table-cell>
          <table:table-cell table:formula="of:=[.B246]*[.$F$3]" office:value-type="float" office:value="636.930082871778" calcext:value-type="float">
            <text:p>637</text:p>
          </table:table-cell>
          <table:table-cell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table:formula="of:=SQRT([.A247]+2)-SQRT([.A247]+1)" office:value-type="float" office:value="0.0317821025219107" calcext:value-type="float">
            <text:p>0,03</text:p>
          </table:table-cell>
          <table:table-cell table:formula="of:=[.B247]*[.$F$1]" office:value-type="float" office:value="1589.10512609554" calcext:value-type="float">
            <text:p>1589</text:p>
          </table:table-cell>
          <table:table-cell table:formula="of:=[.B247]*[.$F$2]" office:value-type="float" office:value="1112.37358826688" calcext:value-type="float">
            <text:p>1112</text:p>
          </table:table-cell>
          <table:table-cell table:formula="of:=[.B247]*[.$F$3]" office:value-type="float" office:value="635.642050438214" calcext:value-type="float">
            <text:p>636</text:p>
          </table:table-cell>
          <table:table-cell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table:formula="of:=SQRT([.A248]+2)-SQRT([.A248]+1)" office:value-type="float" office:value="0.0317180900358771" calcext:value-type="float">
            <text:p>0,03</text:p>
          </table:table-cell>
          <table:table-cell table:formula="of:=[.B248]*[.$F$1]" office:value-type="float" office:value="1585.90450179386" calcext:value-type="float">
            <text:p>1586</text:p>
          </table:table-cell>
          <table:table-cell table:formula="of:=[.B248]*[.$F$2]" office:value-type="float" office:value="1110.1331512557" calcext:value-type="float">
            <text:p>1110</text:p>
          </table:table-cell>
          <table:table-cell table:formula="of:=[.B248]*[.$F$3]" office:value-type="float" office:value="634.361800717542" calcext:value-type="float">
            <text:p>634</text:p>
          </table:table-cell>
          <table:table-cell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table:formula="of:=SQRT([.A249]+2)-SQRT([.A249]+1)" office:value-type="float" office:value="0.0316544627823969" calcext:value-type="float">
            <text:p>0,03</text:p>
          </table:table-cell>
          <table:table-cell table:formula="of:=[.B249]*[.$F$1]" office:value-type="float" office:value="1582.72313911985" calcext:value-type="float">
            <text:p>1583</text:p>
          </table:table-cell>
          <table:table-cell table:formula="of:=[.B249]*[.$F$2]" office:value-type="float" office:value="1107.90619738389" calcext:value-type="float">
            <text:p>1108</text:p>
          </table:table-cell>
          <table:table-cell table:formula="of:=[.B249]*[.$F$3]" office:value-type="float" office:value="633.089255647939" calcext:value-type="float">
            <text:p>633</text:p>
          </table:table-cell>
          <table:table-cell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table:formula="of:=SQRT([.A250]+2)-SQRT([.A250]+1)" office:value-type="float" office:value="0.0315912169129628" calcext:value-type="float">
            <text:p>0,03</text:p>
          </table:table-cell>
          <table:table-cell table:formula="of:=[.B250]*[.$F$1]" office:value-type="float" office:value="1579.56084564814" calcext:value-type="float">
            <text:p>1580</text:p>
          </table:table-cell>
          <table:table-cell table:formula="of:=[.B250]*[.$F$2]" office:value-type="float" office:value="1105.6925919537" calcext:value-type="float">
            <text:p>1106</text:p>
          </table:table-cell>
          <table:table-cell table:formula="of:=[.B250]*[.$F$3]" office:value-type="float" office:value="631.824338259257" calcext:value-type="float">
            <text:p>632</text:p>
          </table:table-cell>
          <table:table-cell/>
        </table:table-row>
        <table:table-row table:style-name="ro1" table:number-rows-repeated="104832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6:41:17.97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02T22:47:56.788000000</meta:creation-date>
    <dc:date>2021-03-14T16:47:29.637000000</dc:date>
    <meta:editing-duration>PT1H3M56S</meta:editing-duration>
    <meta:editing-cycles>22</meta:editing-cycles>
    <meta:generator>LibreOffice/7.0.3.1$Windows_X86_64 LibreOffice_project/d7547858d014d4cf69878db179d326fc3483e082</meta:generator>
    <meta:document-statistic meta:table-count="1" meta:cell-count="1253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draw:stroke-dash="ChartDash_20_1" svg:stroke-width="0.08cm" svg:stroke-color="#ff4000" draw:fill-color="#ff4000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703cm" style:legend-expansion="high" chart:style-name="ch2"/>
        <chart:plot-area chart:style-name="ch3" table:cell-range-address="Foglio1.C1:Foglio1.E251" svg:x="0.32cm" svg:y="0.18cm" svg:width="12.428cm" svg:height="8.64cm">
          <chart:coordinate-region svg:x="1.497cm" svg:y="0.301cm" svg:width="11.246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C1:Foglio1.C251" chart:class="chart:line">
            <chart:data-point chart:repeated="251"/>
          </chart:series>
          <chart:series chart:style-name="ch8" chart:values-cell-range-address="Foglio1.D1:Foglio1.D251" chart:class="chart:line">
            <chart:data-point chart:repeated="251"/>
          </chart:series>
          <chart:series chart:style-name="ch9" chart:values-cell-range-address="Foglio1.E1:Foglio1.E251" chart:class="chart:line">
            <chart:data-point chart:repeated="2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710.6781186548">
                <text:p>20710.6781186548</text:p>
                <draw:g>
                  <svg:desc>Foglio1.C1:Foglio1.C251</svg:desc>
                </draw:g>
              </table:table-cell>
              <table:table-cell office:value-type="float" office:value="14497.4746830583">
                <text:p>14497.4746830583</text:p>
                <draw:g>
                  <svg:desc>Foglio1.D1:Foglio1.D251</svg:desc>
                </draw:g>
              </table:table-cell>
              <table:table-cell office:value-type="float" office:value="8284.2712474619">
                <text:p>8284.2712474619</text:p>
                <draw:g>
                  <svg:desc>Foglio1.E1:Foglio1.E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891.8622597891">
                <text:p>15891.8622597891</text:p>
              </table:table-cell>
              <table:table-cell office:value-type="float" office:value="11124.3035818524">
                <text:p>11124.3035818524</text:p>
              </table:table-cell>
              <table:table-cell office:value-type="float" office:value="6356.74490391564">
                <text:p>6356.74490391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97.4596215561">
                <text:p>13397.4596215561</text:p>
              </table:table-cell>
              <table:table-cell office:value-type="float" office:value="9378.2217350893">
                <text:p>9378.2217350893</text:p>
              </table:table-cell>
              <table:table-cell office:value-type="float" office:value="5358.98384862246">
                <text:p>5358.98384862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03.3988749895">
                <text:p>11803.3988749895</text:p>
              </table:table-cell>
              <table:table-cell office:value-type="float" office:value="8262.37921249264">
                <text:p>8262.37921249264</text:p>
              </table:table-cell>
              <table:table-cell office:value-type="float" office:value="4721.3595499958">
                <text:p>4721.3595499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71.0882641694">
                <text:p>10671.0882641694</text:p>
              </table:table-cell>
              <table:table-cell office:value-type="float" office:value="7469.76178491858">
                <text:p>7469.76178491858</text:p>
              </table:table-cell>
              <table:table-cell office:value-type="float" office:value="4268.43530566776">
                <text:p>4268.43530566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13.07841407064">
                <text:p>9813.07841407064</text:p>
              </table:table-cell>
              <table:table-cell office:value-type="float" office:value="6869.15488984945">
                <text:p>6869.15488984945</text:p>
              </table:table-cell>
              <table:table-cell office:value-type="float" office:value="3925.23136562826">
                <text:p>3925.231365628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33.79068407998">
                <text:p>9133.79068407998</text:p>
              </table:table-cell>
              <table:table-cell office:value-type="float" office:value="6393.65347885599">
                <text:p>6393.65347885599</text:p>
              </table:table-cell>
              <table:table-cell office:value-type="float" office:value="3653.51627363199">
                <text:p>3653.516273631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78.64376269049">
                <text:p>8578.64376269049</text:p>
              </table:table-cell>
              <table:table-cell office:value-type="float" office:value="6005.05063388334">
                <text:p>6005.05063388334</text:p>
              </table:table-cell>
              <table:table-cell office:value-type="float" office:value="3431.45750507619">
                <text:p>3431.457505076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13.88300841898">
                <text:p>8113.88300841898</text:p>
              </table:table-cell>
              <table:table-cell office:value-type="float" office:value="5679.71810589328">
                <text:p>5679.71810589328</text:p>
              </table:table-cell>
              <table:table-cell office:value-type="float" office:value="3245.55320336759">
                <text:p>3245.553203367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17.35650935101">
                <text:p>7717.35650935101</text:p>
              </table:table-cell>
              <table:table-cell office:value-type="float" office:value="5402.14955654571">
                <text:p>5402.14955654571</text:p>
              </table:table-cell>
              <table:table-cell office:value-type="float" office:value="3086.94260374041">
                <text:p>3086.942603740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73.84123911773">
                <text:p>7373.84123911773</text:p>
              </table:table-cell>
              <table:table-cell office:value-type="float" office:value="5161.68886738241">
                <text:p>5161.68886738241</text:p>
              </table:table-cell>
              <table:table-cell office:value-type="float" office:value="2949.53649564709">
                <text:p>2949.536495647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72.48301631174">
                <text:p>7072.48301631174</text:p>
              </table:table-cell>
              <table:table-cell office:value-type="float" office:value="4950.73811141822">
                <text:p>4950.73811141822</text:p>
              </table:table-cell>
              <table:table-cell office:value-type="float" office:value="2828.99320652469">
                <text:p>2828.993206524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05.30556549761">
                <text:p>6805.30556549761</text:p>
              </table:table-cell>
              <table:table-cell office:value-type="float" office:value="4763.71389584833">
                <text:p>4763.71389584833</text:p>
              </table:table-cell>
              <table:table-cell office:value-type="float" office:value="2722.12222619904">
                <text:p>2722.122226199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66.29797167378">
                <text:p>6566.29797167378</text:p>
              </table:table-cell>
              <table:table-cell office:value-type="float" office:value="4596.40858017165">
                <text:p>4596.40858017165</text:p>
              </table:table-cell>
              <table:table-cell office:value-type="float" office:value="2626.51918866951">
                <text:p>2626.51918866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50.83268962915">
                <text:p>6350.83268962915</text:p>
              </table:table-cell>
              <table:table-cell office:value-type="float" office:value="4445.5828827404">
                <text:p>4445.5828827404</text:p>
              </table:table-cell>
              <table:table-cell office:value-type="float" office:value="2540.33307585166">
                <text:p>2540.333075851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55.28128088303">
                <text:p>6155.28128088303</text:p>
              </table:table-cell>
              <table:table-cell office:value-type="float" office:value="4308.69689661812">
                <text:p>4308.69689661812</text:p>
              </table:table-cell>
              <table:table-cell office:value-type="float" office:value="2462.11251235321">
                <text:p>2462.112512353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76.75307508121">
                <text:p>5976.75307508121</text:p>
              </table:table-cell>
              <table:table-cell office:value-type="float" office:value="4183.72715255685">
                <text:p>4183.72715255685</text:p>
              </table:table-cell>
              <table:table-cell office:value-type="float" office:value="2390.70123003248">
                <text:p>2390.70123003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12.91282106946">
                <text:p>5812.91282106946</text:p>
              </table:table-cell>
              <table:table-cell office:value-type="float" office:value="4069.03897474862">
                <text:p>4069.03897474862</text:p>
              </table:table-cell>
              <table:table-cell office:value-type="float" office:value="2325.16512842778">
                <text:p>2325.16512842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61.85057294528">
                <text:p>5661.85057294528</text:p>
              </table:table-cell>
              <table:table-cell office:value-type="float" office:value="3963.2954010617">
                <text:p>3963.2954010617</text:p>
              </table:table-cell>
              <table:table-cell office:value-type="float" office:value="2264.74022917811">
                <text:p>2264.740229178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21.98699781301">
                <text:p>5521.98699781301</text:p>
              </table:table-cell>
              <table:table-cell office:value-type="float" office:value="3865.39089846911">
                <text:p>3865.39089846911</text:p>
              </table:table-cell>
              <table:table-cell office:value-type="float" office:value="2208.7947991252">
                <text:p>2208.7947991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92.0032433795">
                <text:p>5392.0032433795</text:p>
              </table:table-cell>
              <table:table-cell office:value-type="float" office:value="3774.40227036565">
                <text:p>3774.40227036565</text:p>
              </table:table-cell>
              <table:table-cell office:value-type="float" office:value="2156.8012973518">
                <text:p>2156.8012973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70.78817446447">
                <text:p>5270.78817446447</text:p>
              </table:table-cell>
              <table:table-cell office:value-type="float" office:value="3689.55172212513">
                <text:p>3689.55172212513</text:p>
              </table:table-cell>
              <table:table-cell office:value-type="float" office:value="2108.31526978579">
                <text:p>2108.315269785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57.39811268183">
                <text:p>5157.39811268183</text:p>
              </table:table-cell>
              <table:table-cell office:value-type="float" office:value="3610.17867887728">
                <text:p>3610.17867887728</text:p>
              </table:table-cell>
              <table:table-cell office:value-type="float" office:value="2062.95924507273">
                <text:p>2062.95924507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51.02572168221">
                <text:p>5051.02572168221</text:p>
              </table:table-cell>
              <table:table-cell office:value-type="float" office:value="3535.71800517755">
                <text:p>3535.71800517755</text:p>
              </table:table-cell>
              <table:table-cell office:value-type="float" office:value="2020.41028867288">
                <text:p>2020.410288672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50.97567963922">
                <text:p>4950.97567963922</text:p>
              </table:table-cell>
              <table:table-cell office:value-type="float" office:value="3465.68297574746">
                <text:p>3465.68297574746</text:p>
              </table:table-cell>
              <table:table-cell office:value-type="float" office:value="1980.39027185569">
                <text:p>1980.390271855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56.64545569238">
                <text:p>4856.64545569238</text:p>
              </table:table-cell>
              <table:table-cell office:value-type="float" office:value="3399.65181898466">
                <text:p>3399.65181898466</text:p>
              </table:table-cell>
              <table:table-cell office:value-type="float" office:value="1942.65818227695">
                <text:p>1942.658182276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67.50997112747">
                <text:p>4767.50997112747</text:p>
              </table:table-cell>
              <table:table-cell office:value-type="float" office:value="3337.25697978923">
                <text:p>3337.25697978923</text:p>
              </table:table-cell>
              <table:table-cell office:value-type="float" office:value="1907.00398845099">
                <text:p>1907.003988450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83.10925026612">
                <text:p>4683.10925026612</text:p>
              </table:table-cell>
              <table:table-cell office:value-type="float" office:value="3278.17647518628">
                <text:p>3278.17647518628</text:p>
              </table:table-cell>
              <table:table-cell office:value-type="float" office:value="1873.24370010645">
                <text:p>1873.243700106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03.03839585787">
                <text:p>4603.03839585787</text:p>
              </table:table-cell>
              <table:table-cell office:value-type="float" office:value="3222.12687710051">
                <text:p>3222.12687710051</text:p>
              </table:table-cell>
              <table:table-cell office:value-type="float" office:value="1841.21535834315">
                <text:p>1841.215358343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26.93938891802">
                <text:p>4526.93938891802</text:p>
              </table:table-cell>
              <table:table-cell office:value-type="float" office:value="3168.85757224261">
                <text:p>3168.85757224261</text:p>
              </table:table-cell>
              <table:table-cell office:value-type="float" office:value="1810.77575556721">
                <text:p>1810.775755567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54.49433311795">
                <text:p>4454.49433311795</text:p>
              </table:table-cell>
              <table:table-cell office:value-type="float" office:value="3118.14603318257">
                <text:p>3118.14603318257</text:p>
              </table:table-cell>
              <table:table-cell office:value-type="float" office:value="1781.79773324718">
                <text:p>1781.797733247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85.4198522824">
                <text:p>4385.4198522824</text:p>
              </table:table-cell>
              <table:table-cell office:value-type="float" office:value="3069.79389659768">
                <text:p>3069.79389659768</text:p>
              </table:table-cell>
              <table:table-cell office:value-type="float" office:value="1754.16794091296">
                <text:p>1754.16794091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19.46241536361">
                <text:p>4319.46241536361</text:p>
              </table:table-cell>
              <table:table-cell office:value-type="float" office:value="3023.62369075452">
                <text:p>3023.62369075452</text:p>
              </table:table-cell>
              <table:table-cell office:value-type="float" office:value="1727.78496614544">
                <text:p>1727.784966145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56.39441271577">
                <text:p>4256.39441271577</text:p>
              </table:table-cell>
              <table:table-cell office:value-type="float" office:value="2979.47608890104">
                <text:p>2979.47608890104</text:p>
              </table:table-cell>
              <table:table-cell office:value-type="float" office:value="1702.55776508631">
                <text:p>1702.55776508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96.01084501919">
                <text:p>4196.01084501919</text:p>
              </table:table-cell>
              <table:table-cell office:value-type="float" office:value="2937.20759151344">
                <text:p>2937.20759151344</text:p>
              </table:table-cell>
              <table:table-cell office:value-type="float" office:value="1678.40433800768">
                <text:p>1678.40433800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38.12651491097">
                <text:p>4138.12651491097</text:p>
              </table:table-cell>
              <table:table-cell office:value-type="float" office:value="2896.68856043768">
                <text:p>2896.68856043768</text:p>
              </table:table-cell>
              <table:table-cell office:value-type="float" office:value="1655.25060596439">
                <text:p>1655.250605964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82.57363353783">
                <text:p>4082.57363353783</text:p>
              </table:table-cell>
              <table:table-cell office:value-type="float" office:value="2857.80154347648">
                <text:p>2857.80154347648</text:p>
              </table:table-cell>
              <table:table-cell office:value-type="float" office:value="1633.02945341513">
                <text:p>1633.02945341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29.19977147112">
                <text:p>4029.19977147112</text:p>
              </table:table-cell>
              <table:table-cell office:value-type="float" office:value="2820.43984002978">
                <text:p>2820.43984002978</text:p>
              </table:table-cell>
              <table:table-cell office:value-type="float" office:value="1611.67990858845">
                <text:p>1611.679908588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77.86609691804">
                <text:p>3977.86609691804</text:p>
              </table:table-cell>
              <table:table-cell office:value-type="float" office:value="2784.50626784263">
                <text:p>2784.50626784263</text:p>
              </table:table-cell>
              <table:table-cell office:value-type="float" office:value="1591.14643876721">
                <text:p>1591.146438767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28.44585480447">
                <text:p>3928.44585480447</text:p>
              </table:table-cell>
              <table:table-cell office:value-type="float" office:value="2749.91209836313">
                <text:p>2749.91209836313</text:p>
              </table:table-cell>
              <table:table-cell office:value-type="float" office:value="1571.37834192179">
                <text:p>1571.378341921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80.82304875059">
                <text:p>3880.82304875059</text:p>
              </table:table-cell>
              <table:table-cell office:value-type="float" office:value="2716.57613412541">
                <text:p>2716.57613412541</text:p>
              </table:table-cell>
              <table:table-cell office:value-type="float" office:value="1552.32921950024">
                <text:p>1552.329219500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34.891294707">
                <text:p>3834.891294707</text:p>
              </table:table-cell>
              <table:table-cell office:value-type="float" office:value="2684.4239062949">
                <text:p>2684.4239062949</text:p>
              </table:table-cell>
              <table:table-cell office:value-type="float" office:value="1533.9565178828">
                <text:p>1533.9565178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90.55282043996">
                <text:p>3790.55282043996</text:p>
              </table:table-cell>
              <table:table-cell office:value-type="float" office:value="2653.38697430797">
                <text:p>2653.38697430797</text:p>
              </table:table-cell>
              <table:table-cell office:value-type="float" office:value="1516.22112817599">
                <text:p>1516.22112817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7.71758942849">
                <text:p>3747.71758942849</text:p>
              </table:table-cell>
              <table:table-cell office:value-type="float" office:value="2623.40231259994">
                <text:p>2623.40231259994</text:p>
              </table:table-cell>
              <table:table-cell office:value-type="float" office:value="1499.0870357714">
                <text:p>1499.0870357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06.30253129494">
                <text:p>3706.30253129494</text:p>
              </table:table-cell>
              <table:table-cell office:value-type="float" office:value="2594.41177190646">
                <text:p>2594.41177190646</text:p>
              </table:table-cell>
              <table:table-cell office:value-type="float" office:value="1482.52101251797">
                <text:p>1482.521012517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66.23086378879">
                <text:p>3666.23086378879</text:p>
              </table:table-cell>
              <table:table-cell office:value-type="float" office:value="2566.36160465215">
                <text:p>2566.36160465215</text:p>
              </table:table-cell>
              <table:table-cell office:value-type="float" office:value="1466.49234551552">
                <text:p>1466.492345515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27.43149372324">
                <text:p>3627.43149372324</text:p>
              </table:table-cell>
              <table:table-cell office:value-type="float" office:value="2539.20204560627">
                <text:p>2539.20204560627</text:p>
              </table:table-cell>
              <table:table-cell office:value-type="float" office:value="1450.9725974893">
                <text:p>1450.97259748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89.83848622456">
                <text:p>3589.83848622456</text:p>
              </table:table-cell>
              <table:table-cell office:value-type="float" office:value="2512.88694035719">
                <text:p>2512.88694035719</text:p>
              </table:table-cell>
              <table:table-cell office:value-type="float" office:value="1435.93539448982">
                <text:p>1435.935394489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53.39059327378">
                <text:p>3553.39059327378</text:p>
              </table:table-cell>
              <table:table-cell office:value-type="float" office:value="2487.37341529164">
                <text:p>2487.37341529164</text:p>
              </table:table-cell>
              <table:table-cell office:value-type="float" office:value="1421.35623730951">
                <text:p>1421.356237309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18.03083386875">
                <text:p>3518.03083386875</text:p>
              </table:table-cell>
              <table:table-cell office:value-type="float" office:value="2462.62158370812">
                <text:p>2462.62158370812</text:p>
              </table:table-cell>
              <table:table-cell office:value-type="float" office:value="1407.2123335475">
                <text:p>1407.21233354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83.70611925639">
                <text:p>3483.70611925639</text:p>
              </table:table-cell>
              <table:table-cell office:value-type="float" office:value="2438.59428347947">
                <text:p>2438.59428347947</text:p>
              </table:table-cell>
              <table:table-cell office:value-type="float" office:value="1393.48244770256">
                <text:p>1393.48244770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50.36691762699">
                <text:p>3450.36691762699</text:p>
              </table:table-cell>
              <table:table-cell office:value-type="float" office:value="2415.25684233889">
                <text:p>2415.25684233889</text:p>
              </table:table-cell>
              <table:table-cell office:value-type="float" office:value="1380.1467670508">
                <text:p>1380.14676705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17.96695345082">
                <text:p>3417.96695345082</text:p>
              </table:table-cell>
              <table:table-cell office:value-type="float" office:value="2392.57686741558">
                <text:p>2392.57686741558</text:p>
              </table:table-cell>
              <table:table-cell office:value-type="float" office:value="1367.18678138033">
                <text:p>1367.186781380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86.46293730642">
                <text:p>3386.46293730642</text:p>
              </table:table-cell>
              <table:table-cell office:value-type="float" office:value="2370.5240561145">
                <text:p>2370.5240561145</text:p>
              </table:table-cell>
              <table:table-cell office:value-type="float" office:value="1354.58517492257">
                <text:p>1354.585174922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55.81432261098">
                <text:p>3355.81432261098</text:p>
              </table:table-cell>
              <table:table-cell office:value-type="float" office:value="2349.07002582769">
                <text:p>2349.07002582769</text:p>
              </table:table-cell>
              <table:table-cell office:value-type="float" office:value="1342.32572904439">
                <text:p>1342.325729044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25.98308614336">
                <text:p>3325.98308614336</text:p>
              </table:table-cell>
              <table:table-cell office:value-type="float" office:value="2328.18816030035">
                <text:p>2328.18816030035</text:p>
              </table:table-cell>
              <table:table-cell office:value-type="float" office:value="1330.39323445734">
                <text:p>1330.393234457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96.93352965794">
                <text:p>3296.93352965794</text:p>
              </table:table-cell>
              <table:table-cell office:value-type="float" office:value="2307.85347076056">
                <text:p>2307.85347076056</text:p>
              </table:table-cell>
              <table:table-cell office:value-type="float" office:value="1318.77341186318">
                <text:p>1318.773411863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68.63210023496">
                <text:p>3268.63210023496</text:p>
              </table:table-cell>
              <table:table-cell office:value-type="float" office:value="2288.04247016447">
                <text:p>2288.04247016447</text:p>
              </table:table-cell>
              <table:table-cell office:value-type="float" office:value="1307.45284009398">
                <text:p>1307.452840093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41.04722731131">
                <text:p>3241.04722731131</text:p>
              </table:table-cell>
              <table:table-cell office:value-type="float" office:value="2268.73305911792">
                <text:p>2268.73305911792</text:p>
              </table:table-cell>
              <table:table-cell office:value-type="float" office:value="1296.41889092452">
                <text:p>1296.418890924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14.149174591">
                <text:p>3214.149174591</text:p>
              </table:table-cell>
              <table:table-cell office:value-type="float" office:value="2249.9044222137">
                <text:p>2249.9044222137</text:p>
              </table:table-cell>
              <table:table-cell office:value-type="float" office:value="1285.6596698364">
                <text:p>1285.6596698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87.90990525786">
                <text:p>3187.90990525786</text:p>
              </table:table-cell>
              <table:table-cell office:value-type="float" office:value="2231.5369336805">
                <text:p>2231.5369336805</text:p>
              </table:table-cell>
              <table:table-cell office:value-type="float" office:value="1275.16396210314">
                <text:p>1275.163962103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62.30295909805">
                <text:p>3162.30295909805</text:p>
              </table:table-cell>
              <table:table-cell office:value-type="float" office:value="2213.61207136864">
                <text:p>2213.61207136864</text:p>
              </table:table-cell>
              <table:table-cell office:value-type="float" office:value="1264.92118363922">
                <text:p>1264.921183639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37.30334031139">
                <text:p>3137.30334031139</text:p>
              </table:table-cell>
              <table:table-cell office:value-type="float" office:value="2196.11233821797">
                <text:p>2196.11233821797</text:p>
              </table:table-cell>
              <table:table-cell office:value-type="float" office:value="1254.92133612456">
                <text:p>1254.921336124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12.88741492746">
                <text:p>3112.88741492746</text:p>
              </table:table-cell>
              <table:table-cell office:value-type="float" office:value="2179.02119044922">
                <text:p>2179.02119044922</text:p>
              </table:table-cell>
              <table:table-cell office:value-type="float" office:value="1245.15496597098">
                <text:p>1245.154965970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89.03281687058">
                <text:p>3089.03281687058</text:p>
              </table:table-cell>
              <table:table-cell office:value-type="float" office:value="2162.32297180941">
                <text:p>2162.32297180941</text:p>
              </table:table-cell>
              <table:table-cell office:value-type="float" office:value="1235.61312674823">
                <text:p>1235.613126748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065.71836182448">
                <text:p>3065.71836182448</text:p>
              </table:table-cell>
              <table:table-cell office:value-type="float" office:value="2146.00285327713">
                <text:p>2146.00285327713</text:p>
              </table:table-cell>
              <table:table-cell office:value-type="float" office:value="1226.28734472979">
                <text:p>1226.287344729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42.92396814354">
                <text:p>3042.92396814354</text:p>
              </table:table-cell>
              <table:table-cell office:value-type="float" office:value="2130.04677770048">
                <text:p>2130.04677770048</text:p>
              </table:table-cell>
              <table:table-cell office:value-type="float" office:value="1217.16958725742">
                <text:p>1217.169587257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20.63058413768">
                <text:p>3020.63058413768</text:p>
              </table:table-cell>
              <table:table-cell office:value-type="float" office:value="2114.44140889638">
                <text:p>2114.44140889638</text:p>
              </table:table-cell>
              <table:table-cell office:value-type="float" office:value="1208.25223365507">
                <text:p>1208.252233655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98.82012113404">
                <text:p>2998.82012113404</text:p>
              </table:table-cell>
              <table:table-cell office:value-type="float" office:value="2099.17408479383">
                <text:p>2099.17408479383</text:p>
              </table:table-cell>
              <table:table-cell office:value-type="float" office:value="1199.52804845362">
                <text:p>1199.528048453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77.47539178017">
                <text:p>2977.47539178017</text:p>
              </table:table-cell>
              <table:table-cell office:value-type="float" office:value="2084.23277424612">
                <text:p>2084.23277424612</text:p>
              </table:table-cell>
              <table:table-cell office:value-type="float" office:value="1190.99015671207">
                <text:p>1190.99015671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56.58005311052">
                <text:p>2956.58005311052</text:p>
              </table:table-cell>
              <table:table-cell office:value-type="float" office:value="2069.60603717737">
                <text:p>2069.60603717737</text:p>
              </table:table-cell>
              <table:table-cell office:value-type="float" office:value="1182.63202124421">
                <text:p>1182.632021244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36.11855394804">
                <text:p>2936.11855394804</text:p>
              </table:table-cell>
              <table:table-cell office:value-type="float" office:value="2055.28298776363">
                <text:p>2055.28298776363</text:p>
              </table:table-cell>
              <table:table-cell office:value-type="float" office:value="1174.44742157922">
                <text:p>1174.447421579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16.07608625482">
                <text:p>2916.07608625482</text:p>
              </table:table-cell>
              <table:table-cell office:value-type="float" office:value="2041.25326037837">
                <text:p>2041.25326037837</text:p>
              </table:table-cell>
              <table:table-cell office:value-type="float" office:value="1166.43043450193">
                <text:p>1166.430434501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96.43854008803">
                <text:p>2896.43854008803</text:p>
              </table:table-cell>
              <table:table-cell office:value-type="float" office:value="2027.50697806162">
                <text:p>2027.50697806162</text:p>
              </table:table-cell>
              <table:table-cell office:value-type="float" office:value="1158.57541603521">
                <text:p>1158.575416035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77.19246184803">
                <text:p>2877.19246184803</text:p>
              </table:table-cell>
              <table:table-cell office:value-type="float" office:value="2014.03472329362">
                <text:p>2014.03472329362</text:p>
              </table:table-cell>
              <table:table-cell office:value-type="float" office:value="1150.87698473921">
                <text:p>1150.876984739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58.32501553873">
                <text:p>2858.32501553873</text:p>
              </table:table-cell>
              <table:table-cell office:value-type="float" office:value="2000.82751087711">
                <text:p>2000.82751087711</text:p>
              </table:table-cell>
              <table:table-cell office:value-type="float" office:value="1143.33000621549">
                <text:p>1143.330006215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39.82394678626">
                <text:p>2839.82394678626</text:p>
              </table:table-cell>
              <table:table-cell office:value-type="float" office:value="1987.87676275038">
                <text:p>1987.87676275038</text:p>
              </table:table-cell>
              <table:table-cell office:value-type="float" office:value="1135.9295787145">
                <text:p>1135.9295787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21.67754938705">
                <text:p>2821.67754938705</text:p>
              </table:table-cell>
              <table:table-cell office:value-type="float" office:value="1975.17428457093">
                <text:p>1975.17428457093</text:p>
              </table:table-cell>
              <table:table-cell office:value-type="float" office:value="1128.67101975482">
                <text:p>1128.67101975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03.87463417853">
                <text:p>2803.87463417853</text:p>
              </table:table-cell>
              <table:table-cell office:value-type="float" office:value="1962.71224392497">
                <text:p>1962.71224392497</text:p>
              </table:table-cell>
              <table:table-cell office:value-type="float" office:value="1121.54985367141">
                <text:p>1121.549853671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86.40450004204">
                <text:p>2786.40450004204</text:p>
              </table:table-cell>
              <table:table-cell office:value-type="float" office:value="1950.48315002943">
                <text:p>1950.48315002943</text:p>
              </table:table-cell>
              <table:table-cell office:value-type="float" office:value="1114.56180001682">
                <text:p>1114.561800016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69.25690687086">
                <text:p>2769.25690687086</text:p>
              </table:table-cell>
              <table:table-cell office:value-type="float" office:value="1938.47983480961">
                <text:p>1938.47983480961</text:p>
              </table:table-cell>
              <table:table-cell office:value-type="float" office:value="1107.70276274835">
                <text:p>1107.702762748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52.42205034409">
                <text:p>2752.42205034409</text:p>
              </table:table-cell>
              <table:table-cell office:value-type="float" office:value="1926.69543524087">
                <text:p>1926.69543524087</text:p>
              </table:table-cell>
              <table:table-cell office:value-type="float" office:value="1100.96882013764">
                <text:p>1100.968820137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35.89053836902">
                <text:p>2735.89053836902</text:p>
              </table:table-cell>
              <table:table-cell office:value-type="float" office:value="1915.12337685832">
                <text:p>1915.12337685832</text:p>
              </table:table-cell>
              <table:table-cell office:value-type="float" office:value="1094.35621534761">
                <text:p>1094.356215347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19.65336906037">
                <text:p>2719.65336906037</text:p>
              </table:table-cell>
              <table:table-cell office:value-type="float" office:value="1903.75735834226">
                <text:p>1903.75735834226</text:p>
              </table:table-cell>
              <table:table-cell office:value-type="float" office:value="1087.86134762415">
                <text:p>1087.861347624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03.70191014084">
                <text:p>2703.70191014084</text:p>
              </table:table-cell>
              <table:table-cell office:value-type="float" office:value="1892.59133709859">
                <text:p>1892.59133709859</text:p>
              </table:table-cell>
              <table:table-cell office:value-type="float" office:value="1081.48076405634">
                <text:p>1081.480764056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88.02787965559">
                <text:p>2688.02787965559</text:p>
              </table:table-cell>
              <table:table-cell office:value-type="float" office:value="1881.61951575891">
                <text:p>1881.61951575891</text:p>
              </table:table-cell>
              <table:table-cell office:value-type="float" office:value="1075.21115186223">
                <text:p>1075.21115186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72.62332790219">
                <text:p>2672.62332790219</text:p>
              </table:table-cell>
              <table:table-cell office:value-type="float" office:value="1870.83632953153">
                <text:p>1870.83632953153</text:p>
              </table:table-cell>
              <table:table-cell office:value-type="float" office:value="1069.04933116088">
                <text:p>1069.049331160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57.48062048718">
                <text:p>2657.48062048718</text:p>
              </table:table-cell>
              <table:table-cell office:value-type="float" office:value="1860.23643434103">
                <text:p>1860.23643434103</text:p>
              </table:table-cell>
              <table:table-cell office:value-type="float" office:value="1062.99224819487">
                <text:p>1062.992248194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42.59242242675">
                <text:p>2642.59242242675</text:p>
              </table:table-cell>
              <table:table-cell office:value-type="float" office:value="1849.81469569872">
                <text:p>1849.81469569872</text:p>
              </table:table-cell>
              <table:table-cell office:value-type="float" office:value="1057.0369689707">
                <text:p>1057.03696897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27.9516832159">
                <text:p>2627.9516832159</text:p>
              </table:table-cell>
              <table:table-cell office:value-type="float" office:value="1839.56617825113">
                <text:p>1839.56617825113</text:p>
              </table:table-cell>
              <table:table-cell office:value-type="float" office:value="1051.18067328636">
                <text:p>1051.180673286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13.5516227991">
                <text:p>2613.5516227991</text:p>
              </table:table-cell>
              <table:table-cell office:value-type="float" office:value="1829.48613595937">
                <text:p>1829.48613595937</text:p>
              </table:table-cell>
              <table:table-cell office:value-type="float" office:value="1045.42064911964">
                <text:p>1045.420649119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99.38571837583">
                <text:p>2599.38571837583</text:p>
              </table:table-cell>
              <table:table-cell office:value-type="float" office:value="1819.57000286308">
                <text:p>1819.57000286308</text:p>
              </table:table-cell>
              <table:table-cell office:value-type="float" office:value="1039.75428735033">
                <text:p>1039.754287350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85.44769198519">
                <text:p>2585.44769198519</text:p>
              </table:table-cell>
              <table:table-cell office:value-type="float" office:value="1809.81338438963">
                <text:p>1809.81338438963</text:p>
              </table:table-cell>
              <table:table-cell office:value-type="float" office:value="1034.17907679408">
                <text:p>1034.179076794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71.73149881522">
                <text:p>2571.73149881522</text:p>
              </table:table-cell>
              <table:table-cell office:value-type="float" office:value="1800.21204917066">
                <text:p>1800.21204917066</text:p>
              </table:table-cell>
              <table:table-cell office:value-type="float" office:value="1028.69259952609">
                <text:p>1028.692599526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58.23131618742">
                <text:p>2558.23131618742</text:p>
              </table:table-cell>
              <table:table-cell office:value-type="float" office:value="1790.76192133119">
                <text:p>1790.76192133119</text:p>
              </table:table-cell>
              <table:table-cell office:value-type="float" office:value="1023.29252647497">
                <text:p>1023.292526474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44.94153316962">
                <text:p>2544.94153316962</text:p>
              </table:table-cell>
              <table:table-cell office:value-type="float" office:value="1781.45907321873">
                <text:p>1781.45907321873</text:p>
              </table:table-cell>
              <table:table-cell office:value-type="float" office:value="1017.97661326785">
                <text:p>1017.976613267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31.85674077807">
                <text:p>2531.85674077807</text:p>
              </table:table-cell>
              <table:table-cell office:value-type="float" office:value="1772.29971854465">
                <text:p>1772.29971854465</text:p>
              </table:table-cell>
              <table:table-cell office:value-type="float" office:value="1012.74269631123">
                <text:p>1012.742696311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18.9717227267">
                <text:p>2518.9717227267</text:p>
              </table:table-cell>
              <table:table-cell office:value-type="float" office:value="1763.28020590869">
                <text:p>1763.28020590869</text:p>
              </table:table-cell>
              <table:table-cell office:value-type="float" office:value="1007.58868909068">
                <text:p>1007.588689090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06.28144669003">
                <text:p>2506.28144669003</text:p>
              </table:table-cell>
              <table:table-cell office:value-type="float" office:value="1754.39701268302">
                <text:p>1754.39701268302</text:p>
              </table:table-cell>
              <table:table-cell office:value-type="float" office:value="1002.51257867601">
                <text:p>1002.512578676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93.7810560445">
                <text:p>2493.7810560445</text:p>
              </table:table-cell>
              <table:table-cell office:value-type="float" office:value="1745.64673923115">
                <text:p>1745.64673923115</text:p>
              </table:table-cell>
              <table:table-cell office:value-type="float" office:value="997.512422417799">
                <text:p>997.5124224177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81.46586205937">
                <text:p>2481.46586205937</text:p>
              </table:table-cell>
              <table:table-cell office:value-type="float" office:value="1737.02610344156">
                <text:p>1737.02610344156</text:p>
              </table:table-cell>
              <table:table-cell office:value-type="float" office:value="992.586344823749">
                <text:p>992.5863448237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69.33133650709">
                <text:p>2469.33133650709</text:p>
              </table:table-cell>
              <table:table-cell office:value-type="float" office:value="1728.53193555496">
                <text:p>1728.53193555496</text:p>
              </table:table-cell>
              <table:table-cell office:value-type="float" office:value="987.732534602834">
                <text:p>987.7325346028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57.37310466749">
                <text:p>2457.37310466749</text:p>
              </table:table-cell>
              <table:table-cell office:value-type="float" office:value="1720.16117326725">
                <text:p>1720.16117326725</text:p>
              </table:table-cell>
              <table:table-cell office:value-type="float" office:value="982.949241866997">
                <text:p>982.9492418669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45.58693870145">
                <text:p>2445.58693870145</text:p>
              </table:table-cell>
              <table:table-cell office:value-type="float" office:value="1711.91085709101">
                <text:p>1711.91085709101</text:p>
              </table:table-cell>
              <table:table-cell office:value-type="float" office:value="978.23477548058">
                <text:p>978.234775480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33.96875137014">
                <text:p>2433.96875137014</text:p>
              </table:table-cell>
              <table:table-cell office:value-type="float" office:value="1703.7781259591">
                <text:p>1703.7781259591</text:p>
              </table:table-cell>
              <table:table-cell office:value-type="float" office:value="973.587500548057">
                <text:p>973.5875005480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22.51459008003">
                <text:p>2422.51459008003</text:p>
              </table:table-cell>
              <table:table-cell office:value-type="float" office:value="1695.76021305602">
                <text:p>1695.76021305602</text:p>
              </table:table-cell>
              <table:table-cell office:value-type="float" office:value="969.005836032011">
                <text:p>969.0058360320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11.22063123314">
                <text:p>2411.22063123314</text:p>
              </table:table-cell>
              <table:table-cell office:value-type="float" office:value="1687.85444186319">
                <text:p>1687.85444186319</text:p>
              </table:table-cell>
              <table:table-cell office:value-type="float" office:value="964.488252493254">
                <text:p>964.4882524932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00.08317486433">
                <text:p>2400.08317486433</text:p>
              </table:table-cell>
              <table:table-cell office:value-type="float" office:value="1680.05822240503">
                <text:p>1680.05822240503</text:p>
              </table:table-cell>
              <table:table-cell office:value-type="float" office:value="960.033269945733">
                <text:p>960.0332699457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89.09863954824">
                <text:p>2389.09863954824</text:p>
              </table:table-cell>
              <table:table-cell office:value-type="float" office:value="1672.36904768377">
                <text:p>1672.36904768377</text:p>
              </table:table-cell>
              <table:table-cell office:value-type="float" office:value="955.639455819295">
                <text:p>955.6394558192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378.26355756114">
                <text:p>2378.26355756114</text:p>
              </table:table-cell>
              <table:table-cell office:value-type="float" office:value="1664.7844902928">
                <text:p>1664.7844902928</text:p>
              </table:table-cell>
              <table:table-cell office:value-type="float" office:value="951.305423024458">
                <text:p>951.3054230244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67.57457028123">
                <text:p>2367.57457028123</text:p>
              </table:table-cell>
              <table:table-cell office:value-type="float" office:value="1657.30219919686">
                <text:p>1657.30219919686</text:p>
              </table:table-cell>
              <table:table-cell office:value-type="float" office:value="947.029828112491">
                <text:p>947.0298281124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57.02842381436">
                <text:p>2357.02842381436</text:p>
              </table:table-cell>
              <table:table-cell office:value-type="float" office:value="1649.91989667005">
                <text:p>1649.91989667005</text:p>
              </table:table-cell>
              <table:table-cell office:value-type="float" office:value="942.811369525742">
                <text:p>942.8113695257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46.62196483306">
                <text:p>2346.62196483306</text:p>
              </table:table-cell>
              <table:table-cell office:value-type="float" office:value="1642.63537538314">
                <text:p>1642.63537538314</text:p>
              </table:table-cell>
              <table:table-cell office:value-type="float" office:value="938.648785933225">
                <text:p>938.6487859332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36.35213661483">
                <text:p>2336.35213661483</text:p>
              </table:table-cell>
              <table:table-cell office:value-type="float" office:value="1635.44649563038">
                <text:p>1635.44649563038</text:p>
              </table:table-cell>
              <table:table-cell office:value-type="float" office:value="934.540854645931">
                <text:p>934.5408546459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26.21597526999">
                <text:p>2326.21597526999</text:p>
              </table:table-cell>
              <table:table-cell office:value-type="float" office:value="1628.35118268899">
                <text:p>1628.35118268899</text:p>
              </table:table-cell>
              <table:table-cell office:value-type="float" office:value="930.486390107994">
                <text:p>930.4863901079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6.21060614806">
                <text:p>2316.21060614806</text:p>
              </table:table-cell>
              <table:table-cell office:value-type="float" office:value="1621.34742430364">
                <text:p>1621.34742430364</text:p>
              </table:table-cell>
              <table:table-cell office:value-type="float" office:value="926.484242459225">
                <text:p>926.4842424592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06.33324041234">
                <text:p>2306.33324041234</text:p>
              </table:table-cell>
              <table:table-cell office:value-type="float" office:value="1614.43326828864">
                <text:p>1614.43326828864</text:p>
              </table:table-cell>
              <table:table-cell office:value-type="float" office:value="922.533296164936">
                <text:p>922.5332961649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96.58117177491">
                <text:p>2296.58117177491</text:p>
              </table:table-cell>
              <table:table-cell office:value-type="float" office:value="1607.60682024244">
                <text:p>1607.60682024244</text:p>
              </table:table-cell>
              <table:table-cell office:value-type="float" office:value="918.632468709966">
                <text:p>918.6324687099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86.95177338043">
                <text:p>2286.95177338043</text:p>
              </table:table-cell>
              <table:table-cell office:value-type="float" office:value="1600.8662413663">
                <text:p>1600.8662413663</text:p>
              </table:table-cell>
              <table:table-cell office:value-type="float" office:value="914.780709352172">
                <text:p>914.78070935217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277.44249483388">
                <text:p>2277.44249483388</text:p>
              </table:table-cell>
              <table:table-cell office:value-type="float" office:value="1594.20974638372">
                <text:p>1594.20974638372</text:p>
              </table:table-cell>
              <table:table-cell office:value-type="float" office:value="910.976997933553">
                <text:p>910.9769979335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68.05085936306">
                <text:p>2268.05085936306</text:p>
              </table:table-cell>
              <table:table-cell office:value-type="float" office:value="1587.63560155414">
                <text:p>1587.63560155414</text:p>
              </table:table-cell>
              <table:table-cell office:value-type="float" office:value="907.220343745223">
                <text:p>907.2203437452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58.77446110783">
                <text:p>2258.77446110783</text:p>
              </table:table-cell>
              <table:table-cell office:value-type="float" office:value="1581.14212277548">
                <text:p>1581.14212277548</text:p>
              </table:table-cell>
              <table:table-cell office:value-type="float" office:value="903.509784443131">
                <text:p>903.5097844431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49.61096253127">
                <text:p>2249.61096253127</text:p>
              </table:table-cell>
              <table:table-cell office:value-type="float" office:value="1574.72767377189">
                <text:p>1574.72767377189</text:p>
              </table:table-cell>
              <table:table-cell office:value-type="float" office:value="899.844385012507">
                <text:p>899.8443850125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40.5580919453">
                <text:p>2240.5580919453</text:p>
              </table:table-cell>
              <table:table-cell office:value-type="float" office:value="1568.39066436171">
                <text:p>1568.39066436171</text:p>
              </table:table-cell>
              <table:table-cell office:value-type="float" office:value="896.22323677812">
                <text:p>896.2232367781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31.61364114377">
                <text:p>2231.61364114377</text:p>
              </table:table-cell>
              <table:table-cell office:value-type="float" office:value="1562.12954880064">
                <text:p>1562.12954880064</text:p>
              </table:table-cell>
              <table:table-cell office:value-type="float" office:value="892.645456457508">
                <text:p>892.6454564575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22.77546314098">
                <text:p>2222.77546314098</text:p>
              </table:table-cell>
              <table:table-cell office:value-type="float" office:value="1555.94282419869">
                <text:p>1555.94282419869</text:p>
              </table:table-cell>
              <table:table-cell office:value-type="float" office:value="889.110185256392">
                <text:p>889.1101852563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14.04147000586">
                <text:p>2214.04147000586</text:p>
              </table:table-cell>
              <table:table-cell office:value-type="float" office:value="1549.8290290041">
                <text:p>1549.8290290041</text:p>
              </table:table-cell>
              <table:table-cell office:value-type="float" office:value="885.616588002343">
                <text:p>885.6165880023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05.4096307893">
                <text:p>2205.4096307893</text:p>
              </table:table-cell>
              <table:table-cell office:value-type="float" office:value="1543.78674155251">
                <text:p>1543.78674155251</text:p>
              </table:table-cell>
              <table:table-cell office:value-type="float" office:value="882.163852315721">
                <text:p>882.1638523157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196.8779695416">
                <text:p>2196.8779695416</text:p>
              </table:table-cell>
              <table:table-cell office:value-type="float" office:value="1537.81457867912">
                <text:p>1537.81457867912</text:p>
              </table:table-cell>
              <table:table-cell office:value-type="float" office:value="878.75118781664">
                <text:p>878.751187816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88.44456341092">
                <text:p>2188.44456341092</text:p>
              </table:table-cell>
              <table:table-cell office:value-type="float" office:value="1531.91119438764">
                <text:p>1531.91119438764</text:p>
              </table:table-cell>
              <table:table-cell office:value-type="float" office:value="875.377825364367">
                <text:p>875.3778253643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80.10754082298">
                <text:p>2180.10754082298</text:p>
              </table:table-cell>
              <table:table-cell office:value-type="float" office:value="1526.07527857609">
                <text:p>1526.07527857609</text:p>
              </table:table-cell>
              <table:table-cell office:value-type="float" office:value="872.043016329194">
                <text:p>872.0430163291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71.86507973697">
                <text:p>2171.86507973697</text:p>
              </table:table-cell>
              <table:table-cell office:value-type="float" office:value="1520.30555581588">
                <text:p>1520.30555581588</text:p>
              </table:table-cell>
              <table:table-cell office:value-type="float" office:value="868.746031894787">
                <text:p>868.7460318947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63.71540597144">
                <text:p>2163.71540597144</text:p>
              </table:table-cell>
              <table:table-cell office:value-type="float" office:value="1514.60078418001">
                <text:p>1514.60078418001</text:p>
              </table:table-cell>
              <table:table-cell office:value-type="float" office:value="865.486162388578">
                <text:p>865.4861623885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55.65679160123">
                <text:p>2155.65679160123</text:p>
              </table:table-cell>
              <table:table-cell office:value-type="float" office:value="1508.95975412086">
                <text:p>1508.95975412086</text:p>
              </table:table-cell>
              <table:table-cell office:value-type="float" office:value="862.262716640494">
                <text:p>862.2627166404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47.68755341757">
                <text:p>2147.68755341757</text:p>
              </table:table-cell>
              <table:table-cell office:value-type="float" office:value="1503.3812873923">
                <text:p>1503.3812873923</text:p>
              </table:table-cell>
              <table:table-cell office:value-type="float" office:value="859.075021367026">
                <text:p>859.0750213670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39.80605145121">
                <text:p>2139.80605145121</text:p>
              </table:table-cell>
              <table:table-cell office:value-type="float" office:value="1497.86423601585">
                <text:p>1497.86423601585</text:p>
              </table:table-cell>
              <table:table-cell office:value-type="float" office:value="855.922420580484">
                <text:p>855.922420580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32.01068755522">
                <text:p>2132.01068755522</text:p>
              </table:table-cell>
              <table:table-cell office:value-type="float" office:value="1492.40748128865">
                <text:p>1492.40748128865</text:p>
              </table:table-cell>
              <table:table-cell office:value-type="float" office:value="852.804275022088">
                <text:p>852.8042750220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24.29990404326">
                <text:p>2124.29990404326</text:p>
              </table:table-cell>
              <table:table-cell office:value-type="float" office:value="1487.00993283028">
                <text:p>1487.00993283028</text:p>
              </table:table-cell>
              <table:table-cell office:value-type="float" office:value="849.719961617303">
                <text:p>849.7199616173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16.67218238185">
                <text:p>2116.67218238185</text:p>
              </table:table-cell>
              <table:table-cell office:value-type="float" office:value="1481.6705276673">
                <text:p>1481.6705276673</text:p>
              </table:table-cell>
              <table:table-cell office:value-type="float" office:value="846.668872952741">
                <text:p>846.6688729527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09.12604193423">
                <text:p>2109.12604193423</text:p>
              </table:table-cell>
              <table:table-cell office:value-type="float" office:value="1476.38822935396">
                <text:p>1476.38822935396</text:p>
              </table:table-cell>
              <table:table-cell office:value-type="float" office:value="843.650416773691">
                <text:p>843.6504167736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01.66003875338">
                <text:p>2101.66003875338</text:p>
              </table:table-cell>
              <table:table-cell office:value-type="float" office:value="1471.16202712737">
                <text:p>1471.16202712737</text:p>
              </table:table-cell>
              <table:table-cell office:value-type="float" office:value="840.664015501353">
                <text:p>840.6640155013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94.27276442069">
                <text:p>2094.27276442069</text:p>
              </table:table-cell>
              <table:table-cell office:value-type="float" office:value="1465.99093509448">
                <text:p>1465.99093509448</text:p>
              </table:table-cell>
              <table:table-cell office:value-type="float" office:value="837.709105768276">
                <text:p>837.7091057682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86.96284493008">
                <text:p>2086.96284493008</text:p>
              </table:table-cell>
              <table:table-cell office:value-type="float" office:value="1460.87399145106">
                <text:p>1460.87399145106</text:p>
              </table:table-cell>
              <table:table-cell office:value-type="float" office:value="834.785137972034">
                <text:p>834.7851379720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9.72893961479">
                <text:p>2079.72893961479</text:p>
              </table:table-cell>
              <table:table-cell office:value-type="float" office:value="1455.81025773035">
                <text:p>1455.81025773035</text:p>
              </table:table-cell>
              <table:table-cell office:value-type="float" office:value="831.891575845916">
                <text:p>831.8915758459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72.56974011383">
                <text:p>2072.56974011383</text:p>
              </table:table-cell>
              <table:table-cell office:value-type="float" office:value="1450.79881807968">
                <text:p>1450.79881807968</text:p>
              </table:table-cell>
              <table:table-cell office:value-type="float" office:value="829.027896045531">
                <text:p>829.0278960455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65.48396937842">
                <text:p>2065.48396937842</text:p>
              </table:table-cell>
              <table:table-cell office:value-type="float" office:value="1445.8387785649">
                <text:p>1445.8387785649</text:p>
              </table:table-cell>
              <table:table-cell office:value-type="float" office:value="826.193587751369">
                <text:p>826.1935877513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58.47038071489">
                <text:p>2058.47038071489</text:p>
              </table:table-cell>
              <table:table-cell office:value-type="float" office:value="1440.92926650043">
                <text:p>1440.92926650043</text:p>
              </table:table-cell>
              <table:table-cell office:value-type="float" office:value="823.388152285958">
                <text:p>823.3881522859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51.52775686317">
                <text:p>2051.52775686317</text:p>
              </table:table-cell>
              <table:table-cell office:value-type="float" office:value="1436.06942980422">
                <text:p>1436.06942980422</text:p>
              </table:table-cell>
              <table:table-cell office:value-type="float" office:value="820.611102745268">
                <text:p>820.6111027452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44.65490910941">
                <text:p>2044.65490910941</text:p>
              </table:table-cell>
              <table:table-cell office:value-type="float" office:value="1431.25843637659">
                <text:p>1431.25843637659</text:p>
              </table:table-cell>
              <table:table-cell office:value-type="float" office:value="817.861963643765">
                <text:p>817.8619636437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37.85067643087">
                <text:p>2037.85067643087</text:p>
              </table:table-cell>
              <table:table-cell office:value-type="float" office:value="1426.49547350161">
                <text:p>1426.49547350161</text:p>
              </table:table-cell>
              <table:table-cell office:value-type="float" office:value="815.14027057235">
                <text:p>815.140270572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31.11392467221">
                <text:p>2031.11392467221</text:p>
              </table:table-cell>
              <table:table-cell office:value-type="float" office:value="1421.77974727055">
                <text:p>1421.77974727055</text:p>
              </table:table-cell>
              <table:table-cell office:value-type="float" office:value="812.445569868885">
                <text:p>812.4455698688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24.44354575144">
                <text:p>2024.44354575144</text:p>
              </table:table-cell>
              <table:table-cell office:value-type="float" office:value="1417.11048202601">
                <text:p>1417.11048202601</text:p>
              </table:table-cell>
              <table:table-cell office:value-type="float" office:value="809.777418300577">
                <text:p>809.7774183005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17.83845689381">
                <text:p>2017.83845689381</text:p>
              </table:table-cell>
              <table:table-cell office:value-type="float" office:value="1412.48691982566">
                <text:p>1412.48691982566</text:p>
              </table:table-cell>
              <table:table-cell office:value-type="float" office:value="807.135382757522">
                <text:p>807.1353827575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11.29759989378">
                <text:p>2011.29759989378</text:p>
              </table:table-cell>
              <table:table-cell office:value-type="float" office:value="1407.90831992565">
                <text:p>1407.90831992565</text:p>
              </table:table-cell>
              <table:table-cell office:value-type="float" office:value="804.519039957512">
                <text:p>804.5190399575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04.8199404032">
                <text:p>2004.8199404032</text:p>
              </table:table-cell>
              <table:table-cell office:value-type="float" office:value="1403.37395828224">
                <text:p>1403.37395828224</text:p>
              </table:table-cell>
              <table:table-cell office:value-type="float" office:value="801.927976161281">
                <text:p>801.9279761612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98.40446724355">
                <text:p>1998.40446724355</text:p>
              </table:table-cell>
              <table:table-cell office:value-type="float" office:value="1398.88312707049">
                <text:p>1398.88312707049</text:p>
              </table:table-cell>
              <table:table-cell office:value-type="float" office:value="799.361786897421">
                <text:p>799.3617868974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92.05019174338">
                <text:p>1992.05019174338</text:p>
              </table:table-cell>
              <table:table-cell office:value-type="float" office:value="1394.43513422036">
                <text:p>1394.43513422036</text:p>
              </table:table-cell>
              <table:table-cell office:value-type="float" office:value="796.820076697351">
                <text:p>796.820076697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85.75614709782">
                <text:p>1985.75614709782</text:p>
              </table:table-cell>
              <table:table-cell office:value-type="float" office:value="1390.02930296847">
                <text:p>1390.02930296847</text:p>
              </table:table-cell>
              <table:table-cell office:value-type="float" office:value="794.302458839127">
                <text:p>794.3024588391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79.52138775133">
                <text:p>1979.52138775133</text:p>
              </table:table-cell>
              <table:table-cell office:value-type="float" office:value="1385.66497142593">
                <text:p>1385.66497142593</text:p>
              </table:table-cell>
              <table:table-cell office:value-type="float" office:value="791.808555100531">
                <text:p>791.8085551005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73.34498880011">
                <text:p>1973.34498880011</text:p>
              </table:table-cell>
              <table:table-cell office:value-type="float" office:value="1381.34149216008">
                <text:p>1381.34149216008</text:p>
              </table:table-cell>
              <table:table-cell office:value-type="float" office:value="789.337995520043">
                <text:p>789.3379955200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67.22604541675">
                <text:p>1967.22604541675</text:p>
              </table:table-cell>
              <table:table-cell office:value-type="float" office:value="1377.05823179172">
                <text:p>1377.05823179172</text:p>
              </table:table-cell>
              <table:table-cell office:value-type="float" office:value="786.890418166699">
                <text:p>786.8904181666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61.16367229244">
                <text:p>1961.16367229244</text:p>
              </table:table-cell>
              <table:table-cell office:value-type="float" office:value="1372.81457060471">
                <text:p>1372.81457060471</text:p>
              </table:table-cell>
              <table:table-cell office:value-type="float" office:value="784.465468916977">
                <text:p>784.4654689169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55.15700309965">
                <text:p>1955.15700309965</text:p>
              </table:table-cell>
              <table:table-cell office:value-type="float" office:value="1368.60990216976">
                <text:p>1368.60990216976</text:p>
              </table:table-cell>
              <table:table-cell office:value-type="float" office:value="782.06280123986">
                <text:p>782.062801239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49.20518997161">
                <text:p>1949.20518997161</text:p>
              </table:table-cell>
              <table:table-cell office:value-type="float" office:value="1364.44363298013">
                <text:p>1364.44363298013</text:p>
              </table:table-cell>
              <table:table-cell office:value-type="float" office:value="779.682075988646">
                <text:p>779.6820759886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43.30740299984">
                <text:p>1943.30740299984</text:p>
              </table:table-cell>
              <table:table-cell office:value-type="float" office:value="1360.31518209989">
                <text:p>1360.31518209989</text:p>
              </table:table-cell>
              <table:table-cell office:value-type="float" office:value="777.322961199935">
                <text:p>777.3229611999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37.46282974798">
                <text:p>1937.46282974798</text:p>
              </table:table-cell>
              <table:table-cell office:value-type="float" office:value="1356.22398082359">
                <text:p>1356.22398082359</text:p>
              </table:table-cell>
              <table:table-cell office:value-type="float" office:value="774.985131899193">
                <text:p>774.9851318991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31.67067478175">
                <text:p>1931.67067478175</text:p>
              </table:table-cell>
              <table:table-cell office:value-type="float" office:value="1352.16947234722">
                <text:p>1352.16947234722</text:p>
              </table:table-cell>
              <table:table-cell office:value-type="float" office:value="772.6682699127">
                <text:p>772.66826991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25.93015921396">
                <text:p>1925.93015921396</text:p>
              </table:table-cell>
              <table:table-cell office:value-type="float" office:value="1348.15111144977">
                <text:p>1348.15111144977</text:p>
              </table:table-cell>
              <table:table-cell office:value-type="float" office:value="770.372063685585">
                <text:p>770.3720636855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20.24052026492">
                <text:p>1920.24052026492</text:p>
              </table:table-cell>
              <table:table-cell office:value-type="float" office:value="1344.16836418544">
                <text:p>1344.16836418544</text:p>
              </table:table-cell>
              <table:table-cell office:value-type="float" office:value="768.096208105966">
                <text:p>768.0962081059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14.60101083614">
                <text:p>1914.60101083614</text:p>
              </table:table-cell>
              <table:table-cell office:value-type="float" office:value="1340.2207075853">
                <text:p>1340.2207075853</text:p>
              </table:table-cell>
              <table:table-cell office:value-type="float" office:value="765.840404334455">
                <text:p>765.8404043344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09.01089909898">
                <text:p>1909.01089909898</text:p>
              </table:table-cell>
              <table:table-cell office:value-type="float" office:value="1336.30762936929">
                <text:p>1336.30762936929</text:p>
              </table:table-cell>
              <table:table-cell office:value-type="float" office:value="763.604359639594">
                <text:p>763.6043596395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03.46946809523">
                <text:p>1903.46946809523</text:p>
              </table:table-cell>
              <table:table-cell office:value-type="float" office:value="1332.42862766666">
                <text:p>1332.42862766666</text:p>
              </table:table-cell>
              <table:table-cell office:value-type="float" office:value="761.387787238093">
                <text:p>761.3877872380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97.97601535071">
                <text:p>1897.97601535071</text:p>
              </table:table-cell>
              <table:table-cell office:value-type="float" office:value="1328.5832107455">
                <text:p>1328.5832107455</text:p>
              </table:table-cell>
              <table:table-cell office:value-type="float" office:value="759.190406140284">
                <text:p>759.1904061402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92.52985250166">
                <text:p>1892.52985250166</text:p>
              </table:table-cell>
              <table:table-cell office:value-type="float" office:value="1324.77089675116">
                <text:p>1324.77089675116</text:p>
              </table:table-cell>
              <table:table-cell office:value-type="float" office:value="757.011941000663">
                <text:p>757.0119410006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87.13030493233">
                <text:p>1887.13030493233</text:p>
              </table:table-cell>
              <table:table-cell office:value-type="float" office:value="1320.99121345263">
                <text:p>1320.99121345263</text:p>
              </table:table-cell>
              <table:table-cell office:value-type="float" office:value="754.852121972931">
                <text:p>754.8521219729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81.77671142356">
                <text:p>1881.77671142356</text:p>
              </table:table-cell>
              <table:table-cell office:value-type="float" office:value="1317.24369799649">
                <text:p>1317.24369799649</text:p>
              </table:table-cell>
              <table:table-cell office:value-type="float" office:value="752.710684569422">
                <text:p>752.7106845694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76.46842381319">
                <text:p>1876.46842381319</text:p>
              </table:table-cell>
              <table:table-cell office:value-type="float" office:value="1313.52789666924">
                <text:p>1313.52789666924</text:p>
              </table:table-cell>
              <table:table-cell office:value-type="float" office:value="750.587369525277">
                <text:p>750.58736952527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71.20480666589">
                <text:p>1871.20480666589</text:p>
              </table:table-cell>
              <table:table-cell office:value-type="float" office:value="1309.84336466613">
                <text:p>1309.84336466613</text:p>
              </table:table-cell>
              <table:table-cell office:value-type="float" office:value="748.481922666358">
                <text:p>748.48192266635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65.98523695434">
                <text:p>1865.98523695434</text:p>
              </table:table-cell>
              <table:table-cell office:value-type="float" office:value="1306.18966586804">
                <text:p>1306.18966586804</text:p>
              </table:table-cell>
              <table:table-cell office:value-type="float" office:value="746.394094781735">
                <text:p>746.3940947817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60.80910374855">
                <text:p>1860.80910374855</text:p>
              </table:table-cell>
              <table:table-cell office:value-type="float" office:value="1302.56637262399">
                <text:p>1302.56637262399</text:p>
              </table:table-cell>
              <table:table-cell office:value-type="float" office:value="744.32364149942">
                <text:p>744.323641499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5.67580791659">
                <text:p>1855.67580791659</text:p>
              </table:table-cell>
              <table:table-cell office:value-type="float" office:value="1298.97306554161">
                <text:p>1298.97306554161</text:p>
              </table:table-cell>
              <table:table-cell office:value-type="float" office:value="742.270323166636">
                <text:p>742.2703231666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50.58476183206">
                <text:p>1850.58476183206</text:p>
              </table:table-cell>
              <table:table-cell office:value-type="float" office:value="1295.40933328244">
                <text:p>1295.40933328244</text:p>
              </table:table-cell>
              <table:table-cell office:value-type="float" office:value="740.233904732826">
                <text:p>740.2339047328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45.53538909267">
                <text:p>1845.53538909267</text:p>
              </table:table-cell>
              <table:table-cell office:value-type="float" office:value="1291.87477236487">
                <text:p>1291.87477236487</text:p>
              </table:table-cell>
              <table:table-cell office:value-type="float" office:value="738.214155637067">
                <text:p>738.214155637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.52712424538">
                <text:p>1840.52712424538</text:p>
              </table:table-cell>
              <table:table-cell office:value-type="float" office:value="1288.36898697177">
                <text:p>1288.36898697177</text:p>
              </table:table-cell>
              <table:table-cell office:value-type="float" office:value="736.210849698153">
                <text:p>736.2108496981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35.55941252056">
                <text:p>1835.55941252056</text:p>
              </table:table-cell>
              <table:table-cell office:value-type="float" office:value="1284.89158876439">
                <text:p>1284.89158876439</text:p>
              </table:table-cell>
              <table:table-cell office:value-type="float" office:value="734.223765008224">
                <text:p>734.2237650082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30.63170957443">
                <text:p>1830.63170957443</text:p>
              </table:table-cell>
              <table:table-cell office:value-type="float" office:value="1281.4421967021">
                <text:p>1281.4421967021</text:p>
              </table:table-cell>
              <table:table-cell office:value-type="float" office:value="732.252683829771">
                <text:p>732.2526838297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25.74348123721">
                <text:p>1825.74348123721</text:p>
              </table:table-cell>
              <table:table-cell office:value-type="float" office:value="1278.02043686605">
                <text:p>1278.02043686605</text:p>
              </table:table-cell>
              <table:table-cell office:value-type="float" office:value="730.297392494883">
                <text:p>730.29739249488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20.89420327163">
                <text:p>1820.89420327163</text:p>
              </table:table-cell>
              <table:table-cell office:value-type="float" office:value="1274.62594229014">
                <text:p>1274.62594229014</text:p>
              </table:table-cell>
              <table:table-cell office:value-type="float" office:value="728.357681308651">
                <text:p>728.3576813086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16.08336113506">
                <text:p>1816.08336113506</text:p>
              </table:table-cell>
              <table:table-cell office:value-type="float" office:value="1271.25835279454">
                <text:p>1271.25835279454</text:p>
              </table:table-cell>
              <table:table-cell office:value-type="float" office:value="726.433344454023">
                <text:p>726.4333444540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11.3104497516">
                <text:p>1811.3104497516</text:p>
              </table:table-cell>
              <table:table-cell office:value-type="float" office:value="1267.91731482612">
                <text:p>1267.91731482612</text:p>
              </table:table-cell>
              <table:table-cell office:value-type="float" office:value="724.524179900641">
                <text:p>724.5241799006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06.5749732882">
                <text:p>1806.5749732882</text:p>
              </table:table-cell>
              <table:table-cell office:value-type="float" office:value="1264.60248130174">
                <text:p>1264.60248130174</text:p>
              </table:table-cell>
              <table:table-cell office:value-type="float" office:value="722.62998931528">
                <text:p>722.629989315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1.87644493932">
                <text:p>1801.87644493932</text:p>
              </table:table-cell>
              <table:table-cell office:value-type="float" office:value="1261.31351145752">
                <text:p>1261.31351145752</text:p>
              </table:table-cell>
              <table:table-cell office:value-type="float" office:value="720.750577975729">
                <text:p>720.7505779757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97.21438671576">
                <text:p>1797.21438671576</text:p>
              </table:table-cell>
              <table:table-cell office:value-type="float" office:value="1258.05007070103">
                <text:p>1258.05007070103</text:p>
              </table:table-cell>
              <table:table-cell office:value-type="float" office:value="718.885754686305">
                <text:p>718.8857546863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92.58832924107">
                <text:p>1792.58832924107</text:p>
              </table:table-cell>
              <table:table-cell office:value-type="float" office:value="1254.81183046875">
                <text:p>1254.81183046875</text:p>
              </table:table-cell>
              <table:table-cell office:value-type="float" office:value="717.035331696429">
                <text:p>717.0353316964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87.99781155297">
                <text:p>1787.99781155297</text:p>
              </table:table-cell>
              <table:table-cell office:value-type="float" office:value="1251.59846808708">
                <text:p>1251.59846808708</text:p>
              </table:table-cell>
              <table:table-cell office:value-type="float" office:value="715.199124621187">
                <text:p>715.1991246211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83.44238090995">
                <text:p>1783.44238090995</text:p>
              </table:table-cell>
              <table:table-cell office:value-type="float" office:value="1248.40966663696">
                <text:p>1248.40966663696</text:p>
              </table:table-cell>
              <table:table-cell office:value-type="float" office:value="713.37695236398">
                <text:p>713.376952363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8.92159260447">
                <text:p>1778.92159260447</text:p>
              </table:table-cell>
              <table:table-cell office:value-type="float" office:value="1245.24511482313">
                <text:p>1245.24511482313</text:p>
              </table:table-cell>
              <table:table-cell office:value-type="float" office:value="711.568637041786">
                <text:p>711.5686370417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74.43500977983">
                <text:p>1774.43500977983</text:p>
              </table:table-cell>
              <table:table-cell office:value-type="float" office:value="1242.10450684588">
                <text:p>1242.10450684588</text:p>
              </table:table-cell>
              <table:table-cell office:value-type="float" office:value="709.774003911932">
                <text:p>709.7740039119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69.98220325331">
                <text:p>1769.98220325331</text:p>
              </table:table-cell>
              <table:table-cell office:value-type="float" office:value="1238.98754227731">
                <text:p>1238.98754227731</text:p>
              </table:table-cell>
              <table:table-cell office:value-type="float" office:value="707.992881301323">
                <text:p>707.9928813013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65.56275134372">
                <text:p>1765.56275134372</text:p>
              </table:table-cell>
              <table:table-cell office:value-type="float" office:value="1235.8939259406">
                <text:p>1235.8939259406</text:p>
              </table:table-cell>
              <table:table-cell office:value-type="float" office:value="706.225100537488">
                <text:p>706.2251005374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61.17623970349">
                <text:p>1761.17623970349</text:p>
              </table:table-cell>
              <table:table-cell office:value-type="float" office:value="1232.82336779244">
                <text:p>1232.82336779244</text:p>
              </table:table-cell>
              <table:table-cell office:value-type="float" office:value="704.470495881395">
                <text:p>704.4704958813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56.82226115557">
                <text:p>1756.82226115557</text:p>
              </table:table-cell>
              <table:table-cell office:value-type="float" office:value="1229.7755828089">
                <text:p>1229.7755828089</text:p>
              </table:table-cell>
              <table:table-cell office:value-type="float" office:value="702.728904462226">
                <text:p>702.72890446222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52.50041553472">
                <text:p>1752.50041553472</text:p>
              </table:table-cell>
              <table:table-cell office:value-type="float" office:value="1226.7502908743">
                <text:p>1226.7502908743</text:p>
              </table:table-cell>
              <table:table-cell office:value-type="float" office:value="701.000166213888">
                <text:p>701.0001662138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748.21030953263">
                <text:p>1748.21030953263</text:p>
              </table:table-cell>
              <table:table-cell office:value-type="float" office:value="1223.74721667284">
                <text:p>1223.74721667284</text:p>
              </table:table-cell>
              <table:table-cell office:value-type="float" office:value="699.284123813051">
                <text:p>699.2841238130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43.9515565485">
                <text:p>1743.9515565485</text:p>
              </table:table-cell>
              <table:table-cell office:value-type="float" office:value="1220.76608958395">
                <text:p>1220.76608958395</text:p>
              </table:table-cell>
              <table:table-cell office:value-type="float" office:value="697.580622619398">
                <text:p>697.5806226193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39.72377654179">
                <text:p>1739.72377654179</text:p>
              </table:table-cell>
              <table:table-cell office:value-type="float" office:value="1217.80664357925">
                <text:p>1217.80664357925</text:p>
              </table:table-cell>
              <table:table-cell office:value-type="float" office:value="695.889510616716">
                <text:p>695.8895106167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35.52659588987">
                <text:p>1735.52659588987</text:p>
              </table:table-cell>
              <table:table-cell office:value-type="float" office:value="1214.86861712291">
                <text:p>1214.86861712291</text:p>
              </table:table-cell>
              <table:table-cell office:value-type="float" office:value="694.210638355948">
                <text:p>694.2106383559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31.35964725022">
                <text:p>1731.35964725022</text:p>
              </table:table-cell>
              <table:table-cell office:value-type="float" office:value="1211.95175307515">
                <text:p>1211.95175307515</text:p>
              </table:table-cell>
              <table:table-cell office:value-type="float" office:value="692.543858900088">
                <text:p>692.5438589000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27.22256942386">
                <text:p>1727.22256942386</text:p>
              </table:table-cell>
              <table:table-cell office:value-type="float" office:value="1209.0557985967">
                <text:p>1209.0557985967</text:p>
              </table:table-cell>
              <table:table-cell office:value-type="float" office:value="690.889027769543">
                <text:p>690.8890277695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23.11500722557">
                <text:p>1723.11500722557</text:p>
              </table:table-cell>
              <table:table-cell office:value-type="float" office:value="1206.1805050579">
                <text:p>1206.1805050579</text:p>
              </table:table-cell>
              <table:table-cell office:value-type="float" office:value="689.246002890229">
                <text:p>689.2460028902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719.03661135433">
                <text:p>1719.03661135433</text:p>
              </table:table-cell>
              <table:table-cell office:value-type="float" office:value="1203.32562794803">
                <text:p>1203.32562794803</text:p>
              </table:table-cell>
              <table:table-cell office:value-type="float" office:value="687.614644541732">
                <text:p>687.6146445417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14.98703826938">
                <text:p>1714.98703826938</text:p>
              </table:table-cell>
              <table:table-cell office:value-type="float" office:value="1200.49092678856">
                <text:p>1200.49092678856</text:p>
              </table:table-cell>
              <table:table-cell office:value-type="float" office:value="685.994815307751">
                <text:p>685.9948153077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710.96595006848">
                <text:p>1710.96595006848</text:p>
              </table:table-cell>
              <table:table-cell office:value-type="float" office:value="1197.67616504793">
                <text:p>1197.67616504793</text:p>
              </table:table-cell>
              <table:table-cell office:value-type="float" office:value="684.386380027391">
                <text:p>684.3863800273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06.97301436933">
                <text:p>1706.97301436933</text:p>
              </table:table-cell>
              <table:table-cell office:value-type="float" office:value="1194.88111005853">
                <text:p>1194.88111005853</text:p>
              </table:table-cell>
              <table:table-cell office:value-type="float" office:value="682.789205747731">
                <text:p>682.7892057477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03.00790419446">
                <text:p>1703.00790419446</text:p>
              </table:table-cell>
              <table:table-cell office:value-type="float" office:value="1192.10553293613">
                <text:p>1192.10553293613</text:p>
              </table:table-cell>
              <table:table-cell office:value-type="float" office:value="681.203161677786">
                <text:p>681.2031616777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99.07029785827">
                <text:p>1699.07029785827</text:p>
              </table:table-cell>
              <table:table-cell office:value-type="float" office:value="1189.34920850079">
                <text:p>1189.34920850079</text:p>
              </table:table-cell>
              <table:table-cell office:value-type="float" office:value="679.62811914331">
                <text:p>679.628119143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95.15987885829">
                <text:p>1695.15987885829</text:p>
              </table:table-cell>
              <table:table-cell office:value-type="float" office:value="1186.6119152008">
                <text:p>1186.6119152008</text:p>
              </table:table-cell>
              <table:table-cell office:value-type="float" office:value="678.063951543315">
                <text:p>678.0639515433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91.27633576709">
                <text:p>1691.27633576709</text:p>
              </table:table-cell>
              <table:table-cell office:value-type="float" office:value="1183.89343503696">
                <text:p>1183.89343503696</text:p>
              </table:table-cell>
              <table:table-cell office:value-type="float" office:value="676.510534306836">
                <text:p>676.5105343068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87.41936212919">
                <text:p>1687.41936212919</text:p>
              </table:table-cell>
              <table:table-cell office:value-type="float" office:value="1181.19355349044">
                <text:p>1181.19355349044</text:p>
              </table:table-cell>
              <table:table-cell office:value-type="float" office:value="674.967744851678">
                <text:p>674.9677448516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83.588656359">
                <text:p>1683.588656359</text:p>
              </table:table-cell>
              <table:table-cell office:value-type="float" office:value="1178.5120594513">
                <text:p>1178.5120594513</text:p>
              </table:table-cell>
              <table:table-cell office:value-type="float" office:value="673.435462543601">
                <text:p>673.4354625436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79.78392164168">
                <text:p>1679.78392164168</text:p>
              </table:table-cell>
              <table:table-cell office:value-type="float" office:value="1175.84874514917">
                <text:p>1175.84874514917</text:p>
              </table:table-cell>
              <table:table-cell office:value-type="float" office:value="671.91356865667">
                <text:p>671.91356865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76.00486583694">
                <text:p>1676.00486583694</text:p>
              </table:table-cell>
              <table:table-cell office:value-type="float" office:value="1173.20340608586">
                <text:p>1173.20340608586</text:p>
              </table:table-cell>
              <table:table-cell office:value-type="float" office:value="670.401946334778">
                <text:p>670.4019463347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72.25120138435">
                <text:p>1672.25120138435</text:p>
              </table:table-cell>
              <table:table-cell office:value-type="float" office:value="1170.57584096904">
                <text:p>1170.57584096904</text:p>
              </table:table-cell>
              <table:table-cell office:value-type="float" office:value="668.900480553738">
                <text:p>668.9004805537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68.52264521173">
                <text:p>1668.52264521173</text:p>
              </table:table-cell>
              <table:table-cell office:value-type="float" office:value="1167.96585164821">
                <text:p>1167.96585164821</text:p>
              </table:table-cell>
              <table:table-cell office:value-type="float" office:value="667.409058084694">
                <text:p>667.4090580846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64.81891864541">
                <text:p>1664.81891864541</text:p>
              </table:table-cell>
              <table:table-cell office:value-type="float" office:value="1165.37324305178">
                <text:p>1165.37324305178</text:p>
              </table:table-cell>
              <table:table-cell office:value-type="float" office:value="665.927567458162">
                <text:p>665.92756745816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61.13974732278">
                <text:p>1661.13974732278</text:p>
              </table:table-cell>
              <table:table-cell office:value-type="float" office:value="1162.79782312595">
                <text:p>1162.79782312595</text:p>
              </table:table-cell>
              <table:table-cell office:value-type="float" office:value="664.455898929113">
                <text:p>664.4558989291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57.4848611068">
                <text:p>1657.4848611068</text:p>
              </table:table-cell>
              <table:table-cell office:value-type="float" office:value="1160.23940277476">
                <text:p>1160.23940277476</text:p>
              </table:table-cell>
              <table:table-cell office:value-type="float" office:value="662.993944442718">
                <text:p>662.9939444427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53.85399400284">
                <text:p>1653.85399400284</text:p>
              </table:table-cell>
              <table:table-cell office:value-type="float" office:value="1157.69779580199">
                <text:p>1157.69779580199</text:p>
              </table:table-cell>
              <table:table-cell office:value-type="float" office:value="661.541597601136">
                <text:p>661.5415976011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50.24688407724">
                <text:p>1650.24688407724</text:p>
              </table:table-cell>
              <table:table-cell office:value-type="float" office:value="1155.17281885407">
                <text:p>1155.17281885407</text:p>
              </table:table-cell>
              <table:table-cell office:value-type="float" office:value="660.098753630898">
                <text:p>660.0987536308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46.66327337812">
                <text:p>1646.66327337812</text:p>
              </table:table-cell>
              <table:table-cell office:value-type="float" office:value="1152.66429136469">
                <text:p>1152.66429136469</text:p>
              </table:table-cell>
              <table:table-cell office:value-type="float" office:value="658.66530935125">
                <text:p>658.665309351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43.10290785767">
                <text:p>1643.10290785767</text:p>
              </table:table-cell>
              <table:table-cell office:value-type="float" office:value="1150.17203550037">
                <text:p>1150.17203550037</text:p>
              </table:table-cell>
              <table:table-cell office:value-type="float" office:value="657.24116314307">
                <text:p>657.241163143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39.56553729649">
                <text:p>1639.56553729649</text:p>
              </table:table-cell>
              <table:table-cell office:value-type="float" office:value="1147.69587610755">
                <text:p>1147.69587610755</text:p>
              </table:table-cell>
              <table:table-cell office:value-type="float" office:value="655.826214918598">
                <text:p>655.8262149185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36.0509152304">
                <text:p>1636.0509152304</text:p>
              </table:table-cell>
              <table:table-cell office:value-type="float" office:value="1145.23564066128">
                <text:p>1145.23564066128</text:p>
              </table:table-cell>
              <table:table-cell office:value-type="float" office:value="654.420366092161">
                <text:p>654.4203660921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32.5587988768">
                <text:p>1632.5587988768</text:p>
              </table:table-cell>
              <table:table-cell office:value-type="float" office:value="1142.79115921376">
                <text:p>1142.79115921376</text:p>
              </table:table-cell>
              <table:table-cell office:value-type="float" office:value="653.023519550722">
                <text:p>653.0235195507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29.08894906622">
                <text:p>1629.08894906622</text:p>
              </table:table-cell>
              <table:table-cell office:value-type="float" office:value="1140.36226434635">
                <text:p>1140.36226434635</text:p>
              </table:table-cell>
              <table:table-cell office:value-type="float" office:value="651.635579626486">
                <text:p>651.6355796264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25.64113017183">
                <text:p>1625.64113017183</text:p>
              </table:table-cell>
              <table:table-cell office:value-type="float" office:value="1137.94879112028">
                <text:p>1137.94879112028</text:p>
              </table:table-cell>
              <table:table-cell office:value-type="float" office:value="650.256452068732">
                <text:p>650.2564520687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22.21511004299">
                <text:p>1622.21511004299</text:p>
              </table:table-cell>
              <table:table-cell office:value-type="float" office:value="1135.55057703009">
                <text:p>1135.55057703009</text:p>
              </table:table-cell>
              <table:table-cell office:value-type="float" office:value="648.886044017196">
                <text:p>648.8860440171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18.81065993974">
                <text:p>1618.81065993974</text:p>
              </table:table-cell>
              <table:table-cell office:value-type="float" office:value="1133.16746195782">
                <text:p>1133.16746195782</text:p>
              </table:table-cell>
              <table:table-cell office:value-type="float" office:value="647.524263975896">
                <text:p>647.5242639758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15.42755446806">
                <text:p>1615.42755446806</text:p>
              </table:table-cell>
              <table:table-cell office:value-type="float" office:value="1130.79928812764">
                <text:p>1130.79928812764</text:p>
              </table:table-cell>
              <table:table-cell office:value-type="float" office:value="646.171021787225">
                <text:p>646.1710217872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12.06557151781">
                <text:p>1612.06557151781</text:p>
              </table:table-cell>
              <table:table-cell office:value-type="float" office:value="1128.44590006246">
                <text:p>1128.44590006246</text:p>
              </table:table-cell>
              <table:table-cell office:value-type="float" office:value="644.826228607123">
                <text:p>644.8262286071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08.72449220104">
                <text:p>1608.72449220104</text:p>
              </table:table-cell>
              <table:table-cell office:value-type="float" office:value="1126.10714454073">
                <text:p>1126.10714454073</text:p>
              </table:table-cell>
              <table:table-cell office:value-type="float" office:value="643.489796880417">
                <text:p>643.4897968804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05.40410079255">
                <text:p>1605.40410079255</text:p>
              </table:table-cell>
              <table:table-cell office:value-type="float" office:value="1123.78287055479">
                <text:p>1123.78287055479</text:p>
              </table:table-cell>
              <table:table-cell office:value-type="float" office:value="642.161640317021">
                <text:p>642.1616403170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02.10418467059">
                <text:p>1602.10418467059</text:p>
              </table:table-cell>
              <table:table-cell office:value-type="float" office:value="1121.47292926942">
                <text:p>1121.47292926942</text:p>
              </table:table-cell>
              <table:table-cell office:value-type="float" office:value="640.841673868238">
                <text:p>640.8416738682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98.82453426103">
                <text:p>1598.82453426103</text:p>
              </table:table-cell>
              <table:table-cell office:value-type="float" office:value="1119.17717398272">
                <text:p>1119.17717398272</text:p>
              </table:table-cell>
              <table:table-cell office:value-type="float" office:value="639.529813704414">
                <text:p>639.5298137044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95.5649429797">
                <text:p>1595.5649429797</text:p>
              </table:table-cell>
              <table:table-cell office:value-type="float" office:value="1116.89546008579">
                <text:p>1116.89546008579</text:p>
              </table:table-cell>
              <table:table-cell office:value-type="float" office:value="638.22597719188">
                <text:p>638.225977191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92.32520717945">
                <text:p>1592.32520717945</text:p>
              </table:table-cell>
              <table:table-cell office:value-type="float" office:value="1114.62764502561">
                <text:p>1114.62764502561</text:p>
              </table:table-cell>
              <table:table-cell office:value-type="float" office:value="636.930082871778">
                <text:p>636.93008287177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89.10512609554">
                <text:p>1589.10512609554</text:p>
              </table:table-cell>
              <table:table-cell office:value-type="float" office:value="1112.37358826688">
                <text:p>1112.37358826688</text:p>
              </table:table-cell>
              <table:table-cell office:value-type="float" office:value="635.642050438214">
                <text:p>635.6420504382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85.90450179386">
                <text:p>1585.90450179386</text:p>
              </table:table-cell>
              <table:table-cell office:value-type="float" office:value="1110.1331512557">
                <text:p>1110.1331512557</text:p>
              </table:table-cell>
              <table:table-cell office:value-type="float" office:value="634.361800717542">
                <text:p>634.3618007175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82.72313911985">
                <text:p>1582.72313911985</text:p>
              </table:table-cell>
              <table:table-cell office:value-type="float" office:value="1107.90619738389">
                <text:p>1107.90619738389</text:p>
              </table:table-cell>
              <table:table-cell office:value-type="float" office:value="633.089255647939">
                <text:p>633.0892556479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9.56084564814">
                <text:p>1579.56084564814</text:p>
              </table:table-cell>
              <table:table-cell office:value-type="float" office:value="1105.6925919537">
                <text:p>1105.6925919537</text:p>
              </table:table-cell>
              <table:table-cell office:value-type="float" office:value="631.824338259257">
                <text:p>631.8243382592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ChartDash_20_1" draw:display-name="ChartDash 1" draw:style="rect" draw:dots1="1" draw:dots1-length="0.02cm" draw:dots2="1" draw:dots2-length="0.02cm" draw:distance="0.02cm"/>
  </office:styles>
</office:document-styles>
</file>